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Consolas" svg:font-family="Consolas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97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4.249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11.576cm"/>
    </style:style>
    <style:style style:name="co6" style:family="table-column">
      <style:table-column-properties fo:break-before="auto" style:column-width="12.224cm"/>
    </style:style>
    <style:style style:name="co7" style:family="table-column">
      <style:table-column-properties fo:break-before="auto" style:column-width="12.039cm"/>
    </style:style>
    <style:style style:name="co8" style:family="table-column">
      <style:table-column-properties fo:break-before="auto" style:column-width="12.13cm"/>
    </style:style>
    <style:style style:name="co9" style:family="table-column">
      <style:table-column-properties fo:break-before="auto" style:column-width="10.744cm"/>
    </style:style>
    <style:style style:name="co10" style:family="table-column">
      <style:table-column-properties fo:break-before="auto" style:column-width="8.246cm"/>
    </style:style>
    <style:style style:name="co11" style:family="table-column">
      <style:table-column-properties fo:break-before="auto" style:column-width="8.975cm"/>
    </style:style>
    <style:style style:name="co12" style:family="table-column">
      <style:table-column-properties fo:break-before="auto" style:column-width="13.24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078cm"/>
    </style:style>
    <style:style style:name="co15" style:family="table-column">
      <style:table-column-properties fo:break-before="auto" style:column-width="5.872cm"/>
    </style:style>
    <style:style style:name="co16" style:family="table-column">
      <style:table-column-properties fo:break-before="auto" style:column-width="3.992cm"/>
    </style:style>
    <style:style style:name="co17" style:family="table-column">
      <style:table-column-properties fo:break-before="auto" style:column-width="0.771cm"/>
    </style:style>
    <style:style style:name="co18" style:family="table-column">
      <style:table-column-properties fo:break-before="auto" style:column-width="3.133cm"/>
    </style:style>
    <style:style style:name="co19" style:family="table-column">
      <style:table-column-properties fo:break-before="auto" style:column-width="3.221cm"/>
    </style:style>
    <style:style style:name="co20" style:family="table-column">
      <style:table-column-properties fo:break-before="auto" style:column-width="1.556cm"/>
    </style:style>
    <style:style style:name="co21" style:family="table-column">
      <style:table-column-properties fo:break-before="auto" style:column-width="1.894cm"/>
    </style:style>
    <style:style style:name="co22" style:family="table-column">
      <style:table-column-properties fo:break-before="auto" style:column-width="2.11cm"/>
    </style:style>
    <style:style style:name="co23" style:family="table-column">
      <style:table-column-properties fo:break-before="auto" style:column-width="1.247cm"/>
    </style:style>
    <style:style style:name="co24" style:family="table-column">
      <style:table-column-properties fo:break-before="auto" style:column-width="2.388cm"/>
    </style:style>
    <style:style style:name="co25" style:family="table-column">
      <style:table-column-properties fo:break-before="auto" style:column-width="2.08cm"/>
    </style:style>
    <style:style style:name="co26" style:family="table-column">
      <style:table-column-properties fo:break-before="auto" style:column-width="3.159cm"/>
    </style:style>
    <style:style style:name="co27" style:family="table-column">
      <style:table-column-properties fo:break-before="auto" style:column-width="9.871cm"/>
    </style:style>
    <style:style style:name="co28" style:family="table-column">
      <style:table-column-properties fo:break-before="auto" style:column-width="8.682cm"/>
    </style:style>
    <style:style style:name="co29" style:family="table-column">
      <style:table-column-properties fo:break-before="auto" style:column-width="1.7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62"/>
    <style:style style:name="ce5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62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ff00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font-name="Arial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7" table:default-cell-style-name="Default"/>
        <table:table-column table:style-name="co13" table:default-cell-style-name="Default"/>
        <table:table-row table:style-name="ro1">
          <table:table-cell table:style-name="Default" table:number-columns-repeated="3"/>
          <table:table-cell table:number-columns-repeated="20"/>
        </table:table-row>
        <table:table-row table:style-name="ro1">
          <table:table-cell table:style-name="Default" table:number-columns-repeated="3"/>
          <table:table-cell/>
          <table:table-cell table:style-name="ce5" table:formula="of:=[.D9]&amp;&quot;,&quot;&amp;[.D10]&amp;&quot;,&quot;&amp;[.D11]&amp;&quot;,&quot;&amp;[.D12]&amp;&quot;,&quot;&amp;[.D13]&amp;&quot;,&quot;&amp;[.D14]&amp;&quot;,&quot;&amp;[.D15]&amp;&quot;,&quot;&amp;[.D16]&amp;&quot;,&quot;&amp;[.D17]&amp;&quot;,&quot;&amp;[.D18]&amp;&quot;,&quot;&amp;[.D19]&amp;&quot;,&quot;&amp;[.D20]&amp;&quot;,&quot;&amp;[.D21]&amp;&quot;,&quot;&amp;[.D22]&amp;&quot;,&quot;&amp;[.D23]&amp;&quot;,&quot;&amp;[.D24]&amp;&quot;,&quot;&amp;[.D25]&amp;&quot;,&quot;&amp;[.D26]&amp;&quot;,&quot;&amp;[.D27]&amp;&quot;,&quot;&amp;[.D28]&amp;&quot;,&quot;&amp;[.D29]&amp;&quot;,&quot;&amp;[.D30]&amp;&quot;,&quot;&amp;[.D31]&amp;&quot;,&quot;&amp;[.D32]&amp;&quot;,&quot;&amp;[.D33]&amp;&quot;,&quot;&amp;[.D34]&amp;&quot;,&quot;&amp;[.D35]&amp;&quot;,&quot;&amp;[.D36]&amp;&quot;,&quot;&amp;[.D37]&amp;&quot;,&quot;&amp;[.D38]&amp;&quot;,&quot;&amp;[.D39]&amp;&quot;,&quot;&amp;[.D40]&amp;&quot;,&quot;&amp;[.D41]&amp;&quot;,&quot;&amp;[.D42]&amp;&quot;,&quot;&amp;[.D43]" office:value-type="string" office:string-value="c9,c10,c11,c12,c13,c14,c15,c16,c17,c18,c19,c20,c21,c22,c23,c24,c25,c26,c27,c28,c29,c30,c31,c32,c33,c34,c35,c36,c37,c38,c39,c40,c41,c42,c43">
            <text:p>c9,c10,c11,c12,c13,c14,c15,c16,c17,c18,c19,c20,c21,c22,c23,c24,c25,c26,c27,c28,c29,c30,c31,c32,c33,c34,c35,c36,c37,c38,c39,c40,c41,c42,c43</text:p>
          </table:table-cell>
          <table:table-cell table:number-columns-repeated="18"/>
        </table:table-row>
        <table:table-row table:style-name="ro1" table:number-rows-repeated="2">
          <table:table-cell table:style-name="Default" table:number-columns-repeated="3"/>
          <table:table-cell table:number-columns-repeated="7"/>
          <table:table-cell table:style-name="ce2"/>
          <table:table-cell table:number-columns-repeated="12"/>
        </table:table-row>
        <table:table-row table:style-name="ro1">
          <table:table-cell table:style-name="Default" table:formula="of:= [.D5] &amp; &quot; = &quot; &amp; &quot;new City(&quot; &amp; [.C5] &amp; &quot;);&quot;" office:value-type="string" office:string-value="c5 = new City(Arujá);">
            <text:p>c5 = new City(Arujá);</text:p>
          </table:table-cell>
          <table:table-cell table:style-name="ce2" table:formula="of:= &quot;g.addVertex(&quot; &amp; [.D5] &amp; &quot;);&quot;" office:value-type="string" office:string-value="g.addVertex(c5);">
            <text:p>g.addVertex(c5);</text:p>
          </table:table-cell>
          <table:table-cell table:style-name="Default" table:formula="of:=[.A49]" office:value-type="string" office:string-value="Arujá">
            <text:p>Arujá</text:p>
          </table:table-cell>
          <table:table-cell office:value-type="string">
            <text:p>c5</text:p>
          </table:table-cell>
          <table:table-cell table:formula="of:=&quot;g.addEdge(&quot; &amp; [.$D5] &amp; &quot;, &quot; &amp; VLOOKUP([.D49];[.$C$5:.$D$43];2) &amp; &quot;, new WeightCityLink(g, &quot; &amp; [.D50] &amp; &quot;) );&quot;" office:value-type="string" office:string-value="g.addEdge(c5, c19, new WeightCityLink(g, 26,8) );">
            <text:p>g.addEdge(c5, c19, new WeightCityLink(g, 26,8) );</text:p>
          </table:table-cell>
          <table:table-cell table:formula="of:=&quot;g.addEdge(&quot; &amp; [.$D5] &amp; &quot;, &quot; &amp; VLOOKUP([.E49];[.$C$5:.$D$43];2) &amp; &quot;, new WeightCityLink(g, &quot; &amp; [.E50] &amp; &quot;) );&quot;" office:value-type="string" office:string-value="g.addEdge(c5, c22, new WeightCityLink(g, 12,5) );">
            <text:p>g.addEdge(c5, c22, new WeightCityLink(g, 12,5) );</text:p>
          </table:table-cell>
          <table:table-cell table:formula="of:=&quot;g.addEdge(&quot; &amp; [.$D5] &amp; &quot;, &quot; &amp; VLOOKUP([.F49];[.$C$5:.$D$43];2) &amp; &quot;, new WeightCityLink(g, &quot; &amp; [.F50] &amp; &quot;) );&quot;" office:value-type="string" office:string-value="g.addEdge(c5, c27, new WeightCityLink(g, 23,5) );">
            <text:p>g.addEdge(c5, c27, new WeightCityLink(g, 23,5) );</text:p>
          </table:table-cell>
          <table:table-cell table:formula="of:=&quot;g.addEdge(&quot; &amp; [.$D5] &amp; &quot;, &quot; &amp; VLOOKUP([.G49];[.$C$5:.$D$43];2) &amp; &quot;, new WeightCityLink(g, &quot; &amp; [.G50] &amp; &quot;) );&quot;" office:value-type="string" office:string-value="g.addEdge(c5, c34, new WeightCityLink(g, 17) );">
            <text:p>g.addEdge(c5, c34, new WeightCityLink(g, 17) );</text:p>
          </table:table-cell>
          <table:table-cell table:formula="of:=&quot;g.addEdge(&quot; &amp; [.$D5] &amp; &quot;, &quot; &amp; VLOOKUP([.H49];[.$C$5:.$D$43];2) &amp; &quot;, new WeightCityLink(g, &quot; &amp; [.H50] &amp; &quot;) );&quot;" office:value-type="float" office:value="0">
            <text:p>#N/A</text:p>
          </table:table-cell>
          <table:table-cell table:formula="of:=&quot;g.addEdge(&quot; &amp; [.$D5] &amp; &quot;, &quot; &amp; VLOOKUP([.I49];[.$C$5:.$D$43];2) &amp; &quot;, new WeightCityLink(g, &quot; &amp; [.I50] &amp; &quot;) );&quot;" office:value-type="float" office:value="0">
            <text:p>#N/A</text:p>
          </table:table-cell>
          <table:table-cell table:formula="of:=&quot;g.addEdge(&quot; &amp; [.$D5] &amp; &quot;, &quot; &amp; VLOOKUP([.J49];[.$C$5:.$D$43];2) &amp; &quot;, new WeightCityLink(g, &quot; &amp; [.J50] &amp; &quot;) );&quot;" office:value-type="float" office:value="0">
            <text:p>#N/A</text:p>
          </table:table-cell>
          <table:table-cell table:formula="of:=&quot;g.addEdge(&quot; &amp; [.$D5] &amp; &quot;, &quot; &amp; VLOOKUP([.K49];[.$C$5:.$D$43];2) &amp; &quot;, new WeightCityLink(g, &quot; &amp; [.K50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6] &amp; &quot; = &quot; &amp; &quot;new City(&quot; &amp; [.C6] &amp; &quot;);&quot;" office:value-type="string" office:string-value="c6 = new City(Barueri);">
            <text:p>c6 = new City(Barueri);</text:p>
          </table:table-cell>
          <table:table-cell table:style-name="ce2" table:formula="of:= &quot;g.addVertex(&quot; &amp; [.D6] &amp; &quot;);&quot;" office:value-type="string" office:string-value="g.addVertex(c6);">
            <text:p>g.addVertex(c6);</text:p>
          </table:table-cell>
          <table:table-cell table:style-name="Default" table:formula="of:=[.A52]" office:value-type="string" office:string-value="Barueri">
            <text:p>Barueri</text:p>
          </table:table-cell>
          <table:table-cell office:value-type="string">
            <text:p>c6</text:p>
          </table:table-cell>
          <table:table-cell table:formula="of:=&quot;g.addEdge(&quot; &amp; [.$D6] &amp; &quot;, &quot; &amp; VLOOKUP([.D52];[.$C$5:.$D$43];2) &amp; &quot;, new WeightCityLink(g, &quot; &amp; [.D53] &amp; &quot;) );&quot;" office:value-type="string" office:string-value="g.addEdge(c6, c10, new WeightCityLink(g, 5,1) );">
            <text:p>g.addEdge(c6, c10, new WeightCityLink(g, 5,1) );</text:p>
          </table:table-cell>
          <table:table-cell table:formula="of:=&quot;g.addEdge(&quot; &amp; [.$D6] &amp; &quot;, &quot; &amp; VLOOKUP([.E52];[.$C$5:.$D$43];2) &amp; &quot;, new WeightCityLink(g, &quot; &amp; [.E53] &amp; &quot;) );&quot;" office:value-type="string" office:string-value="g.addEdge(c6, c28, new WeightCityLink(g, 11,5) );">
            <text:p>g.addEdge(c6, c28, new WeightCityLink(g, 11,5) );</text:p>
          </table:table-cell>
          <table:table-cell table:formula="of:=&quot;g.addEdge(&quot; &amp; [.$D6] &amp; &quot;, &quot; &amp; VLOOKUP([.F52];[.$C$5:.$D$43];2) &amp; &quot;, new WeightCityLink(g, &quot; &amp; [.F53] &amp; &quot;) );&quot;" office:value-type="string" office:string-value="g.addEdge(c6, c21, new WeightCityLink(g, 12,8) );">
            <text:p>g.addEdge(c6, c21, new WeightCityLink(g, 12,8) );</text:p>
          </table:table-cell>
          <table:table-cell table:formula="of:=&quot;g.addEdge(&quot; &amp; [.$D6] &amp; &quot;, &quot; &amp; VLOOKUP([.G52];[.$C$5:.$D$43];2) &amp; &quot;, new WeightCityLink(g, &quot; &amp; [.G53] &amp; &quot;) );&quot;" office:value-type="string" office:string-value="g.addEdge(c6, c23, new WeightCityLink(g, 5,5) );">
            <text:p>g.addEdge(c6, c23, new WeightCityLink(g, 5,5) );</text:p>
          </table:table-cell>
          <table:table-cell table:formula="of:=&quot;g.addEdge(&quot; &amp; [.$D6] &amp; &quot;, &quot; &amp; VLOOKUP([.H52];[.$C$5:.$D$43];2) &amp; &quot;, new WeightCityLink(g, &quot; &amp; [.H53] &amp; &quot;) );&quot;" office:value-type="string" office:string-value="g.addEdge(c6, c35, new WeightCityLink(g, 12,6) );">
            <text:p>g.addEdge(c6, c35, new WeightCityLink(g, 12,6) );</text:p>
          </table:table-cell>
          <table:table-cell table:formula="of:=&quot;g.addEdge(&quot; &amp; [.$D6] &amp; &quot;, &quot; &amp; VLOOKUP([.I52];[.$C$5:.$D$43];2) &amp; &quot;, new WeightCityLink(g, &quot; &amp; [.I53] &amp; &quot;) );&quot;" office:value-type="float" office:value="0">
            <text:p>#N/A</text:p>
          </table:table-cell>
          <table:table-cell table:formula="of:=&quot;g.addEdge(&quot; &amp; [.$D6] &amp; &quot;, &quot; &amp; VLOOKUP([.J52];[.$C$5:.$D$43];2) &amp; &quot;, new WeightCityLink(g, &quot; &amp; [.J53] &amp; &quot;) );&quot;" office:value-type="float" office:value="0">
            <text:p>#N/A</text:p>
          </table:table-cell>
          <table:table-cell table:formula="of:=&quot;g.addEdge(&quot; &amp; [.$D6] &amp; &quot;, &quot; &amp; VLOOKUP([.K52];[.$C$5:.$D$43];2) &amp; &quot;, new WeightCityLink(g, &quot; &amp; [.K53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7] &amp; &quot; = &quot; &amp; &quot;new City(&quot; &amp; [.C7] &amp; &quot;);&quot;" office:value-type="string" office:string-value="c7 = new City(Biritiba Mirim);">
            <text:p>c7 = new City(Biritiba Mirim);</text:p>
          </table:table-cell>
          <table:table-cell table:style-name="ce2" table:formula="of:= &quot;g.addVertex(&quot; &amp; [.D7] &amp; &quot;);&quot;" office:value-type="string" office:string-value="g.addVertex(c7);">
            <text:p>g.addVertex(c7);</text:p>
          </table:table-cell>
          <table:table-cell table:style-name="Default" table:formula="of:=[.A55]" office:value-type="string" office:string-value="Biritiba Mirim">
            <text:p>Biritiba Mirim</text:p>
          </table:table-cell>
          <table:table-cell office:value-type="string">
            <text:p>c7</text:p>
          </table:table-cell>
          <table:table-cell table:formula="of:=&quot;g.addEdge(&quot; &amp; [.$D7] &amp; &quot;, &quot; &amp; VLOOKUP([.D55];[.$C$5:.$D$43];2) &amp; &quot;, new WeightCityLink(g, &quot; &amp; [.D56] &amp; &quot;) );&quot;" office:value-type="string" office:string-value="g.addEdge(c7, c27, new WeightCityLink(g, 19,9) );">
            <text:p>g.addEdge(c7, c27, new WeightCityLink(g, 19,9) );</text:p>
          </table:table-cell>
          <table:table-cell table:formula="of:=&quot;g.addEdge(&quot; &amp; [.$D7] &amp; &quot;, &quot; &amp; VLOOKUP([.E55];[.$C$5:.$D$43];2) &amp; &quot;, new WeightCityLink(g, &quot; &amp; [.E56] &amp; &quot;) );&quot;" office:value-type="string" office:string-value="g.addEdge(c7, c18, new WeightCityLink(g, 43,5) );">
            <text:p>g.addEdge(c7, c18, new WeightCityLink(g, 43,5) );</text:p>
          </table:table-cell>
          <table:table-cell table:formula="of:=&quot;g.addEdge(&quot; &amp; [.$D7] &amp; &quot;, &quot; &amp; VLOOKUP([.F55];[.$C$5:.$D$43];2) &amp; &quot;, new WeightCityLink(g, &quot; &amp; [.F56] &amp; &quot;) );&quot;" office:value-type="string" office:string-value="g.addEdge(c7, c33, new WeightCityLink(g, 23,6) );">
            <text:p>g.addEdge(c7, c33, new WeightCityLink(g, 23,6) );</text:p>
          </table:table-cell>
          <table:table-cell table:formula="of:=&quot;g.addEdge(&quot; &amp; [.$D7] &amp; &quot;, &quot; &amp; VLOOKUP([.G55];[.$C$5:.$D$43];2) &amp; &quot;, new WeightCityLink(g, &quot; &amp; [.G56] &amp; &quot;) );&quot;" office:value-type="float" office:value="0">
            <text:p>#N/A</text:p>
          </table:table-cell>
          <table:table-cell table:formula="of:=&quot;g.addEdge(&quot; &amp; [.$D7] &amp; &quot;, &quot; &amp; VLOOKUP([.H55];[.$C$5:.$D$43];2) &amp; &quot;, new WeightCityLink(g, &quot; &amp; [.H56] &amp; &quot;) );&quot;" office:value-type="float" office:value="0">
            <text:p>#N/A</text:p>
          </table:table-cell>
          <table:table-cell table:formula="of:=&quot;g.addEdge(&quot; &amp; [.$D7] &amp; &quot;, &quot; &amp; VLOOKUP([.I55];[.$C$5:.$D$43];2) &amp; &quot;, new WeightCityLink(g, &quot; &amp; [.I56] &amp; &quot;) );&quot;" office:value-type="float" office:value="0">
            <text:p>#N/A</text:p>
          </table:table-cell>
          <table:table-cell table:formula="of:=&quot;g.addEdge(&quot; &amp; [.$D7] &amp; &quot;, &quot; &amp; VLOOKUP([.J55];[.$C$5:.$D$43];2) &amp; &quot;, new WeightCityLink(g, &quot; &amp; [.J56] &amp; &quot;) );&quot;" office:value-type="float" office:value="0">
            <text:p>#N/A</text:p>
          </table:table-cell>
          <table:table-cell table:formula="of:=&quot;g.addEdge(&quot; &amp; [.$D7] &amp; &quot;, &quot; &amp; VLOOKUP([.K55];[.$C$5:.$D$43];2) &amp; &quot;, new WeightCityLink(g, &quot; &amp; [.K56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8] &amp; &quot; = &quot; &amp; &quot;new City(&quot; &amp; [.C8] &amp; &quot;);&quot;" office:value-type="string" office:string-value="c8 = new City(Caieiras);">
            <text:p>c8 = new City(Caieiras);</text:p>
          </table:table-cell>
          <table:table-cell table:style-name="ce2" table:formula="of:= &quot;g.addVertex(&quot; &amp; [.D8] &amp; &quot;);&quot;" office:value-type="string" office:string-value="g.addVertex(c8);">
            <text:p>g.addVertex(c8);</text:p>
          </table:table-cell>
          <table:table-cell table:style-name="Default" table:formula="of:=[.A58]" office:value-type="string" office:string-value="Caieiras">
            <text:p>Caieiras</text:p>
          </table:table-cell>
          <table:table-cell office:value-type="string">
            <text:p>c8</text:p>
          </table:table-cell>
          <table:table-cell table:formula="of:=&quot;g.addEdge(&quot; &amp; [.$D8] &amp; &quot;, &quot; &amp; VLOOKUP([.D58];[.$C$5:.$D$43];2) &amp; &quot;, new WeightCityLink(g, &quot; &amp; [.D59] &amp; &quot;) );&quot;" office:value-type="string" office:string-value="g.addEdge(c8, c9, new WeightCityLink(g, 28,6) );">
            <text:p>g.addEdge(c8, c9, new WeightCityLink(g, 28,6) );</text:p>
          </table:table-cell>
          <table:table-cell table:formula="of:=&quot;g.addEdge(&quot; &amp; [.$D8] &amp; &quot;, &quot; &amp; VLOOKUP([.E58];[.$C$5:.$D$43];2) &amp; &quot;, new WeightCityLink(g, &quot; &amp; [.E59] &amp; &quot;) );&quot;" office:value-type="string" office:string-value="g.addEdge(c8, c17, new WeightCityLink(g, 7) );">
            <text:p>g.addEdge(c8, c17, new WeightCityLink(g, 7) );</text:p>
          </table:table-cell>
          <table:table-cell table:formula="of:=&quot;g.addEdge(&quot; &amp; [.$D8] &amp; &quot;, &quot; &amp; VLOOKUP([.F58];[.$C$5:.$D$43];2) &amp; &quot;, new WeightCityLink(g, &quot; &amp; [.F59] &amp; &quot;) );&quot;" office:value-type="string" office:string-value="g.addEdge(c8, c25, new WeightCityLink(g, 22,4) );">
            <text:p>g.addEdge(c8, c25, new WeightCityLink(g, 22,4) );</text:p>
          </table:table-cell>
          <table:table-cell table:formula="of:=&quot;g.addEdge(&quot; &amp; [.$D8] &amp; &quot;, &quot; &amp; VLOOKUP([.G58];[.$C$5:.$D$43];2) &amp; &quot;, new WeightCityLink(g, &quot; &amp; [.G59] &amp; &quot;) );&quot;" office:value-type="string" office:string-value="g.addEdge(c8, c40, new WeightCityLink(g, 37,8) );">
            <text:p>g.addEdge(c8, c40, new WeightCityLink(g, 37,8) );</text:p>
          </table:table-cell>
          <table:table-cell table:formula="of:=&quot;g.addEdge(&quot; &amp; [.$D8] &amp; &quot;, &quot; &amp; VLOOKUP([.H58];[.$C$5:.$D$43];2) &amp; &quot;, new WeightCityLink(g, &quot; &amp; [.H59] &amp; &quot;) );&quot;" office:value-type="float" office:value="0">
            <text:p>#N/A</text:p>
          </table:table-cell>
          <table:table-cell table:formula="of:=&quot;g.addEdge(&quot; &amp; [.$D8] &amp; &quot;, &quot; &amp; VLOOKUP([.I58];[.$C$5:.$D$43];2) &amp; &quot;, new WeightCityLink(g, &quot; &amp; [.I59] &amp; &quot;) );&quot;" office:value-type="float" office:value="0">
            <text:p>#N/A</text:p>
          </table:table-cell>
          <table:table-cell table:formula="of:=&quot;g.addEdge(&quot; &amp; [.$D8] &amp; &quot;, &quot; &amp; VLOOKUP([.J58];[.$C$5:.$D$43];2) &amp; &quot;, new WeightCityLink(g, &quot; &amp; [.J59] &amp; &quot;) );&quot;" office:value-type="float" office:value="0">
            <text:p>#N/A</text:p>
          </table:table-cell>
          <table:table-cell table:formula="of:=&quot;g.addEdge(&quot; &amp; [.$D8] &amp; &quot;, &quot; &amp; VLOOKUP([.K58];[.$C$5:.$D$43];2) &amp; &quot;, new WeightCityLink(g, &quot; &amp; [.K59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9] &amp; &quot; = &quot; &amp; &quot;new City(&quot; &amp; [.C9] &amp; &quot;);&quot;" office:value-type="string" office:string-value="c9 = new City(Cajamar);">
            <text:p>c9 = new City(Cajamar);</text:p>
          </table:table-cell>
          <table:table-cell table:style-name="ce2" table:formula="of:= &quot;g.addVertex(&quot; &amp; [.D9] &amp; &quot;);&quot;" office:value-type="string" office:string-value="g.addVertex(c9);">
            <text:p>g.addVertex(c9);</text:p>
          </table:table-cell>
          <table:table-cell table:style-name="Default" table:formula="of:=[.A61]" office:value-type="string" office:string-value="Cajamar">
            <text:p>Cajamar</text:p>
          </table:table-cell>
          <table:table-cell office:value-type="string">
            <text:p>c9</text:p>
          </table:table-cell>
          <table:table-cell table:formula="of:=&quot;g.addEdge(&quot; &amp; [.$D9] &amp; &quot;, &quot; &amp; VLOOKUP([.D61];[.$C$5:.$D$43];2) &amp; &quot;, new WeightCityLink(g, &quot; &amp; [.D62] &amp; &quot;) );&quot;" office:value-type="string" office:string-value="g.addEdge(c9, c29, new WeightCityLink(g, 30,6) );">
            <text:p>g.addEdge(c9, c29, new WeightCityLink(g, 30,6) );</text:p>
          </table:table-cell>
          <table:table-cell table:formula="of:=&quot;g.addEdge(&quot; &amp; [.$D9] &amp; &quot;, &quot; &amp; VLOOKUP([.E61];[.$C$5:.$D$43];2) &amp; &quot;, new WeightCityLink(g, &quot; &amp; [.E62] &amp; &quot;) );&quot;" office:value-type="string" office:string-value="g.addEdge(c9, c35, new WeightCityLink(g, 17,1) );">
            <text:p>g.addEdge(c9, c35, new WeightCityLink(g, 17,1) );</text:p>
          </table:table-cell>
          <table:table-cell table:formula="of:=&quot;g.addEdge(&quot; &amp; [.$D9] &amp; &quot;, &quot; &amp; VLOOKUP([.F61];[.$C$5:.$D$43];2) &amp; &quot;, new WeightCityLink(g, &quot; &amp; [.F62] &amp; &quot;) );&quot;" office:value-type="string" office:string-value="g.addEdge(c9, c8, new WeightCityLink(g, 28,6) );">
            <text:p>g.addEdge(c9, c8, new WeightCityLink(g, 28,6) );</text:p>
          </table:table-cell>
          <table:table-cell table:formula="of:=&quot;g.addEdge(&quot; &amp; [.$D9] &amp; &quot;, &quot; &amp; VLOOKUP([.G61];[.$C$5:.$D$43];2) &amp; &quot;, new WeightCityLink(g, &quot; &amp; [.G62] &amp; &quot;) );&quot;" office:value-type="string" office:string-value="g.addEdge(c9, c17, new WeightCityLink(g, 26,9) );">
            <text:p>g.addEdge(c9, c17, new WeightCityLink(g, 26,9) );</text:p>
          </table:table-cell>
          <table:table-cell table:formula="of:=&quot;g.addEdge(&quot; &amp; [.$D9] &amp; &quot;, &quot; &amp; VLOOKUP([.H61];[.$C$5:.$D$43];2) &amp; &quot;, new WeightCityLink(g, &quot; &amp; [.H62] &amp; &quot;) );&quot;" office:value-type="string" office:string-value="g.addEdge(c9, c40, new WeightCityLink(g, 46,3) );">
            <text:p>g.addEdge(c9, c40, new WeightCityLink(g, 46,3) );</text:p>
          </table:table-cell>
          <table:table-cell table:formula="of:=&quot;g.addEdge(&quot; &amp; [.$D9] &amp; &quot;, &quot; &amp; VLOOKUP([.I61];[.$C$5:.$D$43];2) &amp; &quot;, new WeightCityLink(g, &quot; &amp; [.I62] &amp; &quot;) );&quot;" office:value-type="float" office:value="0">
            <text:p>#N/A</text:p>
          </table:table-cell>
          <table:table-cell table:formula="of:=&quot;g.addEdge(&quot; &amp; [.$D9] &amp; &quot;, &quot; &amp; VLOOKUP([.J61];[.$C$5:.$D$43];2) &amp; &quot;, new WeightCityLink(g, &quot; &amp; [.J62] &amp; &quot;) );&quot;" office:value-type="float" office:value="0">
            <text:p>#N/A</text:p>
          </table:table-cell>
          <table:table-cell table:formula="of:=&quot;g.addEdge(&quot; &amp; [.$D9] &amp; &quot;, &quot; &amp; VLOOKUP([.K61];[.$C$5:.$D$43];2) &amp; &quot;, new WeightCityLink(g, &quot; &amp; [.K62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10] &amp; &quot; = &quot; &amp; &quot;new City(&quot; &amp; [.C10] &amp; &quot;);&quot;" office:value-type="string" office:string-value="c10 = new City(Carapicuíba);">
            <text:p>c10 = new City(Carapicuíba);</text:p>
          </table:table-cell>
          <table:table-cell table:style-name="ce2" table:formula="of:= &quot;g.addVertex(&quot; &amp; [.D10] &amp; &quot;);&quot;" office:value-type="string" office:string-value="g.addVertex(c10);">
            <text:p>g.addVertex(c10);</text:p>
          </table:table-cell>
          <table:table-cell table:style-name="Default" table:formula="of:=[.A64]" office:value-type="string" office:string-value="Carapicuíba">
            <text:p>Carapicuíba</text:p>
          </table:table-cell>
          <table:table-cell office:value-type="string">
            <text:p>c10</text:p>
          </table:table-cell>
          <table:table-cell table:formula="of:=&quot;g.addEdge(&quot; &amp; [.$D10] &amp; &quot;, &quot; &amp; VLOOKUP([.D64];[.$C$5:.$D$43];2) &amp; &quot;, new WeightCityLink(g, &quot; &amp; [.D65] &amp; &quot;) );&quot;" office:value-type="string" office:string-value="g.addEdge(c10, c6, new WeightCityLink(g, 5,1) );">
            <text:p>g.addEdge(c10, c6, new WeightCityLink(g, 5,1) );</text:p>
          </table:table-cell>
          <table:table-cell table:formula="of:=&quot;g.addEdge(&quot; &amp; [.$D10] &amp; &quot;, &quot; &amp; VLOOKUP([.E64];[.$C$5:.$D$43];2) &amp; &quot;, new WeightCityLink(g, &quot; &amp; [.E65] &amp; &quot;) );&quot;" office:value-type="string" office:string-value="g.addEdge(c10, c28, new WeightCityLink(g, 5,5) );">
            <text:p>g.addEdge(c10, c28, new WeightCityLink(g, 5,5) );</text:p>
          </table:table-cell>
          <table:table-cell table:formula="of:=&quot;g.addEdge(&quot; &amp; [.$D10] &amp; &quot;, &quot; &amp; VLOOKUP([.F64];[.$C$5:.$D$43];2) &amp; &quot;, new WeightCityLink(g, &quot; &amp; [.F65] &amp; &quot;) );&quot;" office:value-type="string" office:string-value="g.addEdge(c10, c23, new WeightCityLink(g, 9,1) );">
            <text:p>g.addEdge(c10, c23, new WeightCityLink(g, 9,1) );</text:p>
          </table:table-cell>
          <table:table-cell table:formula="of:=&quot;g.addEdge(&quot; &amp; [.$D10] &amp; &quot;, &quot; &amp; VLOOKUP([.G64];[.$C$5:.$D$43];2) &amp; &quot;, new WeightCityLink(g, &quot; &amp; [.G65] &amp; &quot;) );&quot;" office:value-type="string" office:string-value="g.addEdge(c10, c11, new WeightCityLink(g, 20,1) );">
            <text:p>g.addEdge(c10, c11, new WeightCityLink(g, 20,1) );</text:p>
          </table:table-cell>
          <table:table-cell table:formula="of:=&quot;g.addEdge(&quot; &amp; [.$D10] &amp; &quot;, &quot; &amp; VLOOKUP([.H64];[.$C$5:.$D$43];2) &amp; &quot;, new WeightCityLink(g, &quot; &amp; [.H65] &amp; &quot;) );&quot;" office:value-type="float" office:value="0">
            <text:p>#N/A</text:p>
          </table:table-cell>
          <table:table-cell table:formula="of:=&quot;g.addEdge(&quot; &amp; [.$D10] &amp; &quot;, &quot; &amp; VLOOKUP([.I64];[.$C$5:.$D$43];2) &amp; &quot;, new WeightCityLink(g, &quot; &amp; [.I65] &amp; &quot;) );&quot;" office:value-type="float" office:value="0">
            <text:p>#N/A</text:p>
          </table:table-cell>
          <table:table-cell table:formula="of:=&quot;g.addEdge(&quot; &amp; [.$D10] &amp; &quot;, &quot; &amp; VLOOKUP([.J64];[.$C$5:.$D$43];2) &amp; &quot;, new WeightCityLink(g, &quot; &amp; [.J65] &amp; &quot;) );&quot;" office:value-type="float" office:value="0">
            <text:p>#N/A</text:p>
          </table:table-cell>
          <table:table-cell table:formula="of:=&quot;g.addEdge(&quot; &amp; [.$D10] &amp; &quot;, &quot; &amp; VLOOKUP([.K64];[.$C$5:.$D$43];2) &amp; &quot;, new WeightCityLink(g, &quot; &amp; [.K65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11] &amp; &quot; = &quot; &amp; &quot;new City(&quot; &amp; [.C11] &amp; &quot;);&quot;" office:value-type="string" office:string-value="c11 = new City(Cotia);">
            <text:p>c11 = new City(Cotia);</text:p>
          </table:table-cell>
          <table:table-cell table:style-name="ce2" table:formula="of:= &quot;g.addVertex(&quot; &amp; [.D11] &amp; &quot;);&quot;" office:value-type="string" office:string-value="g.addVertex(c11);">
            <text:p>g.addVertex(c11);</text:p>
          </table:table-cell>
          <table:table-cell table:style-name="Default" table:formula="of:=[.A67]" office:value-type="string" office:string-value="Cotia">
            <text:p>Cotia</text:p>
          </table:table-cell>
          <table:table-cell office:value-type="string">
            <text:p>c11</text:p>
          </table:table-cell>
          <table:table-cell table:formula="of:=&quot;g.addEdge(&quot; &amp; [.$D11] &amp; &quot;, &quot; &amp; VLOOKUP([.D67];[.$C$5:.$D$43];2) &amp; &quot;, new WeightCityLink(g, &quot; &amp; [.D68] &amp; &quot;) );&quot;" office:value-type="string" office:string-value="g.addEdge(c11, c10, new WeightCityLink(g, 20,1) );">
            <text:p>g.addEdge(c11, c10, new WeightCityLink(g, 20,1) );</text:p>
          </table:table-cell>
          <table:table-cell table:formula="of:=&quot;g.addEdge(&quot; &amp; [.$D11] &amp; &quot;, &quot; &amp; VLOOKUP([.E67];[.$C$5:.$D$43];2) &amp; &quot;, new WeightCityLink(g, &quot; &amp; [.E68] &amp; &quot;) );&quot;" office:value-type="string" office:string-value="g.addEdge(c11, c23, new WeightCityLink(g, 21,5) );">
            <text:p>g.addEdge(c11, c23, new WeightCityLink(g, 21,5) );</text:p>
          </table:table-cell>
          <table:table-cell table:formula="of:=&quot;g.addEdge(&quot; &amp; [.$D11] &amp; &quot;, &quot; &amp; VLOOKUP([.F67];[.$C$5:.$D$43];2) &amp; &quot;, new WeightCityLink(g, &quot; &amp; [.F68] &amp; &quot;) );&quot;" office:value-type="string" office:string-value="g.addEdge(c11, c21, new WeightCityLink(g, 7,5) );">
            <text:p>g.addEdge(c11, c21, new WeightCityLink(g, 7,5) );</text:p>
          </table:table-cell>
          <table:table-cell table:formula="of:=&quot;g.addEdge(&quot; &amp; [.$D11] &amp; &quot;, &quot; &amp; VLOOKUP([.G67];[.$C$5:.$D$43];2) &amp; &quot;, new WeightCityLink(g, &quot; &amp; [.G68] &amp; &quot;) );&quot;" office:value-type="string" office:string-value="g.addEdge(c11, c43, new WeightCityLink(g, 11,9) );">
            <text:p>g.addEdge(c11, c43, new WeightCityLink(g, 11,9) );</text:p>
          </table:table-cell>
          <table:table-cell table:formula="of:=&quot;g.addEdge(&quot; &amp; [.$D11] &amp; &quot;, &quot; &amp; VLOOKUP([.H67];[.$C$5:.$D$43];2) &amp; &quot;, new WeightCityLink(g, &quot; &amp; [.H68] &amp; &quot;) );&quot;" office:value-type="string" office:string-value="g.addEdge(c11, c39, new WeightCityLink(g, passa por Itapecerica 46,8) );">
            <text:p>g.addEdge(c11, c39, new WeightCityLink(g, passa por Itapecerica 46,8) );</text:p>
          </table:table-cell>
          <table:table-cell table:formula="of:=&quot;g.addEdge(&quot; &amp; [.$D11] &amp; &quot;, &quot; &amp; VLOOKUP([.I67];[.$C$5:.$D$43];2) &amp; &quot;, new WeightCityLink(g, &quot; &amp; [.I68] &amp; &quot;) );&quot;" office:value-type="string" office:string-value="g.addEdge(c11, c20, new WeightCityLink(g, passa por embu das artes 29,2) );">
            <text:p>g.addEdge(c11, c20, new WeightCityLink(g, passa por embu das artes 29,2) );</text:p>
          </table:table-cell>
          <table:table-cell table:formula="of:=&quot;g.addEdge(&quot; &amp; [.$D11] &amp; &quot;, &quot; &amp; VLOOKUP([.J67];[.$C$5:.$D$43];2) &amp; &quot;, new WeightCityLink(g, &quot; &amp; [.J68] &amp; &quot;) );&quot;" office:value-type="string" office:string-value="g.addEdge(c11, c13, new WeightCityLink(g, 14,1) );">
            <text:p>g.addEdge(c11, c13, new WeightCityLink(g, 14,1) );</text:p>
          </table:table-cell>
          <table:table-cell table:formula="of:=&quot;g.addEdge(&quot; &amp; [.$D11] &amp; &quot;, &quot; &amp; VLOOKUP([.K67];[.$C$5:.$D$43];2) &amp; &quot;, new WeightCityLink(g, &quot; &amp; [.K68] &amp; &quot;) );&quot;" office:value-type="string" office:string-value="g.addEdge(c11, c42, new WeightCityLink(g, 24) );">
            <text:p>g.addEdge(c11, c42, new WeightCityLink(g, 24) );</text:p>
          </table:table-cell>
          <table:table-cell table:number-columns-repeated="11"/>
        </table:table-row>
        <table:table-row table:style-name="ro1">
          <table:table-cell table:style-name="Default" table:formula="of:= [.D12] &amp; &quot; = &quot; &amp; &quot;new City(&quot; &amp; [.C12] &amp; &quot;);&quot;" office:value-type="string" office:string-value="c12 = new City(Diadema);">
            <text:p>c12 = new City(Diadema);</text:p>
          </table:table-cell>
          <table:table-cell table:style-name="ce2" table:formula="of:= &quot;g.addVertex(&quot; &amp; [.D12] &amp; &quot;);&quot;" office:value-type="string" office:string-value="g.addVertex(c12);">
            <text:p>g.addVertex(c12);</text:p>
          </table:table-cell>
          <table:table-cell table:style-name="Default" table:formula="of:=[.A70]" office:value-type="string" office:string-value="Diadema">
            <text:p>Diadema</text:p>
          </table:table-cell>
          <table:table-cell office:value-type="string">
            <text:p>c12</text:p>
          </table:table-cell>
          <table:table-cell table:formula="of:=&quot;g.addEdge(&quot; &amp; [.$D12] &amp; &quot;, &quot; &amp; VLOOKUP([.D70];[.$C$5:.$D$43];2) &amp; &quot;, new WeightCityLink(g, &quot; &amp; [.D71] &amp; &quot;) );&quot;" office:value-type="string" office:string-value="g.addEdge(c12, c40, new WeightCityLink(g, 19,2) );">
            <text:p>g.addEdge(c12, c40, new WeightCityLink(g, 19,2) );</text:p>
          </table:table-cell>
          <table:table-cell table:formula="of:=&quot;g.addEdge(&quot; &amp; [.$D12] &amp; &quot;, &quot; &amp; VLOOKUP([.E70];[.$C$5:.$D$43];2) &amp; &quot;, new WeightCityLink(g, &quot; &amp; [.E71] &amp; &quot;) );&quot;" office:value-type="string" office:string-value="g.addEdge(c12, c37, new WeightCityLink(g, 7,9) );">
            <text:p>g.addEdge(c12, c37, new WeightCityLink(g, 7,9) );</text:p>
          </table:table-cell>
          <table:table-cell table:formula="of:=&quot;g.addEdge(&quot; &amp; [.$D12] &amp; &quot;, &quot; &amp; VLOOKUP([.F70];[.$C$5:.$D$43];2) &amp; &quot;, new WeightCityLink(g, &quot; &amp; [.F71] &amp; &quot;) );&quot;" office:value-type="float" office:value="0">
            <text:p>#N/A</text:p>
          </table:table-cell>
          <table:table-cell table:formula="of:=&quot;g.addEdge(&quot; &amp; [.$D12] &amp; &quot;, &quot; &amp; VLOOKUP([.G70];[.$C$5:.$D$43];2) &amp; &quot;, new WeightCityLink(g, &quot; &amp; [.G71] &amp; &quot;) );&quot;" office:value-type="float" office:value="0">
            <text:p>#N/A</text:p>
          </table:table-cell>
          <table:table-cell table:formula="of:=&quot;g.addEdge(&quot; &amp; [.$D12] &amp; &quot;, &quot; &amp; VLOOKUP([.H70];[.$C$5:.$D$43];2) &amp; &quot;, new WeightCityLink(g, &quot; &amp; [.H71] &amp; &quot;) );&quot;" office:value-type="float" office:value="0">
            <text:p>#N/A</text:p>
          </table:table-cell>
          <table:table-cell table:formula="of:=&quot;g.addEdge(&quot; &amp; [.$D12] &amp; &quot;, &quot; &amp; VLOOKUP([.I70];[.$C$5:.$D$43];2) &amp; &quot;, new WeightCityLink(g, &quot; &amp; [.I71] &amp; &quot;) );&quot;" office:value-type="float" office:value="0">
            <text:p>#N/A</text:p>
          </table:table-cell>
          <table:table-cell table:formula="of:=&quot;g.addEdge(&quot; &amp; [.$D12] &amp; &quot;, &quot; &amp; VLOOKUP([.J70];[.$C$5:.$D$43];2) &amp; &quot;, new WeightCityLink(g, &quot; &amp; [.J71] &amp; &quot;) );&quot;" office:value-type="float" office:value="0">
            <text:p>#N/A</text:p>
          </table:table-cell>
          <table:table-cell table:formula="of:=&quot;g.addEdge(&quot; &amp; [.$D12] &amp; &quot;, &quot; &amp; VLOOKUP([.K70];[.$C$5:.$D$43];2) &amp; &quot;, new WeightCityLink(g, &quot; &amp; [.K71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13] &amp; &quot; = &quot; &amp; &quot;new City(&quot; &amp; [.C13] &amp; &quot;);&quot;" office:value-type="string" office:string-value="c13 = new City(Embu das Artes);">
            <text:p>c13 = new City(Embu das Artes);</text:p>
          </table:table-cell>
          <table:table-cell table:style-name="ce2" table:formula="of:= &quot;g.addVertex(&quot; &amp; [.D13] &amp; &quot;);&quot;" office:value-type="string" office:string-value="g.addVertex(c13);">
            <text:p>g.addVertex(c13);</text:p>
          </table:table-cell>
          <table:table-cell table:style-name="Default" table:formula="of:=[.A73]" office:value-type="string" office:string-value="Embu das Artes">
            <text:p>Embu das Artes</text:p>
          </table:table-cell>
          <table:table-cell office:value-type="string">
            <text:p>c13</text:p>
          </table:table-cell>
          <table:table-cell table:formula="of:=&quot;g.addEdge(&quot; &amp; [.$D13] &amp; &quot;, &quot; &amp; VLOOKUP([.D73];[.$C$5:.$D$43];2) &amp; &quot;, new WeightCityLink(g, &quot; &amp; [.D74] &amp; &quot;) );&quot;" office:value-type="string" office:string-value="g.addEdge(c13, c11, new WeightCityLink(g, 14,1) );">
            <text:p>g.addEdge(c13, c11, new WeightCityLink(g, 14,1) );</text:p>
          </table:table-cell>
          <table:table-cell table:formula="of:=&quot;g.addEdge(&quot; &amp; [.$D13] &amp; &quot;, &quot; &amp; VLOOKUP([.E73];[.$C$5:.$D$43];2) &amp; &quot;, new WeightCityLink(g, &quot; &amp; [.E74] &amp; &quot;) );&quot;" office:value-type="string" office:string-value="g.addEdge(c13, c20, new WeightCityLink(g, 8,7) );">
            <text:p>g.addEdge(c13, c20, new WeightCityLink(g, 8,7) );</text:p>
          </table:table-cell>
          <table:table-cell table:formula="of:=&quot;g.addEdge(&quot; &amp; [.$D13] &amp; &quot;, &quot; &amp; VLOOKUP([.F73];[.$C$5:.$D$43];2) &amp; &quot;, new WeightCityLink(g, &quot; &amp; [.F74] &amp; &quot;) );&quot;" office:value-type="string" office:string-value="g.addEdge(c13, c40, new WeightCityLink(g, 37,7) );">
            <text:p>g.addEdge(c13, c40, new WeightCityLink(g, 37,7) );</text:p>
          </table:table-cell>
          <table:table-cell table:formula="of:=&quot;g.addEdge(&quot; &amp; [.$D13] &amp; &quot;, &quot; &amp; VLOOKUP([.G73];[.$C$5:.$D$43];2) &amp; &quot;, new WeightCityLink(g, &quot; &amp; [.G74] &amp; &quot;) );&quot;" office:value-type="string" office:string-value="g.addEdge(c13, c42, new WeightCityLink(g, 16,1) );">
            <text:p>g.addEdge(c13, c42, new WeightCityLink(g, 16,1) );</text:p>
          </table:table-cell>
          <table:table-cell table:formula="of:=&quot;g.addEdge(&quot; &amp; [.$D13] &amp; &quot;, &quot; &amp; VLOOKUP([.H73];[.$C$5:.$D$43];2) &amp; &quot;, new WeightCityLink(g, &quot; &amp; [.H74] &amp; &quot;) );&quot;" office:value-type="float" office:value="0">
            <text:p>#N/A</text:p>
          </table:table-cell>
          <table:table-cell table:formula="of:=&quot;g.addEdge(&quot; &amp; [.$D13] &amp; &quot;, &quot; &amp; VLOOKUP([.I73];[.$C$5:.$D$43];2) &amp; &quot;, new WeightCityLink(g, &quot; &amp; [.I74] &amp; &quot;) );&quot;" office:value-type="float" office:value="0">
            <text:p>#N/A</text:p>
          </table:table-cell>
          <table:table-cell table:formula="of:=&quot;g.addEdge(&quot; &amp; [.$D13] &amp; &quot;, &quot; &amp; VLOOKUP([.J73];[.$C$5:.$D$43];2) &amp; &quot;, new WeightCityLink(g, &quot; &amp; [.J74] &amp; &quot;) );&quot;" office:value-type="float" office:value="0">
            <text:p>#N/A</text:p>
          </table:table-cell>
          <table:table-cell table:formula="of:=&quot;g.addEdge(&quot; &amp; [.$D13] &amp; &quot;, &quot; &amp; VLOOKUP([.K73];[.$C$5:.$D$43];2) &amp; &quot;, new WeightCityLink(g, &quot; &amp; [.K74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14] &amp; &quot; = &quot; &amp; &quot;new City(&quot; &amp; [.C14] &amp; &quot;);&quot;" office:value-type="string" office:string-value="c14 = new City(Embu-Guaçu);">
            <text:p>c14 = new City(Embu-Guaçu);</text:p>
          </table:table-cell>
          <table:table-cell table:style-name="ce2" table:formula="of:= &quot;g.addVertex(&quot; &amp; [.D14] &amp; &quot;);&quot;" office:value-type="string" office:string-value="g.addVertex(c14);">
            <text:p>g.addVertex(c14);</text:p>
          </table:table-cell>
          <table:table-cell table:style-name="Default" table:formula="of:=[.A76]" office:value-type="string" office:string-value="Embu-Guaçu">
            <text:p>Embu-Guaçu</text:p>
          </table:table-cell>
          <table:table-cell office:value-type="string">
            <text:p>c14</text:p>
          </table:table-cell>
          <table:table-cell table:formula="of:=&quot;g.addEdge(&quot; &amp; [.$D14] &amp; &quot;, &quot; &amp; VLOOKUP([.D76];[.$C$5:.$D$43];2) &amp; &quot;, new WeightCityLink(g, &quot; &amp; [.D77] &amp; &quot;) );&quot;" office:value-type="string" office:string-value="g.addEdge(c14, c39, new WeightCityLink(g, 19,8) );">
            <text:p>g.addEdge(c14, c39, new WeightCityLink(g, 19,8) );</text:p>
          </table:table-cell>
          <table:table-cell table:formula="of:=&quot;g.addEdge(&quot; &amp; [.$D14] &amp; &quot;, &quot; &amp; VLOOKUP([.E76];[.$C$5:.$D$43];2) &amp; &quot;, new WeightCityLink(g, &quot; &amp; [.E77] &amp; &quot;) );&quot;" office:value-type="string" office:string-value="g.addEdge(c14, c24, new WeightCityLink(g, 38,7) );">
            <text:p>g.addEdge(c14, c24, new WeightCityLink(g, 38,7) );</text:p>
          </table:table-cell>
          <table:table-cell table:formula="of:=&quot;g.addEdge(&quot; &amp; [.$D14] &amp; &quot;, &quot; &amp; VLOOKUP([.F76];[.$C$5:.$D$43];2) &amp; &quot;, new WeightCityLink(g, &quot; &amp; [.F77] &amp; &quot;) );&quot;" office:value-type="string" office:string-value="g.addEdge(c14, c40, new WeightCityLink(g, 49,4) );">
            <text:p>g.addEdge(c14, c40, new WeightCityLink(g, 49,4) );</text:p>
          </table:table-cell>
          <table:table-cell table:formula="of:=&quot;g.addEdge(&quot; &amp; [.$D14] &amp; &quot;, &quot; &amp; VLOOKUP([.G76];[.$C$5:.$D$43];2) &amp; &quot;, new WeightCityLink(g, &quot; &amp; [.G77] &amp; &quot;) );&quot;" office:value-type="string" office:string-value="g.addEdge(c14, c20, new WeightCityLink(g, 17,3) );">
            <text:p>g.addEdge(c14, c20, new WeightCityLink(g, 17,3) );</text:p>
          </table:table-cell>
          <table:table-cell table:formula="of:=&quot;g.addEdge(&quot; &amp; [.$D14] &amp; &quot;, &quot; &amp; VLOOKUP([.H76];[.$C$5:.$D$43];2) &amp; &quot;, new WeightCityLink(g, &quot; &amp; [.H77] &amp; &quot;) );&quot;" office:value-type="float" office:value="0">
            <text:p>#N/A</text:p>
          </table:table-cell>
          <table:table-cell table:formula="of:=&quot;g.addEdge(&quot; &amp; [.$D14] &amp; &quot;, &quot; &amp; VLOOKUP([.I76];[.$C$5:.$D$43];2) &amp; &quot;, new WeightCityLink(g, &quot; &amp; [.I77] &amp; &quot;) );&quot;" office:value-type="float" office:value="0">
            <text:p>#N/A</text:p>
          </table:table-cell>
          <table:table-cell table:formula="of:=&quot;g.addEdge(&quot; &amp; [.$D14] &amp; &quot;, &quot; &amp; VLOOKUP([.J76];[.$C$5:.$D$43];2) &amp; &quot;, new WeightCityLink(g, &quot; &amp; [.J77] &amp; &quot;) );&quot;" office:value-type="float" office:value="0">
            <text:p>#N/A</text:p>
          </table:table-cell>
          <table:table-cell table:formula="of:=&quot;g.addEdge(&quot; &amp; [.$D14] &amp; &quot;, &quot; &amp; VLOOKUP([.K76];[.$C$5:.$D$43];2) &amp; &quot;, new WeightCityLink(g, &quot; &amp; [.K77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15] &amp; &quot; = &quot; &amp; &quot;new City(&quot; &amp; [.C15] &amp; &quot;);&quot;" office:value-type="string" office:string-value="c15 = new City(Ferraz de Vasconcelos);">
            <text:p>c15 = new City(Ferraz de Vasconcelos);</text:p>
          </table:table-cell>
          <table:table-cell table:style-name="ce2" table:formula="of:= &quot;g.addVertex(&quot; &amp; [.D15] &amp; &quot;);&quot;" office:value-type="string" office:string-value="g.addVertex(c15);">
            <text:p>g.addVertex(c15);</text:p>
          </table:table-cell>
          <table:table-cell table:style-name="Default" table:formula="of:=[.A79]" office:value-type="string" office:string-value="Ferraz de Vasconcelos">
            <text:p>Ferraz de Vasconcelos</text:p>
          </table:table-cell>
          <table:table-cell office:value-type="string">
            <text:p>c15</text:p>
          </table:table-cell>
          <table:table-cell table:formula="of:=&quot;g.addEdge(&quot; &amp; [.$D15] &amp; &quot;, &quot; &amp; VLOOKUP([.D79];[.$C$5:.$D$43];2) &amp; &quot;, new WeightCityLink(g, &quot; &amp; [.D80] &amp; &quot;) );&quot;" office:value-type="string" office:string-value="g.addEdge(c15, c40, new WeightCityLink(g, 35,5) );">
            <text:p>g.addEdge(c15, c40, new WeightCityLink(g, 35,5) );</text:p>
          </table:table-cell>
          <table:table-cell table:formula="of:=&quot;g.addEdge(&quot; &amp; [.$D15] &amp; &quot;, &quot; &amp; VLOOKUP([.E79];[.$C$5:.$D$43];2) &amp; &quot;, new WeightCityLink(g, &quot; &amp; [.E80] &amp; &quot;) );&quot;" office:value-type="string" office:string-value="g.addEdge(c15, c26, new WeightCityLink(g, 28,8) );">
            <text:p>g.addEdge(c15, c26, new WeightCityLink(g, 28,8) );</text:p>
          </table:table-cell>
          <table:table-cell table:formula="of:=&quot;g.addEdge(&quot; &amp; [.$D15] &amp; &quot;, &quot; &amp; VLOOKUP([.F79];[.$C$5:.$D$43];2) &amp; &quot;, new WeightCityLink(g, &quot; &amp; [.F80] &amp; &quot;) );&quot;" office:value-type="string" office:string-value="g.addEdge(c15, c41, new WeightCityLink(g, 8,4) );">
            <text:p>g.addEdge(c15, c41, new WeightCityLink(g, 8,4) );</text:p>
          </table:table-cell>
          <table:table-cell table:formula="of:=&quot;g.addEdge(&quot; &amp; [.$D15] &amp; &quot;, &quot; &amp; VLOOKUP([.G79];[.$C$5:.$D$43];2) &amp; &quot;, new WeightCityLink(g, &quot; &amp; [.G80] &amp; &quot;) );&quot;" office:value-type="string" office:string-value="g.addEdge(c15, c30, new WeightCityLink(g, 3,3) );">
            <text:p>g.addEdge(c15, c30, new WeightCityLink(g, 3,3) );</text:p>
          </table:table-cell>
          <table:table-cell table:formula="of:=&quot;g.addEdge(&quot; &amp; [.$D15] &amp; &quot;, &quot; &amp; VLOOKUP([.H79];[.$C$5:.$D$43];2) &amp; &quot;, new WeightCityLink(g, &quot; &amp; [.H80] &amp; &quot;) );&quot;" office:value-type="float" office:value="0">
            <text:p>#N/A</text:p>
          </table:table-cell>
          <table:table-cell table:formula="of:=&quot;g.addEdge(&quot; &amp; [.$D15] &amp; &quot;, &quot; &amp; VLOOKUP([.I79];[.$C$5:.$D$43];2) &amp; &quot;, new WeightCityLink(g, &quot; &amp; [.I80] &amp; &quot;) );&quot;" office:value-type="float" office:value="0">
            <text:p>#N/A</text:p>
          </table:table-cell>
          <table:table-cell table:formula="of:=&quot;g.addEdge(&quot; &amp; [.$D15] &amp; &quot;, &quot; &amp; VLOOKUP([.J79];[.$C$5:.$D$43];2) &amp; &quot;, new WeightCityLink(g, &quot; &amp; [.J80] &amp; &quot;) );&quot;" office:value-type="float" office:value="0">
            <text:p>#N/A</text:p>
          </table:table-cell>
          <table:table-cell table:formula="of:=&quot;g.addEdge(&quot; &amp; [.$D15] &amp; &quot;, &quot; &amp; VLOOKUP([.K79];[.$C$5:.$D$43];2) &amp; &quot;, new WeightCityLink(g, &quot; &amp; [.K80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16] &amp; &quot; = &quot; &amp; &quot;new City(&quot; &amp; [.C16] &amp; &quot;);&quot;" office:value-type="string" office:string-value="c16 = new City(Francisco Morato);">
            <text:p>c16 = new City(Francisco Morato);</text:p>
          </table:table-cell>
          <table:table-cell table:style-name="ce2" table:formula="of:= &quot;g.addVertex(&quot; &amp; [.D16] &amp; &quot;);&quot;" office:value-type="string" office:string-value="g.addVertex(c16);">
            <text:p>g.addVertex(c16);</text:p>
          </table:table-cell>
          <table:table-cell table:style-name="Default" table:formula="of:=[.A82]" office:value-type="string" office:string-value="Francisco Morato">
            <text:p>Francisco Morato</text:p>
          </table:table-cell>
          <table:table-cell office:value-type="string">
            <text:p>c16</text:p>
          </table:table-cell>
          <table:table-cell table:formula="of:=&quot;g.addEdge(&quot; &amp; [.$D16] &amp; &quot;, &quot; &amp; VLOOKUP([.D82];[.$C$5:.$D$43];2) &amp; &quot;, new WeightCityLink(g, &quot; &amp; [.D83] &amp; &quot;) );&quot;" office:value-type="string" office:string-value="g.addEdge(c16, c17, new WeightCityLink(g, 6,6) );">
            <text:p>g.addEdge(c16, c17, new WeightCityLink(g, 6,6) );</text:p>
          </table:table-cell>
          <table:table-cell table:formula="of:=&quot;g.addEdge(&quot; &amp; [.$D16] &amp; &quot;, &quot; &amp; VLOOKUP([.E82];[.$C$5:.$D$43];2) &amp; &quot;, new WeightCityLink(g, &quot; &amp; [.E83] &amp; &quot;) );&quot;" office:value-type="float" office:value="0">
            <text:p>#N/A</text:p>
          </table:table-cell>
          <table:table-cell table:formula="of:=&quot;g.addEdge(&quot; &amp; [.$D16] &amp; &quot;, &quot; &amp; VLOOKUP([.F82];[.$C$5:.$D$43];2) &amp; &quot;, new WeightCityLink(g, &quot; &amp; [.F83] &amp; &quot;) );&quot;" office:value-type="float" office:value="0">
            <text:p>#N/A</text:p>
          </table:table-cell>
          <table:table-cell table:formula="of:=&quot;g.addEdge(&quot; &amp; [.$D16] &amp; &quot;, &quot; &amp; VLOOKUP([.G82];[.$C$5:.$D$43];2) &amp; &quot;, new WeightCityLink(g, &quot; &amp; [.G83] &amp; &quot;) );&quot;" office:value-type="float" office:value="0">
            <text:p>#N/A</text:p>
          </table:table-cell>
          <table:table-cell table:formula="of:=&quot;g.addEdge(&quot; &amp; [.$D16] &amp; &quot;, &quot; &amp; VLOOKUP([.H82];[.$C$5:.$D$43];2) &amp; &quot;, new WeightCityLink(g, &quot; &amp; [.H83] &amp; &quot;) );&quot;" office:value-type="float" office:value="0">
            <text:p>#N/A</text:p>
          </table:table-cell>
          <table:table-cell table:formula="of:=&quot;g.addEdge(&quot; &amp; [.$D16] &amp; &quot;, &quot; &amp; VLOOKUP([.I82];[.$C$5:.$D$43];2) &amp; &quot;, new WeightCityLink(g, &quot; &amp; [.I83] &amp; &quot;) );&quot;" office:value-type="float" office:value="0">
            <text:p>#N/A</text:p>
          </table:table-cell>
          <table:table-cell table:formula="of:=&quot;g.addEdge(&quot; &amp; [.$D16] &amp; &quot;, &quot; &amp; VLOOKUP([.J82];[.$C$5:.$D$43];2) &amp; &quot;, new WeightCityLink(g, &quot; &amp; [.J83] &amp; &quot;) );&quot;" office:value-type="float" office:value="0">
            <text:p>#N/A</text:p>
          </table:table-cell>
          <table:table-cell table:formula="of:=&quot;g.addEdge(&quot; &amp; [.$D16] &amp; &quot;, &quot; &amp; VLOOKUP([.K82];[.$C$5:.$D$43];2) &amp; &quot;, new WeightCityLink(g, &quot; &amp; [.K83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17] &amp; &quot; = &quot; &amp; &quot;new City(&quot; &amp; [.C17] &amp; &quot;);&quot;" office:value-type="string" office:string-value="c17 = new City(Franco da Rocha);">
            <text:p>c17 = new City(Franco da Rocha);</text:p>
          </table:table-cell>
          <table:table-cell table:style-name="ce2" table:formula="of:= &quot;g.addVertex(&quot; &amp; [.D17] &amp; &quot;);&quot;" office:value-type="string" office:string-value="g.addVertex(c17);">
            <text:p>g.addVertex(c17);</text:p>
          </table:table-cell>
          <table:table-cell table:style-name="Default" table:formula="of:=[.A85]" office:value-type="string" office:string-value="Franco da Rocha">
            <text:p>Franco da Rocha</text:p>
          </table:table-cell>
          <table:table-cell office:value-type="string">
            <text:p>c17</text:p>
          </table:table-cell>
          <table:table-cell table:formula="of:=&quot;g.addEdge(&quot; &amp; [.$D17] &amp; &quot;, &quot; &amp; VLOOKUP([.D85];[.$C$5:.$D$43];2) &amp; &quot;, new WeightCityLink(g, &quot; &amp; [.D86] &amp; &quot;) );&quot;" office:value-type="string" office:string-value="g.addEdge(c17, c16, new WeightCityLink(g, 6,6) );">
            <text:p>g.addEdge(c17, c16, new WeightCityLink(g, 6,6) );</text:p>
          </table:table-cell>
          <table:table-cell table:formula="of:=&quot;g.addEdge(&quot; &amp; [.$D17] &amp; &quot;, &quot; &amp; VLOOKUP([.E85];[.$C$5:.$D$43];2) &amp; &quot;, new WeightCityLink(g, &quot; &amp; [.E86] &amp; &quot;) );&quot;" office:value-type="string" office:string-value="g.addEdge(c17, c9, new WeightCityLink(g, 26,9) );">
            <text:p>g.addEdge(c17, c9, new WeightCityLink(g, 26,9) );</text:p>
          </table:table-cell>
          <table:table-cell table:formula="of:=&quot;g.addEdge(&quot; &amp; [.$D17] &amp; &quot;, &quot; &amp; VLOOKUP([.F85];[.$C$5:.$D$43];2) &amp; &quot;, new WeightCityLink(g, &quot; &amp; [.F86] &amp; &quot;) );&quot;" office:value-type="string" office:string-value="g.addEdge(c17, c25, new WeightCityLink(g, 18,7) );">
            <text:p>g.addEdge(c17, c25, new WeightCityLink(g, 18,7) );</text:p>
          </table:table-cell>
          <table:table-cell table:formula="of:=&quot;g.addEdge(&quot; &amp; [.$D17] &amp; &quot;, &quot; &amp; VLOOKUP([.G85];[.$C$5:.$D$43];2) &amp; &quot;, new WeightCityLink(g, &quot; &amp; [.G86] &amp; &quot;) );&quot;" office:value-type="string" office:string-value="g.addEdge(c17, c8, new WeightCityLink(g, 7) );">
            <text:p>g.addEdge(c17, c8, new WeightCityLink(g, 7) );</text:p>
          </table:table-cell>
          <table:table-cell table:formula="of:=&quot;g.addEdge(&quot; &amp; [.$D17] &amp; &quot;, &quot; &amp; VLOOKUP([.H85];[.$C$5:.$D$43];2) &amp; &quot;, new WeightCityLink(g, &quot; &amp; [.H86] &amp; &quot;) );&quot;" office:value-type="float" office:value="0">
            <text:p>#N/A</text:p>
          </table:table-cell>
          <table:table-cell table:formula="of:=&quot;g.addEdge(&quot; &amp; [.$D17] &amp; &quot;, &quot; &amp; VLOOKUP([.I85];[.$C$5:.$D$43];2) &amp; &quot;, new WeightCityLink(g, &quot; &amp; [.I86] &amp; &quot;) );&quot;" office:value-type="float" office:value="0">
            <text:p>#N/A</text:p>
          </table:table-cell>
          <table:table-cell table:formula="of:=&quot;g.addEdge(&quot; &amp; [.$D17] &amp; &quot;, &quot; &amp; VLOOKUP([.J85];[.$C$5:.$D$43];2) &amp; &quot;, new WeightCityLink(g, &quot; &amp; [.J86] &amp; &quot;) );&quot;" office:value-type="float" office:value="0">
            <text:p>#N/A</text:p>
          </table:table-cell>
          <table:table-cell table:formula="of:=&quot;g.addEdge(&quot; &amp; [.$D17] &amp; &quot;, &quot; &amp; VLOOKUP([.K85];[.$C$5:.$D$43];2) &amp; &quot;, new WeightCityLink(g, &quot; &amp; [.K86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18] &amp; &quot; = &quot; &amp; &quot;new City(&quot; &amp; [.C18] &amp; &quot;);&quot;" office:value-type="string" office:string-value="c18 = new City(Guararema);">
            <text:p>c18 = new City(Guararema);</text:p>
          </table:table-cell>
          <table:table-cell table:style-name="ce2" table:formula="of:= &quot;g.addVertex(&quot; &amp; [.D18] &amp; &quot;);&quot;" office:value-type="string" office:string-value="g.addVertex(c18);">
            <text:p>g.addVertex(c18);</text:p>
          </table:table-cell>
          <table:table-cell table:style-name="Default" table:formula="of:=[.A88]" office:value-type="string" office:string-value="Guararema">
            <text:p>Guararema</text:p>
          </table:table-cell>
          <table:table-cell office:value-type="string">
            <text:p>c18</text:p>
          </table:table-cell>
          <table:table-cell table:formula="of:=&quot;g.addEdge(&quot; &amp; [.$D18] &amp; &quot;, &quot; &amp; VLOOKUP([.D88];[.$C$5:.$D$43];2) &amp; &quot;, new WeightCityLink(g, &quot; &amp; [.D89] &amp; &quot;) );&quot;" office:value-type="string" office:string-value="g.addEdge(c18, c34, new WeightCityLink(g, 32,4) );">
            <text:p>g.addEdge(c18, c34, new WeightCityLink(g, 32,4) );</text:p>
          </table:table-cell>
          <table:table-cell table:formula="of:=&quot;g.addEdge(&quot; &amp; [.$D18] &amp; &quot;, &quot; &amp; VLOOKUP([.E88];[.$C$5:.$D$43];2) &amp; &quot;, new WeightCityLink(g, &quot; &amp; [.E89] &amp; &quot;) );&quot;" office:value-type="string" office:string-value="g.addEdge(c18, c27, new WeightCityLink(g, 24,4) );">
            <text:p>g.addEdge(c18, c27, new WeightCityLink(g, 24,4) );</text:p>
          </table:table-cell>
          <table:table-cell table:formula="of:=&quot;g.addEdge(&quot; &amp; [.$D18] &amp; &quot;, &quot; &amp; VLOOKUP([.F88];[.$C$5:.$D$43];2) &amp; &quot;, new WeightCityLink(g, &quot; &amp; [.F89] &amp; &quot;) );&quot;" office:value-type="string" office:string-value="g.addEdge(c18, c7, new WeightCityLink(g, 43,5) );">
            <text:p>g.addEdge(c18, c7, new WeightCityLink(g, 43,5) );</text:p>
          </table:table-cell>
          <table:table-cell table:formula="of:=&quot;g.addEdge(&quot; &amp; [.$D18] &amp; &quot;, &quot; &amp; VLOOKUP([.G88];[.$C$5:.$D$43];2) &amp; &quot;, new WeightCityLink(g, &quot; &amp; [.G89] &amp; &quot;) );&quot;" office:value-type="string" office:string-value="g.addEdge(c18, c33, new WeightCityLink(g, 34,8) );">
            <text:p>g.addEdge(c18, c33, new WeightCityLink(g, 34,8) );</text:p>
          </table:table-cell>
          <table:table-cell table:formula="of:=&quot;g.addEdge(&quot; &amp; [.$D18] &amp; &quot;, &quot; &amp; VLOOKUP([.H88];[.$C$5:.$D$43];2) &amp; &quot;, new WeightCityLink(g, &quot; &amp; [.H89] &amp; &quot;) );&quot;" office:value-type="float" office:value="0">
            <text:p>#N/A</text:p>
          </table:table-cell>
          <table:table-cell table:formula="of:=&quot;g.addEdge(&quot; &amp; [.$D18] &amp; &quot;, &quot; &amp; VLOOKUP([.I88];[.$C$5:.$D$43];2) &amp; &quot;, new WeightCityLink(g, &quot; &amp; [.I89] &amp; &quot;) );&quot;" office:value-type="float" office:value="0">
            <text:p>#N/A</text:p>
          </table:table-cell>
          <table:table-cell table:formula="of:=&quot;g.addEdge(&quot; &amp; [.$D18] &amp; &quot;, &quot; &amp; VLOOKUP([.J88];[.$C$5:.$D$43];2) &amp; &quot;, new WeightCityLink(g, &quot; &amp; [.J89] &amp; &quot;) );&quot;" office:value-type="float" office:value="0">
            <text:p>#N/A</text:p>
          </table:table-cell>
          <table:table-cell table:formula="of:=&quot;g.addEdge(&quot; &amp; [.$D18] &amp; &quot;, &quot; &amp; VLOOKUP([.K88];[.$C$5:.$D$43];2) &amp; &quot;, new WeightCityLink(g, &quot; &amp; [.K89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19] &amp; &quot; = &quot; &amp; &quot;new City(&quot; &amp; [.C19] &amp; &quot;);&quot;" office:value-type="string" office:string-value="c19 = new City(Guarulhos);">
            <text:p>c19 = new City(Guarulhos);</text:p>
          </table:table-cell>
          <table:table-cell table:style-name="ce2" table:formula="of:= &quot;g.addVertex(&quot; &amp; [.D19] &amp; &quot;);&quot;" office:value-type="string" office:string-value="g.addVertex(c19);">
            <text:p>g.addVertex(c19);</text:p>
          </table:table-cell>
          <table:table-cell table:style-name="Default" table:formula="of:=[.A91]" office:value-type="string" office:string-value="Guarulhos">
            <text:p>Guarulhos</text:p>
          </table:table-cell>
          <table:table-cell office:value-type="string">
            <text:p>c19</text:p>
          </table:table-cell>
          <table:table-cell table:formula="of:=&quot;g.addEdge(&quot; &amp; [.$D19] &amp; &quot;, &quot; &amp; VLOOKUP([.D91];[.$C$5:.$D$43];2) &amp; &quot;, new WeightCityLink(g, &quot; &amp; [.D92] &amp; &quot;) );&quot;" office:value-type="string" office:string-value="g.addEdge(c19, c25, new WeightCityLink(g, 26) );">
            <text:p>g.addEdge(c19, c25, new WeightCityLink(g, 26) );</text:p>
          </table:table-cell>
          <table:table-cell table:formula="of:=&quot;g.addEdge(&quot; &amp; [.$D19] &amp; &quot;, &quot; &amp; VLOOKUP([.E91];[.$C$5:.$D$43];2) &amp; &quot;, new WeightCityLink(g, &quot; &amp; [.E92] &amp; &quot;) );&quot;" office:value-type="string" office:string-value="g.addEdge(c19, c40, new WeightCityLink(g, 21,2) );">
            <text:p>g.addEdge(c19, c40, new WeightCityLink(g, 21,2) );</text:p>
          </table:table-cell>
          <table:table-cell table:formula="of:=&quot;g.addEdge(&quot; &amp; [.$D19] &amp; &quot;, &quot; &amp; VLOOKUP([.F91];[.$C$5:.$D$43];2) &amp; &quot;, new WeightCityLink(g, &quot; &amp; [.F92] &amp; &quot;) );&quot;" office:value-type="string" office:string-value="g.addEdge(c19, c22, new WeightCityLink(g, 29,2) );">
            <text:p>g.addEdge(c19, c22, new WeightCityLink(g, 29,2) );</text:p>
          </table:table-cell>
          <table:table-cell table:formula="of:=&quot;g.addEdge(&quot; &amp; [.$D19] &amp; &quot;, &quot; &amp; VLOOKUP([.G91];[.$C$5:.$D$43];2) &amp; &quot;, new WeightCityLink(g, &quot; &amp; [.G92] &amp; &quot;) );&quot;" office:value-type="string" office:string-value="g.addEdge(c19, c5, new WeightCityLink(g, 26,8) );">
            <text:p>g.addEdge(c19, c5, new WeightCityLink(g, 26,8) );</text:p>
          </table:table-cell>
          <table:table-cell table:formula="of:=&quot;g.addEdge(&quot; &amp; [.$D19] &amp; &quot;, &quot; &amp; VLOOKUP([.H91];[.$C$5:.$D$43];2) &amp; &quot;, new WeightCityLink(g, &quot; &amp; [.H92] &amp; &quot;) );&quot;" office:value-type="string" office:string-value="g.addEdge(c19, c34, new WeightCityLink(g, 42,4) );">
            <text:p>g.addEdge(c19, c34, new WeightCityLink(g, 42,4) );</text:p>
          </table:table-cell>
          <table:table-cell table:formula="of:=&quot;g.addEdge(&quot; &amp; [.$D19] &amp; &quot;, &quot; &amp; VLOOKUP([.I91];[.$C$5:.$D$43];2) &amp; &quot;, new WeightCityLink(g, &quot; &amp; [.I92] &amp; &quot;) );&quot;" office:value-type="float" office:value="0">
            <text:p>#N/A</text:p>
          </table:table-cell>
          <table:table-cell table:formula="of:=&quot;g.addEdge(&quot; &amp; [.$D20] &amp; &quot;, &quot; &amp; VLOOKUP([.J91];[.$C$5:.$D$43];2) &amp; &quot;, new WeightCityLink(g, &quot; &amp; [.J92] &amp; &quot;) );&quot;" office:value-type="float" office:value="0">
            <text:p>#N/A</text:p>
          </table:table-cell>
          <table:table-cell table:formula="of:=&quot;g.addEdge(&quot; &amp; [.$D20] &amp; &quot;, &quot; &amp; VLOOKUP([.K91];[.$C$5:.$D$43];2) &amp; &quot;, new WeightCityLink(g, &quot; &amp; [.K92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20] &amp; &quot; = &quot; &amp; &quot;new City(&quot; &amp; [.C20] &amp; &quot;);&quot;" office:value-type="string" office:string-value="c20 = new City(Itapecerica da Serra);">
            <text:p>c20 = new City(Itapecerica da Serra);</text:p>
          </table:table-cell>
          <table:table-cell table:style-name="ce2" table:formula="of:= &quot;g.addVertex(&quot; &amp; [.D20] &amp; &quot;);&quot;" office:value-type="string" office:string-value="g.addVertex(c20);">
            <text:p>g.addVertex(c20);</text:p>
          </table:table-cell>
          <table:table-cell table:style-name="Default" table:formula="of:=[.A94]" office:value-type="string" office:string-value="Itapecerica da Serra">
            <text:p>Itapecerica da Serra</text:p>
          </table:table-cell>
          <table:table-cell office:value-type="string">
            <text:p>c20</text:p>
          </table:table-cell>
          <table:table-cell table:formula="of:=&quot;g.addEdge(&quot; &amp; [.$D20] &amp; &quot;, &quot; &amp; VLOOKUP([.D94];[.$C$5:.$D$43];2) &amp; &quot;, new WeightCityLink(g, &quot; &amp; [.D95] &amp; &quot;) );&quot;" office:value-type="string" office:string-value="g.addEdge(c20, c13, new WeightCityLink(g, 8,7) );">
            <text:p>g.addEdge(c20, c13, new WeightCityLink(g, 8,7) );</text:p>
          </table:table-cell>
          <table:table-cell table:formula="of:=&quot;g.addEdge(&quot; &amp; [.$D20] &amp; &quot;, &quot; &amp; VLOOKUP([.E94];[.$C$5:.$D$43];2) &amp; &quot;, new WeightCityLink(g, &quot; &amp; [.E95] &amp; &quot;) );&quot;" office:value-type="string" office:string-value="g.addEdge(c20, c11, new WeightCityLink(g, passa por embu das artes 29,2) );">
            <text:p>g.addEdge(c20, c11, new WeightCityLink(g, passa por embu das artes 29,2) );</text:p>
          </table:table-cell>
          <table:table-cell table:formula="of:=&quot;g.addEdge(&quot; &amp; [.$D20] &amp; &quot;, &quot; &amp; VLOOKUP([.F94];[.$C$5:.$D$43];2) &amp; &quot;, new WeightCityLink(g, &quot; &amp; [.F95] &amp; &quot;) );&quot;" office:value-type="string" office:string-value="g.addEdge(c20, c39, new WeightCityLink(g, 22,4) );">
            <text:p>g.addEdge(c20, c39, new WeightCityLink(g, 22,4) );</text:p>
          </table:table-cell>
          <table:table-cell table:formula="of:=&quot;g.addEdge(&quot; &amp; [.$D20] &amp; &quot;, &quot; &amp; VLOOKUP([.G94];[.$C$5:.$D$43];2) &amp; &quot;, new WeightCityLink(g, &quot; &amp; [.G95] &amp; &quot;) );&quot;" office:value-type="string" office:string-value="g.addEdge(c20, c14, new WeightCityLink(g, 17,3) );">
            <text:p>g.addEdge(c20, c14, new WeightCityLink(g, 17,3) );</text:p>
          </table:table-cell>
          <table:table-cell table:formula="of:=&quot;g.addEdge(&quot; &amp; [.$D20] &amp; &quot;, &quot; &amp; VLOOKUP([.H94];[.$C$5:.$D$43];2) &amp; &quot;, new WeightCityLink(g, &quot; &amp; [.H95] &amp; &quot;) );&quot;" office:value-type="string" office:string-value="g.addEdge(c20, c40, new WeightCityLink(g, 36,5) );">
            <text:p>g.addEdge(c20, c40, new WeightCityLink(g, 36,5) );</text:p>
          </table:table-cell>
          <table:table-cell table:formula="of:=&quot;g.addEdge(&quot; &amp; [.$D20] &amp; &quot;, &quot; &amp; VLOOKUP([.I94];[.$C$5:.$D$43];2) &amp; &quot;, new WeightCityLink(g, &quot; &amp; [.I95] &amp; &quot;) );&quot;" office:value-type="float" office:value="0">
            <text:p>#N/A</text:p>
          </table:table-cell>
          <table:table-cell table:formula="of:=&quot;g.addEdge(&quot; &amp; [.$D22] &amp; &quot;, &quot; &amp; VLOOKUP([.J94];[.$C$5:.$D$43];2) &amp; &quot;, new WeightCityLink(g, &quot; &amp; [.J95] &amp; &quot;) );&quot;" office:value-type="float" office:value="0">
            <text:p>#N/A</text:p>
          </table:table-cell>
          <table:table-cell table:formula="of:=&quot;g.addEdge(&quot; &amp; [.$D22] &amp; &quot;, &quot; &amp; VLOOKUP([.K94];[.$C$5:.$D$43];2) &amp; &quot;, new WeightCityLink(g, &quot; &amp; [.K95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21] &amp; &quot; = &quot; &amp; &quot;new City(&quot; &amp; [.C21] &amp; &quot;);&quot;" office:value-type="string" office:string-value="c21 = new City(Itapevi);">
            <text:p>c21 = new City(Itapevi);</text:p>
          </table:table-cell>
          <table:table-cell table:style-name="ce2" table:formula="of:= &quot;g.addVertex(&quot; &amp; [.D21] &amp; &quot;);&quot;" office:value-type="string" office:string-value="g.addVertex(c21);">
            <text:p>g.addVertex(c21);</text:p>
          </table:table-cell>
          <table:table-cell table:style-name="Default" table:formula="of:=[.A97]" office:value-type="string" office:string-value="Itapevi">
            <text:p>Itapevi</text:p>
          </table:table-cell>
          <table:table-cell office:value-type="string">
            <text:p>c21</text:p>
          </table:table-cell>
          <table:table-cell table:formula="of:=&quot;g.addEdge(&quot; &amp; [.$D21] &amp; &quot;, &quot; &amp; VLOOKUP([.D97];[.$C$5:.$D$43];2) &amp; &quot;, new WeightCityLink(g, &quot; &amp; [.D98] &amp; &quot;) );&quot;" office:value-type="string" office:string-value="g.addEdge(c21, c6, new WeightCityLink(g, 12,8) );">
            <text:p>g.addEdge(c21, c6, new WeightCityLink(g, 12,8) );</text:p>
          </table:table-cell>
          <table:table-cell table:formula="of:=&quot;g.addEdge(&quot; &amp; [.$D21] &amp; &quot;, &quot; &amp; VLOOKUP([.E97];[.$C$5:.$D$43];2) &amp; &quot;, new WeightCityLink(g, &quot; &amp; [.E98] &amp; &quot;) );&quot;" office:value-type="string" office:string-value="g.addEdge(c21, c43, new WeightCityLink(g, 17,5) );">
            <text:p>g.addEdge(c21, c43, new WeightCityLink(g, 17,5) );</text:p>
          </table:table-cell>
          <table:table-cell table:formula="of:=&quot;g.addEdge(&quot; &amp; [.$D21] &amp; &quot;, &quot; &amp; VLOOKUP([.F97];[.$C$5:.$D$43];2) &amp; &quot;, new WeightCityLink(g, &quot; &amp; [.F98] &amp; &quot;) );&quot;" office:value-type="string" office:string-value="g.addEdge(c21, c11, new WeightCityLink(g, 7,5) );">
            <text:p>g.addEdge(c21, c11, new WeightCityLink(g, 7,5) );</text:p>
          </table:table-cell>
          <table:table-cell table:formula="of:=&quot;g.addEdge(&quot; &amp; [.$D21] &amp; &quot;, &quot; &amp; VLOOKUP([.G97];[.$C$5:.$D$43];2) &amp; &quot;, new WeightCityLink(g, &quot; &amp; [.G98] &amp; &quot;) );&quot;" office:value-type="string" office:string-value="g.addEdge(c21, c23, new WeightCityLink(g, 5,7) );">
            <text:p>g.addEdge(c21, c23, new WeightCityLink(g, 5,7) );</text:p>
          </table:table-cell>
          <table:table-cell table:formula="of:=&quot;g.addEdge(&quot; &amp; [.$D21] &amp; &quot;, &quot; &amp; VLOOKUP([.H97];[.$C$5:.$D$43];2) &amp; &quot;, new WeightCityLink(g, &quot; &amp; [.H98] &amp; &quot;) );&quot;" office:value-type="float" office:value="0">
            <text:p>#N/A</text:p>
          </table:table-cell>
          <table:table-cell table:formula="of:=&quot;g.addEdge(&quot; &amp; [.$D21] &amp; &quot;, &quot; &amp; VLOOKUP([.I97];[.$C$5:.$D$43];2) &amp; &quot;, new WeightCityLink(g, &quot; &amp; [.I98] &amp; &quot;) );&quot;" office:value-type="float" office:value="0">
            <text:p>#N/A</text:p>
          </table:table-cell>
          <table:table-cell table:formula="of:=&quot;g.addEdge(&quot; &amp; [.$D21] &amp; &quot;, &quot; &amp; VLOOKUP([.J97];[.$C$5:.$D$43];2) &amp; &quot;, new WeightCityLink(g, &quot; &amp; [.J98] &amp; &quot;) );&quot;" office:value-type="float" office:value="0">
            <text:p>#N/A</text:p>
          </table:table-cell>
          <table:table-cell table:formula="of:=&quot;g.addEdge(&quot; &amp; [.$D21] &amp; &quot;, &quot; &amp; VLOOKUP([.K97];[.$C$5:.$D$43];2) &amp; &quot;, new WeightCityLink(g, &quot; &amp; [.K98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22] &amp; &quot; = &quot; &amp; &quot;new City(&quot; &amp; [.C22] &amp; &quot;);&quot;" office:value-type="string" office:string-value="c22 = new City(Itaquaquecetuba);">
            <text:p>c22 = new City(Itaquaquecetuba);</text:p>
          </table:table-cell>
          <table:table-cell table:style-name="ce2" table:formula="of:= &quot;g.addVertex(&quot; &amp; [.D22] &amp; &quot;);&quot;" office:value-type="string" office:string-value="g.addVertex(c22);">
            <text:p>g.addVertex(c22);</text:p>
          </table:table-cell>
          <table:table-cell table:style-name="Default" table:formula="of:=[.A100]" office:value-type="string" office:string-value="Itaquaquecetuba">
            <text:p>Itaquaquecetuba</text:p>
          </table:table-cell>
          <table:table-cell office:value-type="string">
            <text:p>c22</text:p>
          </table:table-cell>
          <table:table-cell table:formula="of:=&quot;g.addEdge(&quot; &amp; [.$D22] &amp; &quot;, &quot; &amp; VLOOKUP([.D100];[.$C$5:.$D$43];2) &amp; &quot;, new WeightCityLink(g, &quot; &amp; [.D101] &amp; &quot;) );&quot;" office:value-type="string" office:string-value="g.addEdge(c22, c5, new WeightCityLink(g, 12,5) );">
            <text:p>g.addEdge(c22, c5, new WeightCityLink(g, 12,5) );</text:p>
          </table:table-cell>
          <table:table-cell table:formula="of:=&quot;g.addEdge(&quot; &amp; [.$D22] &amp; &quot;, &quot; &amp; VLOOKUP([.E100];[.$C$5:.$D$43];2) &amp; &quot;, new WeightCityLink(g, &quot; &amp; [.E101] &amp; &quot;) );&quot;" office:value-type="string" office:string-value="g.addEdge(c22, c19, new WeightCityLink(g, 29,2) );">
            <text:p>g.addEdge(c22, c19, new WeightCityLink(g, 29,2) );</text:p>
          </table:table-cell>
          <table:table-cell table:formula="of:=&quot;g.addEdge(&quot; &amp; [.$D22] &amp; &quot;, &quot; &amp; VLOOKUP([.F100];[.$C$5:.$D$43];2) &amp; &quot;, new WeightCityLink(g, &quot; &amp; [.F101] &amp; &quot;) );&quot;" office:value-type="string" office:string-value="g.addEdge(c22, c40, new WeightCityLink(g, 40,2) );">
            <text:p>g.addEdge(c22, c40, new WeightCityLink(g, 40,2) );</text:p>
          </table:table-cell>
          <table:table-cell table:formula="of:=&quot;g.addEdge(&quot; &amp; [.$D22] &amp; &quot;, &quot; &amp; VLOOKUP([.G100];[.$C$5:.$D$43];2) &amp; &quot;, new WeightCityLink(g, &quot; &amp; [.G101] &amp; &quot;) );&quot;" office:value-type="string" office:string-value="g.addEdge(c22, c30, new WeightCityLink(g, 6,2) );">
            <text:p>g.addEdge(c22, c30, new WeightCityLink(g, 6,2) );</text:p>
          </table:table-cell>
          <table:table-cell table:formula="of:=&quot;g.addEdge(&quot; &amp; [.$D22] &amp; &quot;, &quot; &amp; VLOOKUP([.H100];[.$C$5:.$D$43];2) &amp; &quot;, new WeightCityLink(g, &quot; &amp; [.H101] &amp; &quot;) );&quot;" office:value-type="string" office:string-value="g.addEdge(c22, c41, new WeightCityLink(g, 8,6) );">
            <text:p>g.addEdge(c22, c41, new WeightCityLink(g, 8,6) );</text:p>
          </table:table-cell>
          <table:table-cell table:formula="of:=&quot;g.addEdge(&quot; &amp; [.$D22] &amp; &quot;, &quot; &amp; VLOOKUP([.I100];[.$C$5:.$D$43];2) &amp; &quot;, new WeightCityLink(g, &quot; &amp; [.I101] &amp; &quot;) );&quot;" office:value-type="string" office:string-value="g.addEdge(c22, c27, new WeightCityLink(g, 20,7) );">
            <text:p>g.addEdge(c22, c27, new WeightCityLink(g, 20,7) );</text:p>
          </table:table-cell>
          <table:table-cell table:formula="of:=&quot;g.addEdge(&quot; &amp; [.$D22] &amp; &quot;, &quot; &amp; VLOOKUP([.J100];[.$C$5:.$D$43];2) &amp; &quot;, new WeightCityLink(g, &quot; &amp; [.J101] &amp; &quot;) );&quot;" office:value-type="float" office:value="0">
            <text:p>#N/A</text:p>
          </table:table-cell>
          <table:table-cell table:formula="of:=&quot;g.addEdge(&quot; &amp; [.$D22] &amp; &quot;, &quot; &amp; VLOOKUP([.K100];[.$C$5:.$D$43];2) &amp; &quot;, new WeightCityLink(g, &quot; &amp; [.K101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23] &amp; &quot; = &quot; &amp; &quot;new City(&quot; &amp; [.C23] &amp; &quot;);&quot;" office:value-type="string" office:string-value="c23 = new City(Jandira);">
            <text:p>c23 = new City(Jandira);</text:p>
          </table:table-cell>
          <table:table-cell table:style-name="ce2" table:formula="of:= &quot;g.addVertex(&quot; &amp; [.D23] &amp; &quot;);&quot;" office:value-type="string" office:string-value="g.addVertex(c23);">
            <text:p>g.addVertex(c23);</text:p>
          </table:table-cell>
          <table:table-cell table:style-name="Default" table:formula="of:=[.A103]" office:value-type="string" office:string-value="Jandira">
            <text:p>Jandira</text:p>
          </table:table-cell>
          <table:table-cell office:value-type="string">
            <text:p>c23</text:p>
          </table:table-cell>
          <table:table-cell table:formula="of:=&quot;g.addEdge(&quot; &amp; [.$D23] &amp; &quot;, &quot; &amp; VLOOKUP([.D103];[.$C$5:.$D$43];2) &amp; &quot;, new WeightCityLink(g, &quot; &amp; [.D104] &amp; &quot;) );&quot;" office:value-type="string" office:string-value="g.addEdge(c23, c6, new WeightCityLink(g, 5,5) );">
            <text:p>g.addEdge(c23, c6, new WeightCityLink(g, 5,5) );</text:p>
          </table:table-cell>
          <table:table-cell table:formula="of:=&quot;g.addEdge(&quot; &amp; [.$D23] &amp; &quot;, &quot; &amp; VLOOKUP([.E103];[.$C$5:.$D$43];2) &amp; &quot;, new WeightCityLink(g, &quot; &amp; [.E104] &amp; &quot;) );&quot;" office:value-type="string" office:string-value="g.addEdge(c23, c21, new WeightCityLink(g, 5,7) );">
            <text:p>g.addEdge(c23, c21, new WeightCityLink(g, 5,7) );</text:p>
          </table:table-cell>
          <table:table-cell table:formula="of:=&quot;g.addEdge(&quot; &amp; [.$D23] &amp; &quot;, &quot; &amp; VLOOKUP([.F103];[.$C$5:.$D$43];2) &amp; &quot;, new WeightCityLink(g, &quot; &amp; [.F104] &amp; &quot;) );&quot;" office:value-type="string" office:string-value="g.addEdge(c23, c11, new WeightCityLink(g, 21,5) );">
            <text:p>g.addEdge(c23, c11, new WeightCityLink(g, 21,5) );</text:p>
          </table:table-cell>
          <table:table-cell table:formula="of:=&quot;g.addEdge(&quot; &amp; [.$D23] &amp; &quot;, &quot; &amp; VLOOKUP([.G103];[.$C$5:.$D$43];2) &amp; &quot;, new WeightCityLink(g, &quot; &amp; [.G104] &amp; &quot;) );&quot;" office:value-type="string" office:string-value="g.addEdge(c23, c9, new WeightCityLink(g, 9,1) );">
            <text:p>g.addEdge(c23, c9, new WeightCityLink(g, 9,1) );</text:p>
          </table:table-cell>
          <table:table-cell table:formula="of:=&quot;g.addEdge(&quot; &amp; [.$D23] &amp; &quot;, &quot; &amp; VLOOKUP([.H103];[.$C$5:.$D$43];2) &amp; &quot;, new WeightCityLink(g, &quot; &amp; [.H104] &amp; &quot;) );&quot;" office:value-type="float" office:value="0">
            <text:p>#N/A</text:p>
          </table:table-cell>
          <table:table-cell table:formula="of:=&quot;g.addEdge(&quot; &amp; [.$D23] &amp; &quot;, &quot; &amp; VLOOKUP([.I103];[.$C$5:.$D$43];2) &amp; &quot;, new WeightCityLink(g, &quot; &amp; [.I104] &amp; &quot;) );&quot;" office:value-type="float" office:value="0">
            <text:p>#N/A</text:p>
          </table:table-cell>
          <table:table-cell table:formula="of:=&quot;g.addEdge(&quot; &amp; [.$D23] &amp; &quot;, &quot; &amp; VLOOKUP([.J103];[.$C$5:.$D$43];2) &amp; &quot;, new WeightCityLink(g, &quot; &amp; [.J104] &amp; &quot;) );&quot;" office:value-type="float" office:value="0">
            <text:p>#N/A</text:p>
          </table:table-cell>
          <table:table-cell table:formula="of:=&quot;g.addEdge(&quot; &amp; [.$D23] &amp; &quot;, &quot; &amp; VLOOKUP([.K103];[.$C$5:.$D$43];2) &amp; &quot;, new WeightCityLink(g, &quot; &amp; [.K104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24] &amp; &quot; = &quot; &amp; &quot;new City(&quot; &amp; [.C24] &amp; &quot;);&quot;" office:value-type="string" office:string-value="c24 = new City(Juquitiba);">
            <text:p>c24 = new City(Juquitiba);</text:p>
          </table:table-cell>
          <table:table-cell table:style-name="ce2" table:formula="of:= &quot;g.addVertex(&quot; &amp; [.D24] &amp; &quot;);&quot;" office:value-type="string" office:string-value="g.addVertex(c24);">
            <text:p>g.addVertex(c24);</text:p>
          </table:table-cell>
          <table:table-cell table:style-name="Default" table:formula="of:=[.A106]" office:value-type="string" office:string-value="Juquitiba">
            <text:p>Juquitiba</text:p>
          </table:table-cell>
          <table:table-cell office:value-type="string">
            <text:p>c24</text:p>
          </table:table-cell>
          <table:table-cell table:formula="of:=&quot;g.addEdge(&quot; &amp; [.$D24] &amp; &quot;, &quot; &amp; VLOOKUP([.D106];[.$C$5:.$D$43];2) &amp; &quot;, new WeightCityLink(g, &quot; &amp; [.D107] &amp; &quot;) );&quot;" office:value-type="string" office:string-value="g.addEdge(c24, c39, new WeightCityLink(g, 18,8) );">
            <text:p>g.addEdge(c24, c39, new WeightCityLink(g, 18,8) );</text:p>
          </table:table-cell>
          <table:table-cell table:formula="of:=&quot;g.addEdge(&quot; &amp; [.$D24] &amp; &quot;, &quot; &amp; VLOOKUP([.E106];[.$C$5:.$D$43];2) &amp; &quot;, new WeightCityLink(g, &quot; &amp; [.E107] &amp; &quot;) );&quot;" office:value-type="string" office:string-value="g.addEdge(c24, c14, new WeightCityLink(g, 38,7) );">
            <text:p>g.addEdge(c24, c14, new WeightCityLink(g, 38,7) );</text:p>
          </table:table-cell>
          <table:table-cell table:formula="of:=&quot;g.addEdge(&quot; &amp; [.$D24] &amp; &quot;, &quot; &amp; VLOOKUP([.F106];[.$C$5:.$D$43];2) &amp; &quot;, new WeightCityLink(g, &quot; &amp; [.F107] &amp; &quot;) );&quot;" office:value-type="string" office:string-value="g.addEdge(c24, c40, new WeightCityLink(g, passa por São Lourenço 78,5) );">
            <text:p>g.addEdge(c24, c40, new WeightCityLink(g, passa por São Lourenço 78,5) );</text:p>
          </table:table-cell>
          <table:table-cell table:formula="of:=&quot;g.addEdge(&quot; &amp; [.$D24] &amp; &quot;, &quot; &amp; VLOOKUP([.G106];[.$C$5:.$D$43];2) &amp; &quot;, new WeightCityLink(g, &quot; &amp; [.G107] &amp; &quot;) );&quot;" office:value-type="float" office:value="0">
            <text:p>#N/A</text:p>
          </table:table-cell>
          <table:table-cell table:formula="of:=&quot;g.addEdge(&quot; &amp; [.$D24] &amp; &quot;, &quot; &amp; VLOOKUP([.H106];[.$C$5:.$D$43];2) &amp; &quot;, new WeightCityLink(g, &quot; &amp; [.H107] &amp; &quot;) );&quot;" office:value-type="float" office:value="0">
            <text:p>#N/A</text:p>
          </table:table-cell>
          <table:table-cell table:formula="of:=&quot;g.addEdge(&quot; &amp; [.$D24] &amp; &quot;, &quot; &amp; VLOOKUP([.I106];[.$C$5:.$D$43];2) &amp; &quot;, new WeightCityLink(g, &quot; &amp; [.I107] &amp; &quot;) );&quot;" office:value-type="float" office:value="0">
            <text:p>#N/A</text:p>
          </table:table-cell>
          <table:table-cell table:formula="of:=&quot;g.addEdge(&quot; &amp; [.$D24] &amp; &quot;, &quot; &amp; VLOOKUP([.J106];[.$C$5:.$D$43];2) &amp; &quot;, new WeightCityLink(g, &quot; &amp; [.J107] &amp; &quot;) );&quot;" office:value-type="float" office:value="0">
            <text:p>#N/A</text:p>
          </table:table-cell>
          <table:table-cell table:formula="of:=&quot;g.addEdge(&quot; &amp; [.$D24] &amp; &quot;, &quot; &amp; VLOOKUP([.K106];[.$C$5:.$D$43];2) &amp; &quot;, new WeightCityLink(g, &quot; &amp; [.K107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25] &amp; &quot; = &quot; &amp; &quot;new City(&quot; &amp; [.C25] &amp; &quot;);&quot;" office:value-type="string" office:string-value="c25 = new City(Mairiporã);">
            <text:p>c25 = new City(Mairiporã);</text:p>
          </table:table-cell>
          <table:table-cell table:style-name="ce2" table:formula="of:= &quot;g.addVertex(&quot; &amp; [.D25] &amp; &quot;);&quot;" office:value-type="string" office:string-value="g.addVertex(c25);">
            <text:p>g.addVertex(c25);</text:p>
          </table:table-cell>
          <table:table-cell table:style-name="Default" table:formula="of:=[.A109]" office:value-type="string" office:string-value="Mairiporã">
            <text:p>Mairiporã</text:p>
          </table:table-cell>
          <table:table-cell office:value-type="string">
            <text:p>c25</text:p>
          </table:table-cell>
          <table:table-cell table:formula="of:=&quot;g.addEdge(&quot; &amp; [.$D25] &amp; &quot;, &quot; &amp; VLOOKUP([.D109];[.$C$5:.$D$43];2) &amp; &quot;, new WeightCityLink(g, &quot; &amp; [.D110] &amp; &quot;) );&quot;" office:value-type="string" office:string-value="g.addEdge(c25, c17, new WeightCityLink(g, 18,7) );">
            <text:p>g.addEdge(c25, c17, new WeightCityLink(g, 18,7) );</text:p>
          </table:table-cell>
          <table:table-cell table:formula="of:=&quot;g.addEdge(&quot; &amp; [.$D25] &amp; &quot;, &quot; &amp; VLOOKUP([.E109];[.$C$5:.$D$43];2) &amp; &quot;, new WeightCityLink(g, &quot; &amp; [.E110] &amp; &quot;) );&quot;" office:value-type="string" office:string-value="g.addEdge(c25, c8, new WeightCityLink(g, 22,4) );">
            <text:p>g.addEdge(c25, c8, new WeightCityLink(g, 22,4) );</text:p>
          </table:table-cell>
          <table:table-cell table:formula="of:=&quot;g.addEdge(&quot; &amp; [.$D25] &amp; &quot;, &quot; &amp; VLOOKUP([.F109];[.$C$5:.$D$43];2) &amp; &quot;, new WeightCityLink(g, &quot; &amp; [.F110] &amp; &quot;) );&quot;" office:value-type="string" office:string-value="g.addEdge(c25, c40, new WeightCityLink(g, 34,1) );">
            <text:p>g.addEdge(c25, c40, new WeightCityLink(g, 34,1) );</text:p>
          </table:table-cell>
          <table:table-cell table:formula="of:=&quot;g.addEdge(&quot; &amp; [.$D25] &amp; &quot;, &quot; &amp; VLOOKUP([.G109];[.$C$5:.$D$43];2) &amp; &quot;, new WeightCityLink(g, &quot; &amp; [.G110] &amp; &quot;) );&quot;" office:value-type="string" office:string-value="g.addEdge(c25, c19, new WeightCityLink(g, 26) );">
            <text:p>g.addEdge(c25, c19, new WeightCityLink(g, 26) );</text:p>
          </table:table-cell>
          <table:table-cell table:formula="of:=&quot;g.addEdge(&quot; &amp; [.$D25] &amp; &quot;, &quot; &amp; VLOOKUP([.H109];[.$C$5:.$D$43];2) &amp; &quot;, new WeightCityLink(g, &quot; &amp; [.H110] &amp; &quot;) );&quot;" office:value-type="float" office:value="0">
            <text:p>#N/A</text:p>
          </table:table-cell>
          <table:table-cell table:formula="of:=&quot;g.addEdge(&quot; &amp; [.$D25] &amp; &quot;, &quot; &amp; VLOOKUP([.I109];[.$C$5:.$D$43];2) &amp; &quot;, new WeightCityLink(g, &quot; &amp; [.I110] &amp; &quot;) );&quot;" office:value-type="float" office:value="0">
            <text:p>#N/A</text:p>
          </table:table-cell>
          <table:table-cell table:formula="of:=&quot;g.addEdge(&quot; &amp; [.$D25] &amp; &quot;, &quot; &amp; VLOOKUP([.J109];[.$C$5:.$D$43];2) &amp; &quot;, new WeightCityLink(g, &quot; &amp; [.J110] &amp; &quot;) );&quot;" office:value-type="float" office:value="0">
            <text:p>#N/A</text:p>
          </table:table-cell>
          <table:table-cell table:formula="of:=&quot;g.addEdge(&quot; &amp; [.$D25] &amp; &quot;, &quot; &amp; VLOOKUP([.K109];[.$C$5:.$D$43];2) &amp; &quot;, new WeightCityLink(g, &quot; &amp; [.K110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26] &amp; &quot; = &quot; &amp; &quot;new City(&quot; &amp; [.C26] &amp; &quot;);&quot;" office:value-type="string" office:string-value="c26 = new City(Mauá);">
            <text:p>c26 = new City(Mauá);</text:p>
          </table:table-cell>
          <table:table-cell table:style-name="ce2" table:formula="of:= &quot;g.addVertex(&quot; &amp; [.D26] &amp; &quot;);&quot;" office:value-type="string" office:string-value="g.addVertex(c26);">
            <text:p>g.addVertex(c26);</text:p>
          </table:table-cell>
          <table:table-cell table:style-name="Default" table:formula="of:=[.A112]" office:value-type="string" office:string-value="Mauá">
            <text:p>Mauá</text:p>
          </table:table-cell>
          <table:table-cell office:value-type="string">
            <text:p>c26</text:p>
          </table:table-cell>
          <table:table-cell table:formula="of:=&quot;g.addEdge(&quot; &amp; [.$D26] &amp; &quot;, &quot; &amp; VLOOKUP([.D112];[.$C$5:.$D$43];2) &amp; &quot;, new WeightCityLink(g, &quot; &amp; [.D113] &amp; &quot;) );&quot;" office:value-type="string" office:string-value="g.addEdge(c26, c40, new WeightCityLink(g, 36,4) );">
            <text:p>g.addEdge(c26, c40, new WeightCityLink(g, 36,4) );</text:p>
          </table:table-cell>
          <table:table-cell table:formula="of:=&quot;g.addEdge(&quot; &amp; [.$D26] &amp; &quot;, &quot; &amp; VLOOKUP([.E112];[.$C$5:.$D$43];2) &amp; &quot;, new WeightCityLink(g, &quot; &amp; [.E113] &amp; &quot;) );&quot;" office:value-type="string" office:string-value="g.addEdge(c26, c36, new WeightCityLink(g, 9,3) );">
            <text:p>g.addEdge(c26, c36, new WeightCityLink(g, 9,3) );</text:p>
          </table:table-cell>
          <table:table-cell table:formula="of:=&quot;g.addEdge(&quot; &amp; [.$D26] &amp; &quot;, &quot; &amp; VLOOKUP([.F112];[.$C$5:.$D$43];2) &amp; &quot;, new WeightCityLink(g, &quot; &amp; [.F113] &amp; &quot;) );&quot;" office:value-type="string" office:string-value="g.addEdge(c26, c31, new WeightCityLink(g, 8,3) );">
            <text:p>g.addEdge(c26, c31, new WeightCityLink(g, 8,3) );</text:p>
          </table:table-cell>
          <table:table-cell table:formula="of:=&quot;g.addEdge(&quot; &amp; [.$D26] &amp; &quot;, &quot; &amp; VLOOKUP([.G112];[.$C$5:.$D$43];2) &amp; &quot;, new WeightCityLink(g, &quot; &amp; [.G113] &amp; &quot;) );&quot;" office:value-type="string" office:string-value="g.addEdge(c26, c15, new WeightCityLink(g, 28,8) );">
            <text:p>g.addEdge(c26, c15, new WeightCityLink(g, 28,8) );</text:p>
          </table:table-cell>
          <table:table-cell table:formula="of:=&quot;g.addEdge(&quot; &amp; [.$D26] &amp; &quot;, &quot; &amp; VLOOKUP([.H112];[.$C$5:.$D$43];2) &amp; &quot;, new WeightCityLink(g, &quot; &amp; [.H113] &amp; &quot;) );&quot;" office:value-type="float" office:value="0">
            <text:p>#N/A</text:p>
          </table:table-cell>
          <table:table-cell table:formula="of:=&quot;g.addEdge(&quot; &amp; [.$D26] &amp; &quot;, &quot; &amp; VLOOKUP([.I112];[.$C$5:.$D$43];2) &amp; &quot;, new WeightCityLink(g, &quot; &amp; [.I113] &amp; &quot;) );&quot;" office:value-type="float" office:value="0">
            <text:p>#N/A</text:p>
          </table:table-cell>
          <table:table-cell table:formula="of:=&quot;g.addEdge(&quot; &amp; [.$D26] &amp; &quot;, &quot; &amp; VLOOKUP([.J112];[.$C$5:.$D$43];2) &amp; &quot;, new WeightCityLink(g, &quot; &amp; [.J113] &amp; &quot;) );&quot;" office:value-type="float" office:value="0">
            <text:p>#N/A</text:p>
          </table:table-cell>
          <table:table-cell table:formula="of:=&quot;g.addEdge(&quot; &amp; [.$D26] &amp; &quot;, &quot; &amp; VLOOKUP([.K112];[.$C$5:.$D$43];2) &amp; &quot;, new WeightCityLink(g, &quot; &amp; [.K113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27] &amp; &quot; = &quot; &amp; &quot;new City(&quot; &amp; [.C27] &amp; &quot;);&quot;" office:value-type="string" office:string-value="c27 = new City(Mogi das Cruzes);">
            <text:p>c27 = new City(Mogi das Cruzes);</text:p>
          </table:table-cell>
          <table:table-cell table:style-name="ce2" table:formula="of:= &quot;g.addVertex(&quot; &amp; [.D27] &amp; &quot;);&quot;" office:value-type="string" office:string-value="g.addVertex(c27);">
            <text:p>g.addVertex(c27);</text:p>
          </table:table-cell>
          <table:table-cell table:style-name="Default" table:formula="of:=[.A115]" office:value-type="string" office:string-value="Mogi das Cruzes">
            <text:p>Mogi das Cruzes</text:p>
          </table:table-cell>
          <table:table-cell office:value-type="string">
            <text:p>c27</text:p>
          </table:table-cell>
          <table:table-cell table:formula="of:=&quot;g.addEdge(&quot; &amp; [.$D27] &amp; &quot;, &quot; &amp; VLOOKUP([.D115];[.$C$5:.$D$43];2) &amp; &quot;, new WeightCityLink(g, &quot; &amp; [.D116] &amp; &quot;) );&quot;" office:value-type="string" office:string-value="g.addEdge(c27, c34, new WeightCityLink(g, 48,7) );">
            <text:p>g.addEdge(c27, c34, new WeightCityLink(g, 48,7) );</text:p>
          </table:table-cell>
          <table:table-cell table:formula="of:=&quot;g.addEdge(&quot; &amp; [.$D27] &amp; &quot;, &quot; &amp; VLOOKUP([.E115];[.$C$5:.$D$43];2) &amp; &quot;, new WeightCityLink(g, &quot; &amp; [.E116] &amp; &quot;) );&quot;" office:value-type="string" office:string-value="g.addEdge(c27, c5, new WeightCityLink(g, 23,5) );">
            <text:p>g.addEdge(c27, c5, new WeightCityLink(g, 23,5) );</text:p>
          </table:table-cell>
          <table:table-cell table:formula="of:=&quot;g.addEdge(&quot; &amp; [.$D27] &amp; &quot;, &quot; &amp; VLOOKUP([.F115];[.$C$5:.$D$43];2) &amp; &quot;, new WeightCityLink(g, &quot; &amp; [.F116] &amp; &quot;) );&quot;" office:value-type="string" office:string-value="g.addEdge(c27, c22, new WeightCityLink(g, 20,7) );">
            <text:p>g.addEdge(c27, c22, new WeightCityLink(g, 20,7) );</text:p>
          </table:table-cell>
          <table:table-cell table:formula="of:=&quot;g.addEdge(&quot; &amp; [.$D27] &amp; &quot;, &quot; &amp; VLOOKUP([.G115];[.$C$5:.$D$43];2) &amp; &quot;, new WeightCityLink(g, &quot; &amp; [.G116] &amp; &quot;) );&quot;" office:value-type="string" office:string-value="g.addEdge(c27, c41, new WeightCityLink(g, 14,6) );">
            <text:p>g.addEdge(c27, c41, new WeightCityLink(g, 14,6) );</text:p>
          </table:table-cell>
          <table:table-cell table:formula="of:=&quot;g.addEdge(&quot; &amp; [.$D27] &amp; &quot;, &quot; &amp; VLOOKUP([.H115];[.$C$5:.$D$43];2) &amp; &quot;, new WeightCityLink(g, &quot; &amp; [.H116] &amp; &quot;) );&quot;" office:value-type="string" office:string-value="g.addEdge(c27, c36, new WeightCityLink(g, passa por várias cidades 64,7) );">
            <text:p>g.addEdge(c27, c36, new WeightCityLink(g, passa por várias cidades 64,7) );</text:p>
          </table:table-cell>
          <table:table-cell table:formula="of:=&quot;g.addEdge(&quot; &amp; [.$D27] &amp; &quot;, &quot; &amp; VLOOKUP([.I115];[.$C$5:.$D$43];2) &amp; &quot;, new WeightCityLink(g, &quot; &amp; [.I116] &amp; &quot;) );&quot;" office:value-type="string" office:string-value="g.addEdge(c27, c7, new WeightCityLink(g, 19,9) );">
            <text:p>g.addEdge(c27, c7, new WeightCityLink(g, 19,9) );</text:p>
          </table:table-cell>
          <table:table-cell table:formula="of:=&quot;g.addEdge(&quot; &amp; [.$D27] &amp; &quot;, &quot; &amp; VLOOKUP([.J115];[.$C$5:.$D$43];2) &amp; &quot;, new WeightCityLink(g, &quot; &amp; [.J116] &amp; &quot;) );&quot;" office:value-type="string" office:string-value="g.addEdge(c27, c18, new WeightCityLink(g, 24,4) );">
            <text:p>g.addEdge(c27, c18, new WeightCityLink(g, 24,4) );</text:p>
          </table:table-cell>
          <table:table-cell table:formula="of:=&quot;g.addEdge(&quot; &amp; [.$D27] &amp; &quot;, &quot; &amp; VLOOKUP([.K115];[.$C$5:.$D$43];2) &amp; &quot;, new WeightCityLink(g, &quot; &amp; [.K116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28] &amp; &quot; = &quot; &amp; &quot;new City(&quot; &amp; [.C28] &amp; &quot;);&quot;" office:value-type="string" office:string-value="c28 = new City(Osasco);">
            <text:p>c28 = new City(Osasco);</text:p>
          </table:table-cell>
          <table:table-cell table:style-name="ce2" table:formula="of:= &quot;g.addVertex(&quot; &amp; [.D28] &amp; &quot;);&quot;" office:value-type="string" office:string-value="g.addVertex(c28);">
            <text:p>g.addVertex(c28);</text:p>
          </table:table-cell>
          <table:table-cell table:style-name="Default" table:formula="of:=[.A118]" office:value-type="string" office:string-value="Osasco">
            <text:p>Osasco</text:p>
          </table:table-cell>
          <table:table-cell office:value-type="string">
            <text:p>c28</text:p>
          </table:table-cell>
          <table:table-cell table:formula="of:=&quot;g.addEdge(&quot; &amp; [.$D28] &amp; &quot;, &quot; &amp; VLOOKUP([.D118];[.$C$5:.$D$43];2) &amp; &quot;, new WeightCityLink(g, &quot; &amp; [.D119] &amp; &quot;) );&quot;" office:value-type="string" office:string-value="g.addEdge(c28, c40, new WeightCityLink(g, 29) );">
            <text:p>g.addEdge(c28, c40, new WeightCityLink(g, 29) );</text:p>
          </table:table-cell>
          <table:table-cell table:formula="of:=&quot;g.addEdge(&quot; &amp; [.$D28] &amp; &quot;, &quot; &amp; VLOOKUP([.E118];[.$C$5:.$D$43];2) &amp; &quot;, new WeightCityLink(g, &quot; &amp; [.E119] &amp; &quot;) );&quot;" office:value-type="string" office:string-value="g.addEdge(c28, c6, new WeightCityLink(g, 11,5) );">
            <text:p>g.addEdge(c28, c6, new WeightCityLink(g, 11,5) );</text:p>
          </table:table-cell>
          <table:table-cell table:formula="of:=&quot;g.addEdge(&quot; &amp; [.$D28] &amp; &quot;, &quot; &amp; VLOOKUP([.F118];[.$C$5:.$D$43];2) &amp; &quot;, new WeightCityLink(g, &quot; &amp; [.F119] &amp; &quot;) );&quot;" office:value-type="string" office:string-value="g.addEdge(c28, c10, new WeightCityLink(g, 5,5) );">
            <text:p>g.addEdge(c28, c10, new WeightCityLink(g, 5,5) );</text:p>
          </table:table-cell>
          <table:table-cell table:formula="of:=&quot;g.addEdge(&quot; &amp; [.$D28] &amp; &quot;, &quot; &amp; VLOOKUP([.G118];[.$C$5:.$D$43];2) &amp; &quot;, new WeightCityLink(g, &quot; &amp; [.G119] &amp; &quot;) );&quot;" office:value-type="string" office:string-value="g.addEdge(c28, c11, new WeightCityLink(g, 26,9) );">
            <text:p>g.addEdge(c28, c11, new WeightCityLink(g, 26,9) );</text:p>
          </table:table-cell>
          <table:table-cell table:formula="of:=&quot;g.addEdge(&quot; &amp; [.$D28] &amp; &quot;, &quot; &amp; VLOOKUP([.H118];[.$C$5:.$D$43];2) &amp; &quot;, new WeightCityLink(g, &quot; &amp; [.H119] &amp; &quot;) );&quot;" office:value-type="float" office:value="0">
            <text:p>#N/A</text:p>
          </table:table-cell>
          <table:table-cell table:formula="of:=&quot;g.addEdge(&quot; &amp; [.$D28] &amp; &quot;, &quot; &amp; VLOOKUP([.I118];[.$C$5:.$D$43];2) &amp; &quot;, new WeightCityLink(g, &quot; &amp; [.I119] &amp; &quot;) );&quot;" office:value-type="float" office:value="0">
            <text:p>#N/A</text:p>
          </table:table-cell>
          <table:table-cell table:formula="of:=&quot;g.addEdge(&quot; &amp; [.$D28] &amp; &quot;, &quot; &amp; VLOOKUP([.J118];[.$C$5:.$D$43];2) &amp; &quot;, new WeightCityLink(g, &quot; &amp; [.J119] &amp; &quot;) );&quot;" office:value-type="float" office:value="0">
            <text:p>#N/A</text:p>
          </table:table-cell>
          <table:table-cell table:formula="of:=&quot;g.addEdge(&quot; &amp; [.$D28] &amp; &quot;, &quot; &amp; VLOOKUP([.K118];[.$C$5:.$D$43];2) &amp; &quot;, new WeightCityLink(g, &quot; &amp; [.K119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29] &amp; &quot; = &quot; &amp; &quot;new City(&quot; &amp; [.C29] &amp; &quot;);&quot;" office:value-type="string" office:string-value="c29 = new City(Pirapora do Bom Jesus);">
            <text:p>c29 = new City(Pirapora do Bom Jesus);</text:p>
          </table:table-cell>
          <table:table-cell table:style-name="ce2" table:formula="of:= &quot;g.addVertex(&quot; &amp; [.D29] &amp; &quot;);&quot;" office:value-type="string" office:string-value="g.addVertex(c29);">
            <text:p>g.addVertex(c29);</text:p>
          </table:table-cell>
          <table:table-cell table:style-name="Default" table:formula="of:=[.A121]" office:value-type="string" office:string-value="Pirapora do Bom Jesus">
            <text:p>Pirapora do Bom Jesus</text:p>
          </table:table-cell>
          <table:table-cell office:value-type="string">
            <text:p>c29</text:p>
          </table:table-cell>
          <table:table-cell table:formula="of:=&quot;g.addEdge(&quot; &amp; [.$D29] &amp; &quot;, &quot; &amp; VLOOKUP([.D121];[.$C$5:.$D$43];2) &amp; &quot;, new WeightCityLink(g, &quot; &amp; [.D122] &amp; &quot;) );&quot;" office:value-type="string" office:string-value="g.addEdge(c29, c9, new WeightCityLink(g, 30,6) );">
            <text:p>g.addEdge(c29, c9, new WeightCityLink(g, 30,6) );</text:p>
          </table:table-cell>
          <table:table-cell table:formula="of:=&quot;g.addEdge(&quot; &amp; [.$D29] &amp; &quot;, &quot; &amp; VLOOKUP([.E121];[.$C$5:.$D$43];2) &amp; &quot;, new WeightCityLink(g, &quot; &amp; [.E122] &amp; &quot;) );&quot;" office:value-type="string" office:string-value="g.addEdge(c29, c35, new WeightCityLink(g, 14,6) );">
            <text:p>g.addEdge(c29, c35, new WeightCityLink(g, 14,6) );</text:p>
          </table:table-cell>
          <table:table-cell table:formula="of:=&quot;g.addEdge(&quot; &amp; [.$D29] &amp; &quot;, &quot; &amp; VLOOKUP([.F121];[.$C$5:.$D$43];2) &amp; &quot;, new WeightCityLink(g, &quot; &amp; [.F122] &amp; &quot;) );&quot;" office:value-type="float" office:value="0">
            <text:p>#N/A</text:p>
          </table:table-cell>
          <table:table-cell table:formula="of:=&quot;g.addEdge(&quot; &amp; [.$D29] &amp; &quot;, &quot; &amp; VLOOKUP([.G121];[.$C$5:.$D$43];2) &amp; &quot;, new WeightCityLink(g, &quot; &amp; [.G122] &amp; &quot;) );&quot;" office:value-type="float" office:value="0">
            <text:p>#N/A</text:p>
          </table:table-cell>
          <table:table-cell table:formula="of:=&quot;g.addEdge(&quot; &amp; [.$D29] &amp; &quot;, &quot; &amp; VLOOKUP([.H121];[.$C$5:.$D$43];2) &amp; &quot;, new WeightCityLink(g, &quot; &amp; [.H122] &amp; &quot;) );&quot;" office:value-type="float" office:value="0">
            <text:p>#N/A</text:p>
          </table:table-cell>
          <table:table-cell table:formula="of:=&quot;g.addEdge(&quot; &amp; [.$D29] &amp; &quot;, &quot; &amp; VLOOKUP([.I121];[.$C$5:.$D$43];2) &amp; &quot;, new WeightCityLink(g, &quot; &amp; [.I122] &amp; &quot;) );&quot;" office:value-type="float" office:value="0">
            <text:p>#N/A</text:p>
          </table:table-cell>
          <table:table-cell table:formula="of:=&quot;g.addEdge(&quot; &amp; [.$D29] &amp; &quot;, &quot; &amp; VLOOKUP([.J121];[.$C$5:.$D$43];2) &amp; &quot;, new WeightCityLink(g, &quot; &amp; [.J122] &amp; &quot;) );&quot;" office:value-type="float" office:value="0">
            <text:p>#N/A</text:p>
          </table:table-cell>
          <table:table-cell table:formula="of:=&quot;g.addEdge(&quot; &amp; [.$D29] &amp; &quot;, &quot; &amp; VLOOKUP([.K121];[.$C$5:.$D$43];2) &amp; &quot;, new WeightCityLink(g, &quot; &amp; [.K122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30] &amp; &quot; = &quot; &amp; &quot;new City(&quot; &amp; [.C30] &amp; &quot;);&quot;" office:value-type="string" office:string-value="c30 = new City(Poá);">
            <text:p>c30 = new City(Poá);</text:p>
          </table:table-cell>
          <table:table-cell table:style-name="ce2" table:formula="of:= &quot;g.addVertex(&quot; &amp; [.D30] &amp; &quot;);&quot;" office:value-type="string" office:string-value="g.addVertex(c30);">
            <text:p>g.addVertex(c30);</text:p>
          </table:table-cell>
          <table:table-cell table:style-name="Default" table:formula="of:=[.A124]" office:value-type="string" office:string-value="Poá">
            <text:p>Poá</text:p>
          </table:table-cell>
          <table:table-cell office:value-type="string">
            <text:p>c30</text:p>
          </table:table-cell>
          <table:table-cell table:formula="of:=&quot;g.addEdge(&quot; &amp; [.$D30] &amp; &quot;, &quot; &amp; VLOOKUP([.D124];[.$C$5:.$D$43];2) &amp; &quot;, new WeightCityLink(g, &quot; &amp; [.D125] &amp; &quot;) );&quot;" office:value-type="string" office:string-value="g.addEdge(c30, c22, new WeightCityLink(g, 6,2) );">
            <text:p>g.addEdge(c30, c22, new WeightCityLink(g, 6,2) );</text:p>
          </table:table-cell>
          <table:table-cell table:formula="of:=&quot;g.addEdge(&quot; &amp; [.$D30] &amp; &quot;, &quot; &amp; VLOOKUP([.E124];[.$C$5:.$D$43];2) &amp; &quot;, new WeightCityLink(g, &quot; &amp; [.E125] &amp; &quot;) );&quot;" office:value-type="string" office:string-value="g.addEdge(c30, c15, new WeightCityLink(g, 3,3) );">
            <text:p>g.addEdge(c30, c15, new WeightCityLink(g, 3,3) );</text:p>
          </table:table-cell>
          <table:table-cell table:formula="of:=&quot;g.addEdge(&quot; &amp; [.$D30] &amp; &quot;, &quot; &amp; VLOOKUP([.F124];[.$C$5:.$D$43];2) &amp; &quot;, new WeightCityLink(g, &quot; &amp; [.F125] &amp; &quot;) );&quot;" office:value-type="string" office:string-value="g.addEdge(c30, c41, new WeightCityLink(g, 5,1) );">
            <text:p>g.addEdge(c30, c41, new WeightCityLink(g, 5,1) );</text:p>
          </table:table-cell>
          <table:table-cell table:formula="of:=&quot;g.addEdge(&quot; &amp; [.$D30] &amp; &quot;, &quot; &amp; VLOOKUP([.G124];[.$C$5:.$D$43];2) &amp; &quot;, new WeightCityLink(g, &quot; &amp; [.G125] &amp; &quot;) );&quot;" office:value-type="float" office:value="0">
            <text:p>#N/A</text:p>
          </table:table-cell>
          <table:table-cell table:formula="of:=&quot;g.addEdge(&quot; &amp; [.$D30] &amp; &quot;, &quot; &amp; VLOOKUP([.H124];[.$C$5:.$D$43];2) &amp; &quot;, new WeightCityLink(g, &quot; &amp; [.H125] &amp; &quot;) );&quot;" office:value-type="float" office:value="0">
            <text:p>#N/A</text:p>
          </table:table-cell>
          <table:table-cell table:formula="of:=&quot;g.addEdge(&quot; &amp; [.$D30] &amp; &quot;, &quot; &amp; VLOOKUP([.I124];[.$C$5:.$D$43];2) &amp; &quot;, new WeightCityLink(g, &quot; &amp; [.I125] &amp; &quot;) );&quot;" office:value-type="float" office:value="0">
            <text:p>#N/A</text:p>
          </table:table-cell>
          <table:table-cell table:formula="of:=&quot;g.addEdge(&quot; &amp; [.$D30] &amp; &quot;, &quot; &amp; VLOOKUP([.J124];[.$C$5:.$D$43];2) &amp; &quot;, new WeightCityLink(g, &quot; &amp; [.J125] &amp; &quot;) );&quot;" office:value-type="float" office:value="0">
            <text:p>#N/A</text:p>
          </table:table-cell>
          <table:table-cell table:formula="of:=&quot;g.addEdge(&quot; &amp; [.$D30] &amp; &quot;, &quot; &amp; VLOOKUP([.K124];[.$C$5:.$D$43];2) &amp; &quot;, new WeightCityLink(g, &quot; &amp; [.K125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31] &amp; &quot; = &quot; &amp; &quot;new City(&quot; &amp; [.C31] &amp; &quot;);&quot;" office:value-type="string" office:string-value="c31 = new City(Ribeirão Pires);">
            <text:p>c31 = new City(Ribeirão Pires);</text:p>
          </table:table-cell>
          <table:table-cell table:style-name="ce2" table:formula="of:= &quot;g.addVertex(&quot; &amp; [.D31] &amp; &quot;);&quot;" office:value-type="string" office:string-value="g.addVertex(c31);">
            <text:p>g.addVertex(c31);</text:p>
          </table:table-cell>
          <table:table-cell table:style-name="Default" table:formula="of:=[.A127]" office:value-type="string" office:string-value="Ribeirão Pires">
            <text:p>Ribeirão Pires</text:p>
          </table:table-cell>
          <table:table-cell office:value-type="string">
            <text:p>c31</text:p>
          </table:table-cell>
          <table:table-cell table:formula="of:=&quot;g.addEdge(&quot; &amp; [.$D31] &amp; &quot;, &quot; &amp; VLOOKUP([.D127];[.$C$5:.$D$43];2) &amp; &quot;, new WeightCityLink(g, &quot; &amp; [.D128] &amp; &quot;) );&quot;" office:value-type="string" office:string-value="g.addEdge(c31, c26, new WeightCityLink(g, 8,3) );">
            <text:p>g.addEdge(c31, c26, new WeightCityLink(g, 8,3) );</text:p>
          </table:table-cell>
          <table:table-cell table:formula="of:=&quot;g.addEdge(&quot; &amp; [.$D31] &amp; &quot;, &quot; &amp; VLOOKUP([.E127];[.$C$5:.$D$43];2) &amp; &quot;, new WeightCityLink(g, &quot; &amp; [.E128] &amp; &quot;) );&quot;" office:value-type="string" office:string-value="g.addEdge(c31, c36, new WeightCityLink(g, passa por Mauá 17,2) );">
            <text:p>g.addEdge(c31, c36, new WeightCityLink(g, passa por Mauá 17,2) );</text:p>
          </table:table-cell>
          <table:table-cell table:formula="of:=&quot;g.addEdge(&quot; &amp; [.$D31] &amp; &quot;, &quot; &amp; VLOOKUP([.F127];[.$C$5:.$D$43];2) &amp; &quot;, new WeightCityLink(g, &quot; &amp; [.F128] &amp; &quot;) );&quot;" office:value-type="string" office:string-value="g.addEdge(c31, c32, new WeightCityLink(g, 5,5) );">
            <text:p>g.addEdge(c31, c32, new WeightCityLink(g, 5,5) );</text:p>
          </table:table-cell>
          <table:table-cell table:formula="of:=&quot;g.addEdge(&quot; &amp; [.$D31] &amp; &quot;, &quot; &amp; VLOOKUP([.G127];[.$C$5:.$D$43];2) &amp; &quot;, new WeightCityLink(g, &quot; &amp; [.G128] &amp; &quot;) );&quot;" office:value-type="string" office:string-value="g.addEdge(c31, c41, new WeightCityLink(g, 28) );">
            <text:p>g.addEdge(c31, c41, new WeightCityLink(g, 28) );</text:p>
          </table:table-cell>
          <table:table-cell table:formula="of:=&quot;g.addEdge(&quot; &amp; [.$D31] &amp; &quot;, &quot; &amp; VLOOKUP([.H127];[.$C$5:.$D$43];2) &amp; &quot;, new WeightCityLink(g, &quot; &amp; [.H128] &amp; &quot;) );&quot;" office:value-type="float" office:value="0">
            <text:p>#N/A</text:p>
          </table:table-cell>
          <table:table-cell table:formula="of:=&quot;g.addEdge(&quot; &amp; [.$D31] &amp; &quot;, &quot; &amp; VLOOKUP([.I127];[.$C$5:.$D$43];2) &amp; &quot;, new WeightCityLink(g, &quot; &amp; [.I128] &amp; &quot;) );&quot;" office:value-type="float" office:value="0">
            <text:p>#N/A</text:p>
          </table:table-cell>
          <table:table-cell table:formula="of:=&quot;g.addEdge(&quot; &amp; [.$D31] &amp; &quot;, &quot; &amp; VLOOKUP([.J127];[.$C$5:.$D$43];2) &amp; &quot;, new WeightCityLink(g, &quot; &amp; [.J128] &amp; &quot;) );&quot;" office:value-type="float" office:value="0">
            <text:p>#N/A</text:p>
          </table:table-cell>
          <table:table-cell table:formula="of:=&quot;g.addEdge(&quot; &amp; [.$D31] &amp; &quot;, &quot; &amp; VLOOKUP([.K127];[.$C$5:.$D$43];2) &amp; &quot;, new WeightCityLink(g, &quot; &amp; [.K128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32] &amp; &quot; = &quot; &amp; &quot;new City(&quot; &amp; [.C32] &amp; &quot;);&quot;" office:value-type="string" office:string-value="c32 = new City(Rio Grande da Serra);">
            <text:p>c32 = new City(Rio Grande da Serra);</text:p>
          </table:table-cell>
          <table:table-cell table:style-name="ce2" table:formula="of:= &quot;g.addVertex(&quot; &amp; [.D32] &amp; &quot;);&quot;" office:value-type="string" office:string-value="g.addVertex(c32);">
            <text:p>g.addVertex(c32);</text:p>
          </table:table-cell>
          <table:table-cell table:style-name="Default" table:formula="of:=[.A130]" office:value-type="string" office:string-value="Rio Grande da Serra">
            <text:p>Rio Grande da Serra</text:p>
          </table:table-cell>
          <table:table-cell office:value-type="string">
            <text:p>c32</text:p>
          </table:table-cell>
          <table:table-cell table:formula="of:=&quot;g.addEdge(&quot; &amp; [.$D32] &amp; &quot;, &quot; &amp; VLOOKUP([.D130];[.$C$5:.$D$43];2) &amp; &quot;, new WeightCityLink(g, &quot; &amp; [.D131] &amp; &quot;) );&quot;" office:value-type="string" office:string-value="g.addEdge(c32, c31, new WeightCityLink(g, 5,5) );">
            <text:p>g.addEdge(c32, c31, new WeightCityLink(g, 5,5) );</text:p>
          </table:table-cell>
          <table:table-cell table:formula="of:=&quot;g.addEdge(&quot; &amp; [.$D32] &amp; &quot;, &quot; &amp; VLOOKUP([.E130];[.$C$5:.$D$43];2) &amp; &quot;, new WeightCityLink(g, &quot; &amp; [.E131] &amp; &quot;) );&quot;" office:value-type="string" office:string-value="g.addEdge(c32, c36, new WeightCityLink(g, passa por Ribeirão Pires 20,8) );">
            <text:p>g.addEdge(c32, c36, new WeightCityLink(g, passa por Ribeirão Pires 20,8) );</text:p>
          </table:table-cell>
          <table:table-cell table:formula="of:=&quot;g.addEdge(&quot; &amp; [.$D32] &amp; &quot;, &quot; &amp; VLOOKUP([.F130];[.$C$5:.$D$43];2) &amp; &quot;, new WeightCityLink(g, &quot; &amp; [.F131] &amp; &quot;) );&quot;" office:value-type="string" office:string-value="g.addEdge(c32, c41, new WeightCityLink(g, 30,3) );">
            <text:p>g.addEdge(c32, c41, new WeightCityLink(g, 30,3) );</text:p>
          </table:table-cell>
          <table:table-cell table:formula="of:=&quot;g.addEdge(&quot; &amp; [.$D32] &amp; &quot;, &quot; &amp; VLOOKUP([.G130];[.$C$5:.$D$43];2) &amp; &quot;, new WeightCityLink(g, &quot; &amp; [.G131] &amp; &quot;) );&quot;" office:value-type="float" office:value="0">
            <text:p>#N/A</text:p>
          </table:table-cell>
          <table:table-cell table:formula="of:=&quot;g.addEdge(&quot; &amp; [.$D32] &amp; &quot;, &quot; &amp; VLOOKUP([.H130];[.$C$5:.$D$43];2) &amp; &quot;, new WeightCityLink(g, &quot; &amp; [.H131] &amp; &quot;) );&quot;" office:value-type="float" office:value="0">
            <text:p>#N/A</text:p>
          </table:table-cell>
          <table:table-cell table:formula="of:=&quot;g.addEdge(&quot; &amp; [.$D32] &amp; &quot;, &quot; &amp; VLOOKUP([.I130];[.$C$5:.$D$43];2) &amp; &quot;, new WeightCityLink(g, &quot; &amp; [.I131] &amp; &quot;) );&quot;" office:value-type="float" office:value="0">
            <text:p>#N/A</text:p>
          </table:table-cell>
          <table:table-cell table:formula="of:=&quot;g.addEdge(&quot; &amp; [.$D32] &amp; &quot;, &quot; &amp; VLOOKUP([.J130];[.$C$5:.$D$43];2) &amp; &quot;, new WeightCityLink(g, &quot; &amp; [.J131] &amp; &quot;) );&quot;" office:value-type="float" office:value="0">
            <text:p>#N/A</text:p>
          </table:table-cell>
          <table:table-cell table:formula="of:=&quot;g.addEdge(&quot; &amp; [.$D32] &amp; &quot;, &quot; &amp; VLOOKUP([.K130];[.$C$5:.$D$43];2) &amp; &quot;, new WeightCityLink(g, &quot; &amp; [.K131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33] &amp; &quot; = &quot; &amp; &quot;new City(&quot; &amp; [.C33] &amp; &quot;);&quot;" office:value-type="string" office:string-value="c33 = new City(Salesópolis);">
            <text:p>c33 = new City(Salesópolis);</text:p>
          </table:table-cell>
          <table:table-cell table:style-name="ce2" table:formula="of:= &quot;g.addVertex(&quot; &amp; [.D33] &amp; &quot;);&quot;" office:value-type="string" office:string-value="g.addVertex(c33);">
            <text:p>g.addVertex(c33);</text:p>
          </table:table-cell>
          <table:table-cell table:style-name="Default" table:formula="of:=[.A133]" office:value-type="string" office:string-value="Salesópolis">
            <text:p>Salesópolis</text:p>
          </table:table-cell>
          <table:table-cell office:value-type="string">
            <text:p>c33</text:p>
          </table:table-cell>
          <table:table-cell table:formula="of:=&quot;g.addEdge(&quot; &amp; [.$D33] &amp; &quot;, &quot; &amp; VLOOKUP([.D133];[.$C$5:.$D$43];2) &amp; &quot;, new WeightCityLink(g, &quot; &amp; [.D134] &amp; &quot;) );&quot;" office:value-type="string" office:string-value="g.addEdge(c33, c18, new WeightCityLink(g, 34,8) );">
            <text:p>g.addEdge(c33, c18, new WeightCityLink(g, 34,8) );</text:p>
          </table:table-cell>
          <table:table-cell table:formula="of:=&quot;g.addEdge(&quot; &amp; [.$D33] &amp; &quot;, &quot; &amp; VLOOKUP([.E133];[.$C$5:.$D$43];2) &amp; &quot;, new WeightCityLink(g, &quot; &amp; [.E134] &amp; &quot;) );&quot;" office:value-type="string" office:string-value="g.addEdge(c33, c7, new WeightCityLink(g, 23,6) );">
            <text:p>g.addEdge(c33, c7, new WeightCityLink(g, 23,6) );</text:p>
          </table:table-cell>
          <table:table-cell table:formula="of:=&quot;g.addEdge(&quot; &amp; [.$D33] &amp; &quot;, &quot; &amp; VLOOKUP([.F133];[.$C$5:.$D$43];2) &amp; &quot;, new WeightCityLink(g, &quot; &amp; [.F134] &amp; &quot;) );&quot;" office:value-type="float" office:value="0">
            <text:p>#N/A</text:p>
          </table:table-cell>
          <table:table-cell table:formula="of:=&quot;g.addEdge(&quot; &amp; [.$D33] &amp; &quot;, &quot; &amp; VLOOKUP([.G133];[.$C$5:.$D$43];2) &amp; &quot;, new WeightCityLink(g, &quot; &amp; [.G134] &amp; &quot;) );&quot;" office:value-type="float" office:value="0">
            <text:p>#N/A</text:p>
          </table:table-cell>
          <table:table-cell table:formula="of:=&quot;g.addEdge(&quot; &amp; [.$D33] &amp; &quot;, &quot; &amp; VLOOKUP([.H133];[.$C$5:.$D$43];2) &amp; &quot;, new WeightCityLink(g, &quot; &amp; [.H134] &amp; &quot;) );&quot;" office:value-type="float" office:value="0">
            <text:p>#N/A</text:p>
          </table:table-cell>
          <table:table-cell table:formula="of:=&quot;g.addEdge(&quot; &amp; [.$D33] &amp; &quot;, &quot; &amp; VLOOKUP([.I133];[.$C$5:.$D$43];2) &amp; &quot;, new WeightCityLink(g, &quot; &amp; [.I134] &amp; &quot;) );&quot;" office:value-type="float" office:value="0">
            <text:p>#N/A</text:p>
          </table:table-cell>
          <table:table-cell table:formula="of:=&quot;g.addEdge(&quot; &amp; [.$D33] &amp; &quot;, &quot; &amp; VLOOKUP([.J133];[.$C$5:.$D$43];2) &amp; &quot;, new WeightCityLink(g, &quot; &amp; [.J134] &amp; &quot;) );&quot;" office:value-type="float" office:value="0">
            <text:p>#N/A</text:p>
          </table:table-cell>
          <table:table-cell table:formula="of:=&quot;g.addEdge(&quot; &amp; [.$D33] &amp; &quot;, &quot; &amp; VLOOKUP([.K133];[.$C$5:.$D$43];2) &amp; &quot;, new WeightCityLink(g, &quot; &amp; [.K134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34] &amp; &quot; = &quot; &amp; &quot;new City(&quot; &amp; [.C34] &amp; &quot;);&quot;" office:value-type="string" office:string-value="c34 = new City(Santa Isabel);">
            <text:p>c34 = new City(Santa Isabel);</text:p>
          </table:table-cell>
          <table:table-cell table:style-name="ce2" table:formula="of:= &quot;g.addVertex(&quot; &amp; [.D34] &amp; &quot;);&quot;" office:value-type="string" office:string-value="g.addVertex(c34);">
            <text:p>g.addVertex(c34);</text:p>
          </table:table-cell>
          <table:table-cell table:style-name="Default" table:formula="of:=[.A136]" office:value-type="string" office:string-value="Santa Isabel">
            <text:p>Santa Isabel</text:p>
          </table:table-cell>
          <table:table-cell office:value-type="string">
            <text:p>c34</text:p>
          </table:table-cell>
          <table:table-cell table:formula="of:=&quot;g.addEdge(&quot; &amp; [.$D34] &amp; &quot;, &quot; &amp; VLOOKUP([.D136];[.$C$5:.$D$43];2) &amp; &quot;, new WeightCityLink(g, &quot; &amp; [.D137] &amp; &quot;) );&quot;" office:value-type="string" office:string-value="g.addEdge(c34, c19, new WeightCityLink(g, 42,4) );">
            <text:p>g.addEdge(c34, c19, new WeightCityLink(g, 42,4) );</text:p>
          </table:table-cell>
          <table:table-cell table:formula="of:=&quot;g.addEdge(&quot; &amp; [.$D34] &amp; &quot;, &quot; &amp; VLOOKUP([.E136];[.$C$5:.$D$43];2) &amp; &quot;, new WeightCityLink(g, &quot; &amp; [.E137] &amp; &quot;) );&quot;" office:value-type="string" office:string-value="g.addEdge(c34, c5, new WeightCityLink(g, 17) );">
            <text:p>g.addEdge(c34, c5, new WeightCityLink(g, 17) );</text:p>
          </table:table-cell>
          <table:table-cell table:formula="of:=&quot;g.addEdge(&quot; &amp; [.$D34] &amp; &quot;, &quot; &amp; VLOOKUP([.F136];[.$C$5:.$D$43];2) &amp; &quot;, new WeightCityLink(g, &quot; &amp; [.F137] &amp; &quot;) );&quot;" office:value-type="string" office:string-value="g.addEdge(c34, c27, new WeightCityLink(g, 48,7) );">
            <text:p>g.addEdge(c34, c27, new WeightCityLink(g, 48,7) );</text:p>
          </table:table-cell>
          <table:table-cell table:formula="of:=&quot;g.addEdge(&quot; &amp; [.$D34] &amp; &quot;, &quot; &amp; VLOOKUP([.G136];[.$C$5:.$D$43];2) &amp; &quot;, new WeightCityLink(g, &quot; &amp; [.G137] &amp; &quot;) );&quot;" office:value-type="string" office:string-value="g.addEdge(c34, c18, new WeightCityLink(g, 32,4) );">
            <text:p>g.addEdge(c34, c18, new WeightCityLink(g, 32,4) );</text:p>
          </table:table-cell>
          <table:table-cell table:formula="of:=&quot;g.addEdge(&quot; &amp; [.$D34] &amp; &quot;, &quot; &amp; VLOOKUP([.H136];[.$C$5:.$D$43];2) &amp; &quot;, new WeightCityLink(g, &quot; &amp; [.H137] &amp; &quot;) );&quot;" office:value-type="float" office:value="0">
            <text:p>#N/A</text:p>
          </table:table-cell>
          <table:table-cell table:formula="of:=&quot;g.addEdge(&quot; &amp; [.$D34] &amp; &quot;, &quot; &amp; VLOOKUP([.I136];[.$C$5:.$D$43];2) &amp; &quot;, new WeightCityLink(g, &quot; &amp; [.I137] &amp; &quot;) );&quot;" office:value-type="float" office:value="0">
            <text:p>#N/A</text:p>
          </table:table-cell>
          <table:table-cell table:formula="of:=&quot;g.addEdge(&quot; &amp; [.$D34] &amp; &quot;, &quot; &amp; VLOOKUP([.J136];[.$C$5:.$D$43];2) &amp; &quot;, new WeightCityLink(g, &quot; &amp; [.J137] &amp; &quot;) );&quot;" office:value-type="float" office:value="0">
            <text:p>#N/A</text:p>
          </table:table-cell>
          <table:table-cell table:formula="of:=&quot;g.addEdge(&quot; &amp; [.$D34] &amp; &quot;, &quot; &amp; VLOOKUP([.K136];[.$C$5:.$D$43];2) &amp; &quot;, new WeightCityLink(g, &quot; &amp; [.K137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35] &amp; &quot; = &quot; &amp; &quot;new City(&quot; &amp; [.C35] &amp; &quot;);&quot;" office:value-type="string" office:string-value="c35 = new City(Santana de Parnaíba);">
            <text:p>c35 = new City(Santana de Parnaíba);</text:p>
          </table:table-cell>
          <table:table-cell table:style-name="ce2" table:formula="of:= &quot;g.addVertex(&quot; &amp; [.D35] &amp; &quot;);&quot;" office:value-type="string" office:string-value="g.addVertex(c35);">
            <text:p>g.addVertex(c35);</text:p>
          </table:table-cell>
          <table:table-cell table:style-name="Default" table:formula="of:=[.A139]" office:value-type="string" office:string-value="Santana de Parnaíba">
            <text:p>Santana de Parnaíba</text:p>
          </table:table-cell>
          <table:table-cell office:value-type="string">
            <text:p>c35</text:p>
          </table:table-cell>
          <table:table-cell table:formula="of:=&quot;g.addEdge(&quot; &amp; [.$D35] &amp; &quot;, &quot; &amp; VLOOKUP([.D139];[.$C$5:.$D$43];2) &amp; &quot;, new WeightCityLink(g, &quot; &amp; [.D140] &amp; &quot;) );&quot;" office:value-type="string" office:string-value="g.addEdge(c35, c9, new WeightCityLink(g, 17,1) );">
            <text:p>g.addEdge(c35, c9, new WeightCityLink(g, 17,1) );</text:p>
          </table:table-cell>
          <table:table-cell table:formula="of:=&quot;g.addEdge(&quot; &amp; [.$D35] &amp; &quot;, &quot; &amp; VLOOKUP([.E139];[.$C$5:.$D$43];2) &amp; &quot;, new WeightCityLink(g, &quot; &amp; [.E140] &amp; &quot;) );&quot;" office:value-type="string" office:string-value="g.addEdge(c35, c29, new WeightCityLink(g, 14,6) );">
            <text:p>g.addEdge(c35, c29, new WeightCityLink(g, 14,6) );</text:p>
          </table:table-cell>
          <table:table-cell table:formula="of:=&quot;g.addEdge(&quot; &amp; [.$D35] &amp; &quot;, &quot; &amp; VLOOKUP([.F139];[.$C$5:.$D$43];2) &amp; &quot;, new WeightCityLink(g, &quot; &amp; [.F140] &amp; &quot;) );&quot;" office:value-type="string" office:string-value="g.addEdge(c35, c6, new WeightCityLink(g, 12,6) );">
            <text:p>g.addEdge(c35, c6, new WeightCityLink(g, 12,6) );</text:p>
          </table:table-cell>
          <table:table-cell table:formula="of:=&quot;g.addEdge(&quot; &amp; [.$D35] &amp; &quot;, &quot; &amp; VLOOKUP([.G139];[.$C$5:.$D$43];2) &amp; &quot;, new WeightCityLink(g, &quot; &amp; [.G140] &amp; &quot;) );&quot;" office:value-type="string" office:string-value="g.addEdge(c35, c40, new WeightCityLink(g, passa por Osasco 44,5) );">
            <text:p>g.addEdge(c35, c40, new WeightCityLink(g, passa por Osasco 44,5) );</text:p>
          </table:table-cell>
          <table:table-cell table:formula="of:=&quot;g.addEdge(&quot; &amp; [.$D35] &amp; &quot;, &quot; &amp; VLOOKUP([.H139];[.$C$5:.$D$43];2) &amp; &quot;, new WeightCityLink(g, &quot; &amp; [.H140] &amp; &quot;) );&quot;" office:value-type="float" office:value="0">
            <text:p>#N/A</text:p>
          </table:table-cell>
          <table:table-cell table:formula="of:=&quot;g.addEdge(&quot; &amp; [.$D35] &amp; &quot;, &quot; &amp; VLOOKUP([.I139];[.$C$5:.$D$43];2) &amp; &quot;, new WeightCityLink(g, &quot; &amp; [.I140] &amp; &quot;) );&quot;" office:value-type="float" office:value="0">
            <text:p>#N/A</text:p>
          </table:table-cell>
          <table:table-cell table:formula="of:=&quot;g.addEdge(&quot; &amp; [.$D35] &amp; &quot;, &quot; &amp; VLOOKUP([.J139];[.$C$5:.$D$43];2) &amp; &quot;, new WeightCityLink(g, &quot; &amp; [.J140] &amp; &quot;) );&quot;" office:value-type="float" office:value="0">
            <text:p>#N/A</text:p>
          </table:table-cell>
          <table:table-cell table:formula="of:=&quot;g.addEdge(&quot; &amp; [.$D35] &amp; &quot;, &quot; &amp; VLOOKUP([.K139];[.$C$5:.$D$43];2) &amp; &quot;, new WeightCityLink(g, &quot; &amp; [.K140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36] &amp; &quot; = &quot; &amp; &quot;new City(&quot; &amp; [.C36] &amp; &quot;);&quot;" office:value-type="string" office:string-value="c36 = new City(Santo André);">
            <text:p>c36 = new City(Santo André);</text:p>
          </table:table-cell>
          <table:table-cell table:style-name="ce2" table:formula="of:= &quot;g.addVertex(&quot; &amp; [.D36] &amp; &quot;);&quot;" office:value-type="string" office:string-value="g.addVertex(c36);">
            <text:p>g.addVertex(c36);</text:p>
          </table:table-cell>
          <table:table-cell table:style-name="Default" table:formula="of:=[.A142]" office:value-type="string" office:string-value="Santo André">
            <text:p>Santo André</text:p>
          </table:table-cell>
          <table:table-cell office:value-type="string">
            <text:p>c36</text:p>
          </table:table-cell>
          <table:table-cell table:formula="of:=&quot;g.addEdge(&quot; &amp; [.$D36] &amp; &quot;, &quot; &amp; VLOOKUP([.D142];[.$C$5:.$D$43];2) &amp; &quot;, new WeightCityLink(g, &quot; &amp; [.D143] &amp; &quot;) );&quot;" office:value-type="string" office:string-value="g.addEdge(c36, c40, new WeightCityLink(g, 23,3) );">
            <text:p>g.addEdge(c36, c40, new WeightCityLink(g, 23,3) );</text:p>
          </table:table-cell>
          <table:table-cell table:formula="of:=&quot;g.addEdge(&quot; &amp; [.$D36] &amp; &quot;, &quot; &amp; VLOOKUP([.E142];[.$C$5:.$D$43];2) &amp; &quot;, new WeightCityLink(g, &quot; &amp; [.E143] &amp; &quot;) );&quot;" office:value-type="string" office:string-value="g.addEdge(c36, c38, new WeightCityLink(g, 6,7) );">
            <text:p>g.addEdge(c36, c38, new WeightCityLink(g, 6,7) );</text:p>
          </table:table-cell>
          <table:table-cell table:formula="of:=&quot;g.addEdge(&quot; &amp; [.$D36] &amp; &quot;, &quot; &amp; VLOOKUP([.F142];[.$C$5:.$D$43];2) &amp; &quot;, new WeightCityLink(g, &quot; &amp; [.F143] &amp; &quot;) );&quot;" office:value-type="string" office:string-value="g.addEdge(c36, c37, new WeightCityLink(g, 6,9) );">
            <text:p>g.addEdge(c36, c37, new WeightCityLink(g, 6,9) );</text:p>
          </table:table-cell>
          <table:table-cell table:formula="of:=&quot;g.addEdge(&quot; &amp; [.$D36] &amp; &quot;, &quot; &amp; VLOOKUP([.G142];[.$C$5:.$D$43];2) &amp; &quot;, new WeightCityLink(g, &quot; &amp; [.G143] &amp; &quot;) );&quot;" office:value-type="string" office:string-value="g.addEdge(c36, c27, new WeightCityLink(g, passa por várias cidades 64,7) );">
            <text:p>g.addEdge(c36, c27, new WeightCityLink(g, passa por várias cidades 64,7) );</text:p>
          </table:table-cell>
          <table:table-cell table:formula="of:=&quot;g.addEdge(&quot; &amp; [.$D36] &amp; &quot;, &quot; &amp; VLOOKUP([.H142];[.$C$5:.$D$43];2) &amp; &quot;, new WeightCityLink(g, &quot; &amp; [.H143] &amp; &quot;) );&quot;" office:value-type="string" office:string-value="g.addEdge(c36, c41, new WeightCityLink(g, passa por Mauá 33,8) );">
            <text:p>g.addEdge(c36, c41, new WeightCityLink(g, passa por Mauá 33,8) );</text:p>
          </table:table-cell>
          <table:table-cell table:formula="of:=&quot;g.addEdge(&quot; &amp; [.$D36] &amp; &quot;, &quot; &amp; VLOOKUP([.I142];[.$C$5:.$D$43];2) &amp; &quot;, new WeightCityLink(g, &quot; &amp; [.I143] &amp; &quot;) );&quot;" office:value-type="string" office:string-value="g.addEdge(c36, c32, new WeightCityLink(g, passa por Ribeirão Pires 20,8) );">
            <text:p>g.addEdge(c36, c32, new WeightCityLink(g, passa por Ribeirão Pires 20,8) );</text:p>
          </table:table-cell>
          <table:table-cell table:formula="of:=&quot;g.addEdge(&quot; &amp; [.$D36] &amp; &quot;, &quot; &amp; VLOOKUP([.J142];[.$C$5:.$D$43];2) &amp; &quot;, new WeightCityLink(g, &quot; &amp; [.J143] &amp; &quot;) );&quot;" office:value-type="string" office:string-value="g.addEdge(c36, c31, new WeightCityLink(g, passa por Mauá 17,2) );">
            <text:p>g.addEdge(c36, c31, new WeightCityLink(g, passa por Mauá 17,2) );</text:p>
          </table:table-cell>
          <table:table-cell table:formula="of:=&quot;g.addEdge(&quot; &amp; [.$D36] &amp; &quot;, &quot; &amp; VLOOKUP([.K142];[.$C$5:.$D$43];2) &amp; &quot;, new WeightCityLink(g, &quot; &amp; [.K143] &amp; &quot;) );&quot;" office:value-type="string" office:string-value="g.addEdge(c36, c26, new WeightCityLink(g, 9,3) );">
            <text:p>g.addEdge(c36, c26, new WeightCityLink(g, 9,3) );</text:p>
          </table:table-cell>
          <table:table-cell table:number-columns-repeated="11"/>
        </table:table-row>
        <table:table-row table:style-name="ro1">
          <table:table-cell table:style-name="Default" table:formula="of:= [.D37] &amp; &quot; = &quot; &amp; &quot;new City(&quot; &amp; [.C37] &amp; &quot;);&quot;" office:value-type="string" office:string-value="c37 = new City(São Bernardo do Campo);">
            <text:p>c37 = new City(São Bernardo do Campo);</text:p>
          </table:table-cell>
          <table:table-cell table:style-name="ce2" table:formula="of:= &quot;g.addVertex(&quot; &amp; [.D37] &amp; &quot;);&quot;" office:value-type="string" office:string-value="g.addVertex(c37);">
            <text:p>g.addVertex(c37);</text:p>
          </table:table-cell>
          <table:table-cell table:style-name="Default" table:formula="of:=[.A145]" office:value-type="string" office:string-value="São Bernardo do Campo">
            <text:p>São Bernardo do Campo</text:p>
          </table:table-cell>
          <table:table-cell office:value-type="string">
            <text:p>c37</text:p>
          </table:table-cell>
          <table:table-cell table:formula="of:=&quot;g.addEdge(&quot; &amp; [.$D37] &amp; &quot;, &quot; &amp; VLOOKUP([.D145];[.$C$5:.$D$43];2) &amp; &quot;, new WeightCityLink(g, &quot; &amp; [.D146] &amp; &quot;) );&quot;" office:value-type="string" office:string-value="g.addEdge(c37, c40, new WeightCityLink(g, 25,2) );">
            <text:p>g.addEdge(c37, c40, new WeightCityLink(g, 25,2) );</text:p>
          </table:table-cell>
          <table:table-cell table:formula="of:=&quot;g.addEdge(&quot; &amp; [.$D37] &amp; &quot;, &quot; &amp; VLOOKUP([.E145];[.$C$5:.$D$43];2) &amp; &quot;, new WeightCityLink(g, &quot; &amp; [.E146] &amp; &quot;) );&quot;" office:value-type="string" office:string-value="g.addEdge(c37, c38, new WeightCityLink(g, 9,8) );">
            <text:p>g.addEdge(c37, c38, new WeightCityLink(g, 9,8) );</text:p>
          </table:table-cell>
          <table:table-cell table:formula="of:=&quot;g.addEdge(&quot; &amp; [.$D37] &amp; &quot;, &quot; &amp; VLOOKUP([.F145];[.$C$5:.$D$43];2) &amp; &quot;, new WeightCityLink(g, &quot; &amp; [.F146] &amp; &quot;) );&quot;" office:value-type="string" office:string-value="g.addEdge(c37, c12, new WeightCityLink(g, 7,9) );">
            <text:p>g.addEdge(c37, c12, new WeightCityLink(g, 7,9) );</text:p>
          </table:table-cell>
          <table:table-cell table:formula="of:=&quot;g.addEdge(&quot; &amp; [.$D37] &amp; &quot;, &quot; &amp; VLOOKUP([.G145];[.$C$5:.$D$43];2) &amp; &quot;, new WeightCityLink(g, &quot; &amp; [.G146] &amp; &quot;) );&quot;" office:value-type="string" office:string-value="g.addEdge(c37, c36, new WeightCityLink(g, 6,9) );">
            <text:p>g.addEdge(c37, c36, new WeightCityLink(g, 6,9) );</text:p>
          </table:table-cell>
          <table:table-cell table:formula="of:=&quot;g.addEdge(&quot; &amp; [.$D37] &amp; &quot;, &quot; &amp; VLOOKUP([.H145];[.$C$5:.$D$43];2) &amp; &quot;, new WeightCityLink(g, &quot; &amp; [.H146] &amp; &quot;) );&quot;" office:value-type="float" office:value="0">
            <text:p>#N/A</text:p>
          </table:table-cell>
          <table:table-cell table:formula="of:=&quot;g.addEdge(&quot; &amp; [.$D37] &amp; &quot;, &quot; &amp; VLOOKUP([.I145];[.$C$5:.$D$43];2) &amp; &quot;, new WeightCityLink(g, &quot; &amp; [.I146] &amp; &quot;) );&quot;" office:value-type="float" office:value="0">
            <text:p>#N/A</text:p>
          </table:table-cell>
          <table:table-cell table:formula="of:=&quot;g.addEdge(&quot; &amp; [.$D37] &amp; &quot;, &quot; &amp; VLOOKUP([.J145];[.$C$5:.$D$43];2) &amp; &quot;, new WeightCityLink(g, &quot; &amp; [.J146] &amp; &quot;) );&quot;" office:value-type="float" office:value="0">
            <text:p>#N/A</text:p>
          </table:table-cell>
          <table:table-cell table:formula="of:=&quot;g.addEdge(&quot; &amp; [.$D37] &amp; &quot;, &quot; &amp; VLOOKUP([.K145];[.$C$5:.$D$43];2) &amp; &quot;, new WeightCityLink(g, &quot; &amp; [.K146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38] &amp; &quot; = &quot; &amp; &quot;new City(&quot; &amp; [.C38] &amp; &quot;);&quot;" office:value-type="string" office:string-value="c38 = new City(São Caetano do Sul);">
            <text:p>c38 = new City(São Caetano do Sul);</text:p>
          </table:table-cell>
          <table:table-cell table:style-name="ce2" table:formula="of:= &quot;g.addVertex(&quot; &amp; [.D38] &amp; &quot;);&quot;" office:value-type="string" office:string-value="g.addVertex(c38);">
            <text:p>g.addVertex(c38);</text:p>
          </table:table-cell>
          <table:table-cell table:style-name="Default" table:formula="of:=[.A148]" office:value-type="string" office:string-value="São Caetano do Sul">
            <text:p>São Caetano do Sul</text:p>
          </table:table-cell>
          <table:table-cell office:value-type="string">
            <text:p>c38</text:p>
          </table:table-cell>
          <table:table-cell table:formula="of:=&quot;g.addEdge(&quot; &amp; [.$D38] &amp; &quot;, &quot; &amp; VLOOKUP([.D148];[.$C$5:.$D$43];2) &amp; &quot;, new WeightCityLink(g, &quot; &amp; [.D149] &amp; &quot;) );&quot;" office:value-type="string" office:string-value="g.addEdge(c38, c40, new WeightCityLink(g, 13,5) );">
            <text:p>g.addEdge(c38, c40, new WeightCityLink(g, 13,5) );</text:p>
          </table:table-cell>
          <table:table-cell table:formula="of:=&quot;g.addEdge(&quot; &amp; [.$D38] &amp; &quot;, &quot; &amp; VLOOKUP([.E148];[.$C$5:.$D$43];2) &amp; &quot;, new WeightCityLink(g, &quot; &amp; [.E149] &amp; &quot;) );&quot;" office:value-type="string" office:string-value="g.addEdge(c38, c36, new WeightCityLink(g, 6,7) );">
            <text:p>g.addEdge(c38, c36, new WeightCityLink(g, 6,7) );</text:p>
          </table:table-cell>
          <table:table-cell table:formula="of:=&quot;g.addEdge(&quot; &amp; [.$D38] &amp; &quot;, &quot; &amp; VLOOKUP([.F148];[.$C$5:.$D$43];2) &amp; &quot;, new WeightCityLink(g, &quot; &amp; [.F149] &amp; &quot;) );&quot;" office:value-type="string" office:string-value="g.addEdge(c38, c37, new WeightCityLink(g, 9,8) );">
            <text:p>g.addEdge(c38, c37, new WeightCityLink(g, 9,8) );</text:p>
          </table:table-cell>
          <table:table-cell table:formula="of:=&quot;g.addEdge(&quot; &amp; [.$D38] &amp; &quot;, &quot; &amp; VLOOKUP([.G148];[.$C$5:.$D$43];2) &amp; &quot;, new WeightCityLink(g, &quot; &amp; [.G149] &amp; &quot;) );&quot;" office:value-type="float" office:value="0">
            <text:p>#N/A</text:p>
          </table:table-cell>
          <table:table-cell table:formula="of:=&quot;g.addEdge(&quot; &amp; [.$D38] &amp; &quot;, &quot; &amp; VLOOKUP([.H148];[.$C$5:.$D$43];2) &amp; &quot;, new WeightCityLink(g, &quot; &amp; [.H149] &amp; &quot;) );&quot;" office:value-type="float" office:value="0">
            <text:p>#N/A</text:p>
          </table:table-cell>
          <table:table-cell table:formula="of:=&quot;g.addEdge(&quot; &amp; [.$D38] &amp; &quot;, &quot; &amp; VLOOKUP([.I148];[.$C$5:.$D$43];2) &amp; &quot;, new WeightCityLink(g, &quot; &amp; [.I149] &amp; &quot;) );&quot;" office:value-type="float" office:value="0">
            <text:p>#N/A</text:p>
          </table:table-cell>
          <table:table-cell table:formula="of:=&quot;g.addEdge(&quot; &amp; [.$D38] &amp; &quot;, &quot; &amp; VLOOKUP([.J148];[.$C$5:.$D$43];2) &amp; &quot;, new WeightCityLink(g, &quot; &amp; [.J149] &amp; &quot;) );&quot;" office:value-type="float" office:value="0">
            <text:p>#N/A</text:p>
          </table:table-cell>
          <table:table-cell table:formula="of:=&quot;g.addEdge(&quot; &amp; [.$D38] &amp; &quot;, &quot; &amp; VLOOKUP([.K148];[.$C$5:.$D$43];2) &amp; &quot;, new WeightCityLink(g, &quot; &amp; [.K149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39] &amp; &quot; = &quot; &amp; &quot;new City(&quot; &amp; [.C39] &amp; &quot;);&quot;" office:value-type="string" office:string-value="c39 = new City(São Lourenço da Serra);">
            <text:p>c39 = new City(São Lourenço da Serra);</text:p>
          </table:table-cell>
          <table:table-cell table:style-name="ce2" table:formula="of:= &quot;g.addVertex(&quot; &amp; [.D39] &amp; &quot;);&quot;" office:value-type="string" office:string-value="g.addVertex(c39);">
            <text:p>g.addVertex(c39);</text:p>
          </table:table-cell>
          <table:table-cell table:style-name="Default" table:formula="of:=[.A151]" office:value-type="string" office:string-value="São Lourenço da Serra">
            <text:p>São Lourenço da Serra</text:p>
          </table:table-cell>
          <table:table-cell office:value-type="string">
            <text:p>c39</text:p>
          </table:table-cell>
          <table:table-cell table:formula="of:=&quot;g.addEdge(&quot; &amp; [.$D39] &amp; &quot;, &quot; &amp; VLOOKUP([.D151];[.$C$5:.$D$43];2) &amp; &quot;, new WeightCityLink(g, &quot; &amp; [.D152] &amp; &quot;) );&quot;" office:value-type="string" office:string-value="g.addEdge(c39, c11, new WeightCityLink(g, passa por Itapecerica 46,8) );">
            <text:p>g.addEdge(c39, c11, new WeightCityLink(g, passa por Itapecerica 46,8) );</text:p>
          </table:table-cell>
          <table:table-cell table:formula="of:=&quot;g.addEdge(&quot; &amp; [.$D39] &amp; &quot;, &quot; &amp; VLOOKUP([.E151];[.$C$5:.$D$43];2) &amp; &quot;, new WeightCityLink(g, &quot; &amp; [.E152] &amp; &quot;) );&quot;" office:value-type="string" office:string-value="g.addEdge(c39, c24, new WeightCityLink(g, 18,8) );">
            <text:p>g.addEdge(c39, c24, new WeightCityLink(g, 18,8) );</text:p>
          </table:table-cell>
          <table:table-cell table:formula="of:=&quot;g.addEdge(&quot; &amp; [.$D39] &amp; &quot;, &quot; &amp; VLOOKUP([.F151];[.$C$5:.$D$43];2) &amp; &quot;, new WeightCityLink(g, &quot; &amp; [.F152] &amp; &quot;) );&quot;" office:value-type="string" office:string-value="g.addEdge(c39, c14, new WeightCityLink(g, 20,7) );">
            <text:p>g.addEdge(c39, c14, new WeightCityLink(g, 20,7) );</text:p>
          </table:table-cell>
          <table:table-cell table:formula="of:=&quot;g.addEdge(&quot; &amp; [.$D39] &amp; &quot;, &quot; &amp; VLOOKUP([.G151];[.$C$5:.$D$43];2) &amp; &quot;, new WeightCityLink(g, &quot; &amp; [.G152] &amp; &quot;) );&quot;" office:value-type="string" office:string-value="g.addEdge(c39, c20, new WeightCityLink(g, 22,4) );">
            <text:p>g.addEdge(c39, c20, new WeightCityLink(g, 22,4) );</text:p>
          </table:table-cell>
          <table:table-cell table:formula="of:=&quot;g.addEdge(&quot; &amp; [.$D39] &amp; &quot;, &quot; &amp; VLOOKUP([.H151];[.$C$5:.$D$43];2) &amp; &quot;, new WeightCityLink(g, &quot; &amp; [.H152] &amp; &quot;) );&quot;" office:value-type="float" office:value="0">
            <text:p>#N/A</text:p>
          </table:table-cell>
          <table:table-cell table:formula="of:=&quot;g.addEdge(&quot; &amp; [.$D39] &amp; &quot;, &quot; &amp; VLOOKUP([.I151];[.$C$5:.$D$43];2) &amp; &quot;, new WeightCityLink(g, &quot; &amp; [.I152] &amp; &quot;) );&quot;" office:value-type="float" office:value="0">
            <text:p>#N/A</text:p>
          </table:table-cell>
          <table:table-cell table:formula="of:=&quot;g.addEdge(&quot; &amp; [.$D39] &amp; &quot;, &quot; &amp; VLOOKUP([.J151];[.$C$5:.$D$43];2) &amp; &quot;, new WeightCityLink(g, &quot; &amp; [.J152] &amp; &quot;) );&quot;" office:value-type="float" office:value="0">
            <text:p>#N/A</text:p>
          </table:table-cell>
          <table:table-cell table:formula="of:=&quot;g.addEdge(&quot; &amp; [.$D39] &amp; &quot;, &quot; &amp; VLOOKUP([.K151];[.$C$5:.$D$43];2) &amp; &quot;, new WeightCityLink(g, &quot; &amp; [.K152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40] &amp; &quot; = &quot; &amp; &quot;new City(&quot; &amp; [.C40] &amp; &quot;);&quot;" office:value-type="string" office:string-value="c40 = new City(São Paulo);">
            <text:p>c40 = new City(São Paulo);</text:p>
          </table:table-cell>
          <table:table-cell table:style-name="ce2" table:formula="of:= &quot;g.addVertex(&quot; &amp; [.D40] &amp; &quot;);&quot;" office:value-type="string" office:string-value="g.addVertex(c40);">
            <text:p>g.addVertex(c40);</text:p>
          </table:table-cell>
          <table:table-cell table:style-name="Default" table:formula="of:=[.A154]" office:value-type="string" office:string-value="São Paulo">
            <text:p>São Paulo</text:p>
          </table:table-cell>
          <table:table-cell office:value-type="string">
            <text:p>c40</text:p>
          </table:table-cell>
          <table:table-cell table:formula="of:=&quot;g.addEdge(&quot; &amp; [.$D40] &amp; &quot;, &quot; &amp; VLOOKUP([.D154];[.$C$5:.$D$43];2) &amp; &quot;, new WeightCityLink(g, &quot; &amp; [.D155] &amp; &quot;) );&quot;" office:value-type="string" office:string-value="g.addEdge(c40, c19, new WeightCityLink(g, 21,2) );">
            <text:p>g.addEdge(c40, c19, new WeightCityLink(g, 21,2) );</text:p>
          </table:table-cell>
          <table:table-cell table:formula="of:=&quot;g.addEdge(&quot; &amp; [.$D40] &amp; &quot;, &quot; &amp; VLOOKUP([.E154];[.$C$5:.$D$43];2) &amp; &quot;, new WeightCityLink(g, &quot; &amp; [.E155] &amp; &quot;) );&quot;" office:value-type="string" office:string-value="g.addEdge(c40, c25, new WeightCityLink(g, 34,1) );">
            <text:p>g.addEdge(c40, c25, new WeightCityLink(g, 34,1) );</text:p>
          </table:table-cell>
          <table:table-cell table:formula="of:=&quot;g.addEdge(&quot; &amp; [.$D40] &amp; &quot;, &quot; &amp; VLOOKUP([.F154];[.$C$5:.$D$43];2) &amp; &quot;, new WeightCityLink(g, &quot; &amp; [.F155] &amp; &quot;) );&quot;" office:value-type="string" office:string-value="g.addEdge(c40, c8, new WeightCityLink(g, 37,8) );">
            <text:p>g.addEdge(c40, c8, new WeightCityLink(g, 37,8) );</text:p>
          </table:table-cell>
          <table:table-cell table:formula="of:=&quot;g.addEdge(&quot; &amp; [.$D40] &amp; &quot;, &quot; &amp; VLOOKUP([.G154];[.$C$5:.$D$43];2) &amp; &quot;, new WeightCityLink(g, &quot; &amp; [.G155] &amp; &quot;) );&quot;" office:value-type="string" office:string-value="g.addEdge(c40, c9, new WeightCityLink(g, 46,3) );">
            <text:p>g.addEdge(c40, c9, new WeightCityLink(g, 46,3) );</text:p>
          </table:table-cell>
          <table:table-cell table:formula="of:=&quot;g.addEdge(&quot; &amp; [.$D40] &amp; &quot;, &quot; &amp; VLOOKUP([.H154];[.$C$5:.$D$43];2) &amp; &quot;, new WeightCityLink(g, &quot; &amp; [.H155] &amp; &quot;) );&quot;" office:value-type="string" office:string-value="g.addEdge(c40, c35, new WeightCityLink(g, passa por Osasco 44,5) );">
            <text:p>g.addEdge(c40, c35, new WeightCityLink(g, passa por Osasco 44,5) );</text:p>
          </table:table-cell>
          <table:table-cell table:formula="of:=&quot;g.addEdge(&quot; &amp; [.$D40] &amp; &quot;, &quot; &amp; VLOOKUP([.I154];[.$C$5:.$D$43];2) &amp; &quot;, new WeightCityLink(g, &quot; &amp; [.I155] &amp; &quot;) );&quot;" office:value-type="string" office:string-value="g.addEdge(c40, c28, new WeightCityLink(g, 29) );">
            <text:p>g.addEdge(c40, c28, new WeightCityLink(g, 29) );</text:p>
          </table:table-cell>
          <table:table-cell table:formula="of:=&quot;g.addEdge(&quot; &amp; [.$D40] &amp; &quot;, &quot; &amp; VLOOKUP([.J154];[.$C$5:.$D$43];2) &amp; &quot;, new WeightCityLink(g, &quot; &amp; [.J155] &amp; &quot;) );&quot;" office:value-type="string" office:string-value="g.addEdge(c40, c42, new WeightCityLink(g, 16,2) );">
            <text:p>g.addEdge(c40, c42, new WeightCityLink(g, 16,2) );</text:p>
          </table:table-cell>
          <table:table-cell table:formula="of:=&quot;g.addEdge(&quot; &amp; [.$D40] &amp; &quot;, &quot; &amp; VLOOKUP([.K154];[.$C$5:.$D$43];2) &amp; &quot;, new WeightCityLink(g, &quot; &amp; [.K155] &amp; &quot;) );&quot;" office:value-type="string" office:string-value="g.addEdge(c40, c13, new WeightCityLink(g, 37,7) );">
            <text:p>g.addEdge(c40, c13, new WeightCityLink(g, 37,7) );</text:p>
          </table:table-cell>
          <table:table-cell table:formula="of:=&quot;g.addEdge(&quot; &amp; [.$D40] &amp; &quot;, &quot; &amp; VLOOKUP([.L154];[.$C$5:.$D$43];2) &amp; &quot;, new WeightCityLink(g, &quot; &amp; [.L155] &amp; &quot;) );&quot;" office:value-type="string" office:string-value="g.addEdge(c40, c20, new WeightCityLink(g, 36,5) );">
            <text:p>g.addEdge(c40, c20, new WeightCityLink(g, 36,5) );</text:p>
          </table:table-cell>
          <table:table-cell table:formula="of:=&quot;g.addEdge(&quot; &amp; [.$D40] &amp; &quot;, &quot; &amp; VLOOKUP([.M154];[.$C$5:.$D$43];2) &amp; &quot;, new WeightCityLink(g, &quot; &amp; [.M155] &amp; &quot;) );&quot;" office:value-type="string" office:string-value="g.addEdge(c40, c14, new WeightCityLink(g, 49,4) );">
            <text:p>g.addEdge(c40, c14, new WeightCityLink(g, 49,4) );</text:p>
          </table:table-cell>
          <table:table-cell table:formula="of:=&quot;g.addEdge(&quot; &amp; [.$D40] &amp; &quot;, &quot; &amp; VLOOKUP([.N154];[.$C$5:.$D$43];2) &amp; &quot;, new WeightCityLink(g, &quot; &amp; [.N155] &amp; &quot;) );&quot;" office:value-type="string" office:string-value="g.addEdge(c40, c24, new WeightCityLink(g, passa por São Lourenço 78,5) );">
            <text:p>g.addEdge(c40, c24, new WeightCityLink(g, passa por São Lourenço 78,5) );</text:p>
          </table:table-cell>
          <table:table-cell table:formula="of:=&quot;g.addEdge(&quot; &amp; [.$D40] &amp; &quot;, &quot; &amp; VLOOKUP([.O154];[.$C$5:.$D$43];2) &amp; &quot;, new WeightCityLink(g, &quot; &amp; [.O155] &amp; &quot;) );&quot;" office:value-type="string" office:string-value="g.addEdge(c40, c37, new WeightCityLink(g, 25,2) );">
            <text:p>g.addEdge(c40, c37, new WeightCityLink(g, 25,2) );</text:p>
          </table:table-cell>
          <table:table-cell table:formula="of:=&quot;g.addEdge(&quot; &amp; [.$D40] &amp; &quot;, &quot; &amp; VLOOKUP([.P154];[.$C$5:.$D$43];2) &amp; &quot;, new WeightCityLink(g, &quot; &amp; [.P155] &amp; &quot;) );&quot;" office:value-type="string" office:string-value="g.addEdge(c40, c12, new WeightCityLink(g, 19,2) );">
            <text:p>g.addEdge(c40, c12, new WeightCityLink(g, 19,2) );</text:p>
          </table:table-cell>
          <table:table-cell table:formula="of:=&quot;g.addEdge(&quot; &amp; [.$D40] &amp; &quot;, &quot; &amp; VLOOKUP([.Q154];[.$C$5:.$D$43];2) &amp; &quot;, new WeightCityLink(g, &quot; &amp; [.Q155] &amp; &quot;) );&quot;" office:value-type="string" office:string-value="g.addEdge(c40, c38, new WeightCityLink(g, 13,5) );">
            <text:p>g.addEdge(c40, c38, new WeightCityLink(g, 13,5) );</text:p>
          </table:table-cell>
          <table:table-cell table:formula="of:=&quot;g.addEdge(&quot; &amp; [.$D40] &amp; &quot;, &quot; &amp; VLOOKUP([.R154];[.$C$5:.$D$43];2) &amp; &quot;, new WeightCityLink(g, &quot; &amp; [.R155] &amp; &quot;) );&quot;" office:value-type="string" office:string-value="g.addEdge(c40, c36, new WeightCityLink(g, 23,3) );">
            <text:p>g.addEdge(c40, c36, new WeightCityLink(g, 23,3) );</text:p>
          </table:table-cell>
          <table:table-cell table:formula="of:=&quot;g.addEdge(&quot; &amp; [.$D40] &amp; &quot;, &quot; &amp; VLOOKUP([.S154];[.$C$5:.$D$43];2) &amp; &quot;, new WeightCityLink(g, &quot; &amp; [.S155] &amp; &quot;) );&quot;" office:value-type="string" office:string-value="g.addEdge(c40, c26, new WeightCityLink(g, 36,4) );">
            <text:p>g.addEdge(c40, c26, new WeightCityLink(g, 36,4) );</text:p>
          </table:table-cell>
          <table:table-cell table:formula="of:=&quot;g.addEdge(&quot; &amp; [.$D40] &amp; &quot;, &quot; &amp; VLOOKUP([.T154];[.$C$5:.$D$43];2) &amp; &quot;, new WeightCityLink(g, &quot; &amp; [.T155] &amp; &quot;) );&quot;" office:value-type="string" office:string-value="g.addEdge(c40, c15, new WeightCityLink(g, 35,5) );">
            <text:p>g.addEdge(c40, c15, new WeightCityLink(g, 35,5) );</text:p>
          </table:table-cell>
          <table:table-cell table:formula="of:=&quot;g.addEdge(&quot; &amp; [.$D40] &amp; &quot;, &quot; &amp; VLOOKUP([.U154];[.$C$5:.$D$43];2) &amp; &quot;, new WeightCityLink(g, &quot; &amp; [.U155] &amp; &quot;) );&quot;" office:value-type="string" office:string-value="g.addEdge(c40, c22, new WeightCityLink(g, 40,2) );">
            <text:p>g.addEdge(c40, c22, new WeightCityLink(g, 40,2) );</text:p>
          </table:table-cell>
          <table:table-cell table:formula="of:=&quot;g.addEdge(&quot; &amp; [.$D40] &amp; &quot;, &quot; &amp; VLOOKUP([.V154];[.$C$5:.$D$43];2) &amp; &quot;, new WeightCityLink(g, &quot; &amp; [.V155] &amp; &quot;) );&quot;" office:value-type="float" office:value="0">
            <text:p>#N/A</text:p>
          </table:table-cell>
        </table:table-row>
        <table:table-row table:style-name="ro1">
          <table:table-cell table:style-name="Default" table:formula="of:= [.D41] &amp; &quot; = &quot; &amp; &quot;new City(&quot; &amp; [.C41] &amp; &quot;);&quot;" office:value-type="string" office:string-value="c41 = new City(Suzano);">
            <text:p>c41 = new City(Suzano);</text:p>
          </table:table-cell>
          <table:table-cell table:style-name="ce2" table:formula="of:= &quot;g.addVertex(&quot; &amp; [.D41] &amp; &quot;);&quot;" office:value-type="string" office:string-value="g.addVertex(c41);">
            <text:p>g.addVertex(c41);</text:p>
          </table:table-cell>
          <table:table-cell table:style-name="Default" table:formula="of:=[.A157]" office:value-type="string" office:string-value="Suzano">
            <text:p>Suzano</text:p>
          </table:table-cell>
          <table:table-cell office:value-type="string">
            <text:p>c41</text:p>
          </table:table-cell>
          <table:table-cell table:formula="of:=&quot;g.addEdge(&quot; &amp; [.$D41] &amp; &quot;, &quot; &amp; VLOOKUP([.D157];[.$C$5:.$D$43];2) &amp; &quot;, new WeightCityLink(g, &quot; &amp; [.D158] &amp; &quot;) );&quot;" office:value-type="string" office:string-value="g.addEdge(c41, c22, new WeightCityLink(g, 8,6) );">
            <text:p>g.addEdge(c41, c22, new WeightCityLink(g, 8,6) );</text:p>
          </table:table-cell>
          <table:table-cell table:formula="of:=&quot;g.addEdge(&quot; &amp; [.$D41] &amp; &quot;, &quot; &amp; VLOOKUP([.E157];[.$C$5:.$D$43];2) &amp; &quot;, new WeightCityLink(g, &quot; &amp; [.E158] &amp; &quot;) );&quot;" office:value-type="string" office:string-value="g.addEdge(c41, c30, new WeightCityLink(g, 5,1) );">
            <text:p>g.addEdge(c41, c30, new WeightCityLink(g, 5,1) );</text:p>
          </table:table-cell>
          <table:table-cell table:formula="of:=&quot;g.addEdge(&quot; &amp; [.$D41] &amp; &quot;, &quot; &amp; VLOOKUP([.F157];[.$C$5:.$D$43];2) &amp; &quot;, new WeightCityLink(g, &quot; &amp; [.F158] &amp; &quot;) );&quot;" office:value-type="string" office:string-value="g.addEdge(c41, c15, new WeightCityLink(g, 8,4) );">
            <text:p>g.addEdge(c41, c15, new WeightCityLink(g, 8,4) );</text:p>
          </table:table-cell>
          <table:table-cell table:formula="of:=&quot;g.addEdge(&quot; &amp; [.$D41] &amp; &quot;, &quot; &amp; VLOOKUP([.G157];[.$C$5:.$D$43];2) &amp; &quot;, new WeightCityLink(g, &quot; &amp; [.G158] &amp; &quot;) );&quot;" office:value-type="string" office:string-value="g.addEdge(c41, c31, new WeightCityLink(g, 28) );">
            <text:p>g.addEdge(c41, c31, new WeightCityLink(g, 28) );</text:p>
          </table:table-cell>
          <table:table-cell table:formula="of:=&quot;g.addEdge(&quot; &amp; [.$D41] &amp; &quot;, &quot; &amp; VLOOKUP([.H157];[.$C$5:.$D$43];2) &amp; &quot;, new WeightCityLink(g, &quot; &amp; [.H158] &amp; &quot;) );&quot;" office:value-type="string" office:string-value="g.addEdge(c41, c32, new WeightCityLink(g, 30,3) );">
            <text:p>g.addEdge(c41, c32, new WeightCityLink(g, 30,3) );</text:p>
          </table:table-cell>
          <table:table-cell table:formula="of:=&quot;g.addEdge(&quot; &amp; [.$D41] &amp; &quot;, &quot; &amp; VLOOKUP([.I157];[.$C$5:.$D$43];2) &amp; &quot;, new WeightCityLink(g, &quot; &amp; [.I158] &amp; &quot;) );&quot;" office:value-type="string" office:string-value="g.addEdge(c41, c27, new WeightCityLink(g, 14,6) );">
            <text:p>g.addEdge(c41, c27, new WeightCityLink(g, 14,6) );</text:p>
          </table:table-cell>
          <table:table-cell table:formula="of:=&quot;g.addEdge(&quot; &amp; [.$D41] &amp; &quot;, &quot; &amp; VLOOKUP([.J157];[.$C$5:.$D$43];2) &amp; &quot;, new WeightCityLink(g, &quot; &amp; [.J158] &amp; &quot;) );&quot;" office:value-type="string" office:string-value="g.addEdge(c41, c36, new WeightCityLink(g, passa por Mauá 33,8) );">
            <text:p>g.addEdge(c41, c36, new WeightCityLink(g, passa por Mauá 33,8) );</text:p>
          </table:table-cell>
          <table:table-cell table:formula="of:=&quot;g.addEdge(&quot; &amp; [.$D41] &amp; &quot;, &quot; &amp; VLOOKUP([.K157];[.$C$5:.$D$43];2) &amp; &quot;, new WeightCityLink(g, &quot; &amp; [.K158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42] &amp; &quot; = &quot; &amp; &quot;new City(&quot; &amp; [.C42] &amp; &quot;);&quot;" office:value-type="string" office:string-value="c42 = new City(Taboão da Serra);">
            <text:p>c42 = new City(Taboão da Serra);</text:p>
          </table:table-cell>
          <table:table-cell table:style-name="ce2" table:formula="of:= &quot;g.addVertex(&quot; &amp; [.D42] &amp; &quot;);&quot;" office:value-type="string" office:string-value="g.addVertex(c42);">
            <text:p>g.addVertex(c42);</text:p>
          </table:table-cell>
          <table:table-cell table:style-name="Default" table:formula="of:=[.A160]" office:value-type="string" office:string-value="Taboão da Serra">
            <text:p>Taboão da Serra</text:p>
          </table:table-cell>
          <table:table-cell office:value-type="string">
            <text:p>c42</text:p>
          </table:table-cell>
          <table:table-cell table:formula="of:=&quot;g.addEdge(&quot; &amp; [.$D42] &amp; &quot;, &quot; &amp; VLOOKUP([.D160];[.$C$5:.$D$43];2) &amp; &quot;, new WeightCityLink(g, &quot; &amp; [.D161] &amp; &quot;) );&quot;" office:value-type="string" office:string-value="g.addEdge(c42, c40, new WeightCityLink(g, 16,2) );">
            <text:p>g.addEdge(c42, c40, new WeightCityLink(g, 16,2) );</text:p>
          </table:table-cell>
          <table:table-cell table:formula="of:=&quot;g.addEdge(&quot; &amp; [.$D42] &amp; &quot;, &quot; &amp; VLOOKUP([.E160];[.$C$5:.$D$43];2) &amp; &quot;, new WeightCityLink(g, &quot; &amp; [.E161] &amp; &quot;) );&quot;" office:value-type="string" office:string-value="g.addEdge(c42, c11, new WeightCityLink(g, 24) );">
            <text:p>g.addEdge(c42, c11, new WeightCityLink(g, 24) );</text:p>
          </table:table-cell>
          <table:table-cell table:formula="of:=&quot;g.addEdge(&quot; &amp; [.$D42] &amp; &quot;, &quot; &amp; VLOOKUP([.F160];[.$C$5:.$D$43];2) &amp; &quot;, new WeightCityLink(g, &quot; &amp; [.F161] &amp; &quot;) );&quot;" office:value-type="string" office:string-value="g.addEdge(c42, c13, new WeightCityLink(g, 16,1) );">
            <text:p>g.addEdge(c42, c13, new WeightCityLink(g, 16,1) );</text:p>
          </table:table-cell>
          <table:table-cell table:formula="of:=&quot;g.addEdge(&quot; &amp; [.$D42] &amp; &quot;, &quot; &amp; VLOOKUP([.G160];[.$C$5:.$D$43];2) &amp; &quot;, new WeightCityLink(g, &quot; &amp; [.G161] &amp; &quot;) );&quot;" office:value-type="float" office:value="0">
            <text:p>#N/A</text:p>
          </table:table-cell>
          <table:table-cell table:formula="of:=&quot;g.addEdge(&quot; &amp; [.$D42] &amp; &quot;, &quot; &amp; VLOOKUP([.H160];[.$C$5:.$D$43];2) &amp; &quot;, new WeightCityLink(g, &quot; &amp; [.H161] &amp; &quot;) );&quot;" office:value-type="float" office:value="0">
            <text:p>#N/A</text:p>
          </table:table-cell>
          <table:table-cell table:formula="of:=&quot;g.addEdge(&quot; &amp; [.$D42] &amp; &quot;, &quot; &amp; VLOOKUP([.I160];[.$C$5:.$D$43];2) &amp; &quot;, new WeightCityLink(g, &quot; &amp; [.I161] &amp; &quot;) );&quot;" office:value-type="float" office:value="0">
            <text:p>#N/A</text:p>
          </table:table-cell>
          <table:table-cell table:formula="of:=&quot;g.addEdge(&quot; &amp; [.$D42] &amp; &quot;, &quot; &amp; VLOOKUP([.J160];[.$C$5:.$D$43];2) &amp; &quot;, new WeightCityLink(g, &quot; &amp; [.J161] &amp; &quot;) );&quot;" office:value-type="float" office:value="0">
            <text:p>#N/A</text:p>
          </table:table-cell>
          <table:table-cell table:formula="of:=&quot;g.addEdge(&quot; &amp; [.$D42] &amp; &quot;, &quot; &amp; VLOOKUP([.K160];[.$C$5:.$D$43];2) &amp; &quot;, new WeightCityLink(g, &quot; &amp; [.K161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formula="of:= [.D43] &amp; &quot; = &quot; &amp; &quot;new City(&quot; &amp; [.C43] &amp; &quot;);&quot;" office:value-type="string" office:string-value="c43 = new City(Vargem Grande Paulista);">
            <text:p>c43 = new City(Vargem Grande Paulista);</text:p>
          </table:table-cell>
          <table:table-cell table:style-name="ce2" table:formula="of:= &quot;g.addVertex(&quot; &amp; [.D43] &amp; &quot;);&quot;" office:value-type="string" office:string-value="g.addVertex(c43);">
            <text:p>g.addVertex(c43);</text:p>
          </table:table-cell>
          <table:table-cell table:style-name="Default" table:formula="of:=[.A163]" office:value-type="string" office:string-value="Vargem Grande Paulista">
            <text:p>Vargem Grande Paulista</text:p>
          </table:table-cell>
          <table:table-cell office:value-type="string">
            <text:p>c43</text:p>
          </table:table-cell>
          <table:table-cell table:formula="of:=&quot;g.addEdge(&quot; &amp; [.$D43] &amp; &quot;, &quot; &amp; VLOOKUP([.D163];[.$C$5:.$D$43];2) &amp; &quot;, new WeightCityLink(g, &quot; &amp; [.D164] &amp; &quot;) );&quot;" office:value-type="string" office:string-value="g.addEdge(c43, c21, new WeightCityLink(g, 17,5) );">
            <text:p>g.addEdge(c43, c21, new WeightCityLink(g, 17,5) );</text:p>
          </table:table-cell>
          <table:table-cell table:formula="of:=&quot;g.addEdge(&quot; &amp; [.$D43] &amp; &quot;, &quot; &amp; VLOOKUP([.E163];[.$C$5:.$D$43];2) &amp; &quot;, new WeightCityLink(g, &quot; &amp; [.E164] &amp; &quot;) );&quot;" office:value-type="string" office:string-value="g.addEdge(c43, c11, new WeightCityLink(g, 11,9) );">
            <text:p>g.addEdge(c43, c11, new WeightCityLink(g, 11,9) );</text:p>
          </table:table-cell>
          <table:table-cell table:formula="of:=&quot;g.addEdge(&quot; &amp; [.$D43] &amp; &quot;, &quot; &amp; VLOOKUP([.F163];[.$C$5:.$D$43];2) &amp; &quot;, new WeightCityLink(g, &quot; &amp; [.F164] &amp; &quot;) );&quot;" office:value-type="float" office:value="0">
            <text:p>#N/A</text:p>
          </table:table-cell>
          <table:table-cell table:formula="of:=&quot;g.addEdge(&quot; &amp; [.$D43] &amp; &quot;, &quot; &amp; VLOOKUP([.G163];[.$C$5:.$D$43];2) &amp; &quot;, new WeightCityLink(g, &quot; &amp; [.G164] &amp; &quot;) );&quot;" office:value-type="float" office:value="0">
            <text:p>#N/A</text:p>
          </table:table-cell>
          <table:table-cell table:formula="of:=&quot;g.addEdge(&quot; &amp; [.$D43] &amp; &quot;, &quot; &amp; VLOOKUP([.H163];[.$C$5:.$D$43];2) &amp; &quot;, new WeightCityLink(g, &quot; &amp; [.H164] &amp; &quot;) );&quot;" office:value-type="float" office:value="0">
            <text:p>#N/A</text:p>
          </table:table-cell>
          <table:table-cell table:formula="of:=&quot;g.addEdge(&quot; &amp; [.$D43] &amp; &quot;, &quot; &amp; VLOOKUP([.I163];[.$C$5:.$D$43];2) &amp; &quot;, new WeightCityLink(g, &quot; &amp; [.I164] &amp; &quot;) );&quot;" office:value-type="float" office:value="0">
            <text:p>#N/A</text:p>
          </table:table-cell>
          <table:table-cell table:formula="of:=&quot;g.addEdge(&quot; &amp; [.$D43] &amp; &quot;, &quot; &amp; VLOOKUP([.J163];[.$C$5:.$D$43];2) &amp; &quot;, new WeightCityLink(g, &quot; &amp; [.J164] &amp; &quot;) );&quot;" office:value-type="float" office:value="0">
            <text:p>#N/A</text:p>
          </table:table-cell>
          <table:table-cell table:formula="of:=&quot;g.addEdge(&quot; &amp; [.$D43] &amp; &quot;, &quot; &amp; VLOOKUP([.K163];[.$C$5:.$D$43];2) &amp; &quot;, new WeightCityLink(g, &quot; &amp; [.K164] &amp; &quot;) );&quot;" office:value-type="float" office:value="0">
            <text:p>#N/A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formula="of:=[.A166]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Default" table:number-columns-repeated="3"/>
          <table:table-cell table:number-columns-repeated="20"/>
        </table:table-row>
        <table:table-row table:style-name="ro1">
          <table:table-cell table:style-name="Default" table:number-columns-repeated="3"/>
          <table:table-cell table:style-name="ce3"/>
          <table:table-cell table:number-columns-repeated="19"/>
        </table:table-row>
        <table:table-row table:style-name="ro1" table:number-rows-repeated="2"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>
            <text:p>Arujá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Guarulhos</text:p>
          </table:table-cell>
          <table:table-cell table:style-name="ce1" office:value-type="string">
            <text:p>Itaquaquecetuba</text:p>
          </table:table-cell>
          <table:table-cell table:style-name="ce1" office:value-type="string">
            <text:p>Mogi das Cruzes</text:p>
          </table:table-cell>
          <table:table-cell table:style-name="ce1" office:value-type="string">
            <text:p>Santa Isabel</text:p>
          </table:table-cell>
          <table:table-cell table:number-columns-repeated="4"/>
          <table:table-cell table:number-columns-repeated="12"/>
        </table:table-row>
        <table:table-row table:style-name="ro1">
          <table:table-cell table:style-name="Default" table:number-columns-repeated="2"/>
          <table:table-cell office:value-type="string">
            <text:p>Dist.</text:p>
          </table:table-cell>
          <table:table-cell table:style-name="ce4" office:value-type="float" office:value="26.8">
            <text:p>26,8</text:p>
          </table:table-cell>
          <table:table-cell table:style-name="ce4" office:value-type="float" office:value="12.5">
            <text:p>12,5</text:p>
          </table:table-cell>
          <table:table-cell table:style-name="ce4" office:value-type="float" office:value="23.5">
            <text:p>23,5</text:p>
          </table:table-cell>
          <table:table-cell table:style-name="ce4" office:value-type="float" office:value="17">
            <text:p>17,0</text:p>
          </table:table-cell>
          <table:table-cell table:number-columns-repeated="4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21"/>
        </table:table-row>
        <table:table-row table:style-name="ro1">
          <table:table-cell office:value-type="string">
            <text:p>Barueri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Carapicuíba</text:p>
          </table:table-cell>
          <table:table-cell table:style-name="ce1" office:value-type="string">
            <text:p>Osasco</text:p>
          </table:table-cell>
          <table:table-cell table:style-name="ce1" office:value-type="string">
            <text:p>Itapevi</text:p>
          </table:table-cell>
          <table:table-cell table:style-name="ce1" office:value-type="string">
            <text:p>Jandira</text:p>
          </table:table-cell>
          <table:table-cell table:style-name="ce1" office:value-type="string">
            <text:p>Santana de Parnaíba</text:p>
          </table:table-cell>
          <table:table-cell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5.1">
            <text:p>5,1</text:p>
          </table:table-cell>
          <table:table-cell office:value-type="float" office:value="11.5">
            <text:p>11,5</text:p>
          </table:table-cell>
          <table:table-cell office:value-type="float" office:value="12.8">
            <text:p>12,8</text:p>
          </table:table-cell>
          <table:table-cell office:value-type="float" office:value="5.5">
            <text:p>5,5</text:p>
          </table:table-cell>
          <table:table-cell office:value-type="float" office:value="12.6">
            <text:p>12,6</text:p>
          </table:table-cell>
          <table:table-cell table:number-columns-repeated="3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Biritiba Mirim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Mogi das Cruzes</text:p>
          </table:table-cell>
          <table:table-cell table:style-name="ce1" office:value-type="string">
            <text:p>Guararema</text:p>
          </table:table-cell>
          <table:table-cell table:style-name="ce1" office:value-type="string">
            <text:p>Salesópolis</text:p>
          </table:table-cell>
          <table:table-cell table:number-columns-repeated="5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19.9">
            <text:p>19,9</text:p>
          </table:table-cell>
          <table:table-cell office:value-type="float" office:value="43.5">
            <text:p>43,5</text:p>
          </table:table-cell>
          <table:table-cell office:value-type="float" office:value="23.6">
            <text:p>23,6</text:p>
          </table:table-cell>
          <table:table-cell table:number-columns-repeated="5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aieiras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Cajamar</text:p>
          </table:table-cell>
          <table:table-cell table:style-name="ce1" office:value-type="string">
            <text:p>Franco da Rocha</text:p>
          </table:table-cell>
          <table:table-cell table:style-name="ce1" office:value-type="string">
            <text:p>Mairiporã</text:p>
          </table:table-cell>
          <table:table-cell table:style-name="ce1" office:value-type="string">
            <text:p>São Paulo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28.6">
            <text:p>28,6</text:p>
          </table:table-cell>
          <table:table-cell table:style-name="ce4" office:value-type="float" office:value="7">
            <text:p>7,0</text:p>
          </table:table-cell>
          <table:table-cell office:value-type="float" office:value="22.4">
            <text:p>22,4</text:p>
          </table:table-cell>
          <table:table-cell office:value-type="float" office:value="37.8">
            <text:p>37,8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Cajamar">Cajamar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Pirapora do Bom Jesus</text:p>
          </table:table-cell>
          <table:table-cell table:style-name="ce1" office:value-type="string">
            <text:p>Santana de Parnaíba</text:p>
          </table:table-cell>
          <table:table-cell table:style-name="ce1" office:value-type="string">
            <text:p>Caieiras</text:p>
          </table:table-cell>
          <table:table-cell table:style-name="ce1" office:value-type="string">
            <text:p>Franco da Rocha</text:p>
          </table:table-cell>
          <table:table-cell table:style-name="ce1" office:value-type="string">
            <text:p>São Paulo</text:p>
          </table:table-cell>
          <table:table-cell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30.6">
            <text:p>30,6</text:p>
          </table:table-cell>
          <table:table-cell office:value-type="float" office:value="17.1">
            <text:p>17,1</text:p>
          </table:table-cell>
          <table:table-cell office:value-type="float" office:value="28.6">
            <text:p>28,6</text:p>
          </table:table-cell>
          <table:table-cell office:value-type="float" office:value="26.9">
            <text:p>26,9</text:p>
          </table:table-cell>
          <table:table-cell office:value-type="float" office:value="46.3">
            <text:p>46,3</text:p>
          </table:table-cell>
          <table:table-cell table:number-columns-repeated="3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Carapicuíba">Carapicuíb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Barueri</text:p>
          </table:table-cell>
          <table:table-cell table:style-name="ce1" office:value-type="string">
            <text:p>Osasco</text:p>
          </table:table-cell>
          <table:table-cell table:style-name="ce1" office:value-type="string">
            <text:p>Jandira</text:p>
          </table:table-cell>
          <table:table-cell table:style-name="ce1" office:value-type="string">
            <text:p>Cotia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5.1">
            <text:p>5,1</text:p>
          </table:table-cell>
          <table:table-cell office:value-type="float" office:value="5.5">
            <text:p>5,5</text:p>
          </table:table-cell>
          <table:table-cell office:value-type="float" office:value="9.1">
            <text:p>9,1</text:p>
          </table:table-cell>
          <table:table-cell office:value-type="float" office:value="20.1">
            <text:p>20,1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Cotia_(São_Paulo)">Coti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Carapicuíba</text:p>
          </table:table-cell>
          <table:table-cell table:style-name="ce1" office:value-type="string">
            <text:p>Jandira</text:p>
          </table:table-cell>
          <table:table-cell table:style-name="ce1" office:value-type="string">
            <text:p>Itapevi</text:p>
          </table:table-cell>
          <table:table-cell table:style-name="ce1" office:value-type="string">
            <text:p>Vargem Grande Paulista</text:p>
          </table:table-cell>
          <table:table-cell table:style-name="ce1" office:value-type="string">
            <text:p>São Lourenço da Serra</text:p>
          </table:table-cell>
          <table:table-cell table:style-name="ce1" office:value-type="string">
            <text:p>Itapecerica da Serra</text:p>
          </table:table-cell>
          <table:table-cell table:style-name="ce1" office:value-type="string">
            <text:p>Embu das Artes</text:p>
          </table:table-cell>
          <table:table-cell table:style-name="ce1" office:value-type="string">
            <text:p>Taboão da Serra</text:p>
          </table:table-cell>
          <table:table-cell table:style-name="ce1" office:value-type="string">
            <text:p>Osasc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20.1">
            <text:p>20,1</text:p>
          </table:table-cell>
          <table:table-cell office:value-type="float" office:value="21.5">
            <text:p>21,5</text:p>
          </table:table-cell>
          <table:table-cell office:value-type="float" office:value="7.5">
            <text:p>7,5</text:p>
          </table:table-cell>
          <table:table-cell office:value-type="float" office:value="11.9">
            <text:p>11,9</text:p>
          </table:table-cell>
          <table:table-cell table:style-name="ce1" office:value-type="string">
            <text:p>passa por Itapecerica 46,8</text:p>
          </table:table-cell>
          <table:table-cell table:style-name="ce1" office:value-type="string">
            <text:p>passa por embu das artes 29,2</text:p>
          </table:table-cell>
          <table:table-cell table:style-name="ce1" office:value-type="float" office:value="14.1">
            <text:p>14,1</text:p>
          </table:table-cell>
          <table:table-cell table:style-name="ce6" office:value-type="float" office:value="24">
            <text:p>24,0</text:p>
          </table:table-cell>
          <table:table-cell table:style-name="ce1" office:value-type="float" office:value="26.9">
            <text:p>26,9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Diadema">Diadem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São Bernardo do Campo</text:p>
          </table:table-cell>
          <table:table-cell table:number-columns-repeated="6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19.2">
            <text:p>19,2</text:p>
          </table:table-cell>
          <table:table-cell office:value-type="float" office:value="7.9">
            <text:p>7,9</text:p>
          </table:table-cell>
          <table:table-cell table:number-columns-repeated="6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Embu_das_Artes">Embu das Artes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Cotia</text:p>
          </table:table-cell>
          <table:table-cell table:style-name="ce1" office:value-type="string">
            <text:p>Itapecerica da Serra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Taboão da Serra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table:style-name="ce1" office:value-type="float" office:value="14.1">
            <text:p>14,1</text:p>
          </table:table-cell>
          <table:table-cell office:value-type="float" office:value="8.7">
            <text:p>8,7</text:p>
          </table:table-cell>
          <table:table-cell office:value-type="float" office:value="37.7">
            <text:p>37,7</text:p>
          </table:table-cell>
          <table:table-cell office:value-type="float" office:value="16.1">
            <text:p>16,1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Embu-Guaçu">Embu-Guaçu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São Lourenço da Serra</text:p>
          </table:table-cell>
          <table:table-cell table:style-name="ce1" office:value-type="string">
            <text:p>Juquitiba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Itapecerica da Serra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19.8">
            <text:p>19,8</text:p>
          </table:table-cell>
          <table:table-cell office:value-type="float" office:value="38.7">
            <text:p>38,7</text:p>
          </table:table-cell>
          <table:table-cell office:value-type="float" office:value="49.4">
            <text:p>49,4</text:p>
          </table:table-cell>
          <table:table-cell office:value-type="float" office:value="17.3">
            <text:p>17,3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Ferraz_de_Vasconcelos">Ferraz de Vasconcelos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Mauá</text:p>
          </table:table-cell>
          <table:table-cell table:style-name="ce1" office:value-type="string">
            <text:p>Suzano</text:p>
          </table:table-cell>
          <table:table-cell table:style-name="ce1" office:value-type="string">
            <text:p>Poá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35.5">
            <text:p>35,5</text:p>
          </table:table-cell>
          <table:table-cell office:value-type="float" office:value="28.8">
            <text:p>28,8</text:p>
          </table:table-cell>
          <table:table-cell office:value-type="float" office:value="8.4">
            <text:p>8,4</text:p>
          </table:table-cell>
          <table:table-cell office:value-type="float" office:value="3.3">
            <text:p>3,3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Francisco_Morato">Francisco Morato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Franco da Rocha</text:p>
          </table:table-cell>
          <table:table-cell table:number-columns-repeated="7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6.6">
            <text:p>6,6</text:p>
          </table:table-cell>
          <table:table-cell table:number-columns-repeated="7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Franco_da_Rocha">Franco da Roch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Francisco Morato</text:p>
          </table:table-cell>
          <table:table-cell table:style-name="ce1" office:value-type="string">
            <text:p>Cajamar</text:p>
          </table:table-cell>
          <table:table-cell table:style-name="ce1" office:value-type="string">
            <text:p>Mairiporã</text:p>
          </table:table-cell>
          <table:table-cell table:style-name="ce1" office:value-type="string">
            <text:p>Caieiras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6.6">
            <text:p>6,6</text:p>
          </table:table-cell>
          <table:table-cell office:value-type="float" office:value="26.9">
            <text:p>26,9</text:p>
          </table:table-cell>
          <table:table-cell office:value-type="float" office:value="18.7">
            <text:p>18,7</text:p>
          </table:table-cell>
          <table:table-cell table:style-name="ce4" office:value-type="float" office:value="7">
            <text:p>7,0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Guararema">Guararem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Santa Isabel</text:p>
          </table:table-cell>
          <table:table-cell table:style-name="ce1" office:value-type="string">
            <text:p>Mogi das Cruzes</text:p>
          </table:table-cell>
          <table:table-cell table:style-name="ce1" office:value-type="string">
            <text:p>Biritiba Mirim</text:p>
          </table:table-cell>
          <table:table-cell table:style-name="ce1" office:value-type="string">
            <text:p>Salesópolis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32.4">
            <text:p>32,4</text:p>
          </table:table-cell>
          <table:table-cell office:value-type="float" office:value="24.4">
            <text:p>24,4</text:p>
          </table:table-cell>
          <table:table-cell office:value-type="float" office:value="43.5">
            <text:p>43,5</text:p>
          </table:table-cell>
          <table:table-cell office:value-type="float" office:value="34.8">
            <text:p>34,8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Guarulhos">Guarulhos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Mairiporã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Itaquaquecetuba</text:p>
          </table:table-cell>
          <table:table-cell table:style-name="ce1" office:value-type="string">
            <text:p>Arujá</text:p>
          </table:table-cell>
          <table:table-cell table:style-name="ce1" office:value-type="string">
            <text:p>Santa Isabel</text:p>
          </table:table-cell>
          <table:table-cell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table:style-name="ce4" office:value-type="float" office:value="26">
            <text:p>26,0</text:p>
          </table:table-cell>
          <table:table-cell office:value-type="float" office:value="21.2">
            <text:p>21,2</text:p>
          </table:table-cell>
          <table:table-cell office:value-type="float" office:value="29.2">
            <text:p>29,2</text:p>
          </table:table-cell>
          <table:table-cell table:style-name="ce4" office:value-type="float" office:value="26.8">
            <text:p>26,8</text:p>
          </table:table-cell>
          <table:table-cell office:value-type="float" office:value="42.4">
            <text:p>42,4</text:p>
          </table:table-cell>
          <table:table-cell table:number-columns-repeated="3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Itapecerica_da_Serra">Itapecerica da Serr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Embu das Artes</text:p>
          </table:table-cell>
          <table:table-cell table:style-name="ce1" office:value-type="string">
            <text:p>Cotia</text:p>
          </table:table-cell>
          <table:table-cell table:style-name="ce1" office:value-type="string">
            <text:p>São Lourenço da Serra</text:p>
          </table:table-cell>
          <table:table-cell table:style-name="ce1" office:value-type="string">
            <text:p>Embu-Guaçu</text:p>
          </table:table-cell>
          <table:table-cell table:style-name="ce1" office:value-type="string">
            <text:p>São Paulo</text:p>
          </table:table-cell>
          <table:table-cell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8.7">
            <text:p>8,7</text:p>
          </table:table-cell>
          <table:table-cell table:style-name="ce1" office:value-type="string">
            <text:p>passa por embu das artes 29,2</text:p>
          </table:table-cell>
          <table:table-cell office:value-type="float" office:value="22.4">
            <text:p>22,4</text:p>
          </table:table-cell>
          <table:table-cell office:value-type="float" office:value="17.3">
            <text:p>17,3</text:p>
          </table:table-cell>
          <table:table-cell office:value-type="float" office:value="36.5">
            <text:p>36,5</text:p>
          </table:table-cell>
          <table:table-cell table:number-columns-repeated="3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Itapevi">Itapevi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Barueri</text:p>
          </table:table-cell>
          <table:table-cell table:style-name="ce1" office:value-type="string">
            <text:p>Vargem Grande Paulista</text:p>
          </table:table-cell>
          <table:table-cell table:style-name="ce1" office:value-type="string">
            <text:p>Cotia</text:p>
          </table:table-cell>
          <table:table-cell table:style-name="ce1" office:value-type="string">
            <text:p>Jandira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12.8">
            <text:p>12,8</text:p>
          </table:table-cell>
          <table:table-cell office:value-type="float" office:value="17.5">
            <text:p>17,5</text:p>
          </table:table-cell>
          <table:table-cell office:value-type="float" office:value="7.5">
            <text:p>7,5</text:p>
          </table:table-cell>
          <table:table-cell office:value-type="float" office:value="5.7">
            <text:p>5,7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Itaquaquecetuba">Itaquaquecetub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Arujá</text:p>
          </table:table-cell>
          <table:table-cell table:style-name="ce1" office:value-type="string">
            <text:p>Guarulhos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Poá</text:p>
          </table:table-cell>
          <table:table-cell table:style-name="ce1" office:value-type="string">
            <text:p>Suzano</text:p>
          </table:table-cell>
          <table:table-cell table:style-name="ce1" office:value-type="string">
            <text:p>Mogi das Cruzes</text:p>
          </table:table-cell>
          <table:table-cell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table:style-name="ce4" office:value-type="float" office:value="12.5">
            <text:p>12,5</text:p>
          </table:table-cell>
          <table:table-cell office:value-type="float" office:value="29.2">
            <text:p>29,2</text:p>
          </table:table-cell>
          <table:table-cell office:value-type="float" office:value="40.2">
            <text:p>40,2</text:p>
          </table:table-cell>
          <table:table-cell office:value-type="float" office:value="6.2">
            <text:p>6,2</text:p>
          </table:table-cell>
          <table:table-cell office:value-type="float" office:value="8.6">
            <text:p>8,6</text:p>
          </table:table-cell>
          <table:table-cell office:value-type="float" office:value="20.7">
            <text:p>20,7</text:p>
          </table:table-cell>
          <table:table-cell table:number-columns-repeated="2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Jandira">Jandir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Barueri</text:p>
          </table:table-cell>
          <table:table-cell table:style-name="ce1" office:value-type="string">
            <text:p>Itapevi</text:p>
          </table:table-cell>
          <table:table-cell table:style-name="ce1" office:value-type="string">
            <text:p>Cotia</text:p>
          </table:table-cell>
          <table:table-cell table:style-name="ce1" office:value-type="string">
            <text:p>Carapicuiba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5.5">
            <text:p>5,5</text:p>
          </table:table-cell>
          <table:table-cell office:value-type="float" office:value="5.7">
            <text:p>5,7</text:p>
          </table:table-cell>
          <table:table-cell office:value-type="float" office:value="21.5">
            <text:p>21,5</text:p>
          </table:table-cell>
          <table:table-cell office:value-type="float" office:value="9.1">
            <text:p>9,1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Juquitiba">Juquitib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São Lourenço da Serra</text:p>
          </table:table-cell>
          <table:table-cell table:style-name="ce1" office:value-type="string">
            <text:p>Embu-Guaçu</text:p>
          </table:table-cell>
          <table:table-cell table:style-name="ce1" office:value-type="string">
            <text:p>São Paulo</text:p>
          </table:table-cell>
          <table:table-cell table:number-columns-repeated="5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18.8">
            <text:p>18,8</text:p>
          </table:table-cell>
          <table:table-cell office:value-type="float" office:value="38.7">
            <text:p>38,7</text:p>
          </table:table-cell>
          <table:table-cell table:style-name="ce1" office:value-type="string">
            <text:p>passa por São Lourenço 78,5</text:p>
          </table:table-cell>
          <table:table-cell table:number-columns-repeated="5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Mairiporã">Mairiporã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Franco da Rocha</text:p>
          </table:table-cell>
          <table:table-cell table:style-name="ce1" office:value-type="string">
            <text:p>Caieiras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Guarulhos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18.7">
            <text:p>18,7</text:p>
          </table:table-cell>
          <table:table-cell office:value-type="float" office:value="22.4">
            <text:p>22,4</text:p>
          </table:table-cell>
          <table:table-cell office:value-type="float" office:value="34.1">
            <text:p>34,1</text:p>
          </table:table-cell>
          <table:table-cell table:style-name="ce4" office:value-type="float" office:value="26">
            <text:p>26,0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Mauá">Mauá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Santo André</text:p>
          </table:table-cell>
          <table:table-cell table:style-name="ce1" office:value-type="string">
            <text:p>Ribeirão Pires</text:p>
          </table:table-cell>
          <table:table-cell table:style-name="ce1" office:value-type="string">
            <text:p>Ferraz de Vasconcelos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36.4">
            <text:p>36,4</text:p>
          </table:table-cell>
          <table:table-cell office:value-type="float" office:value="9.3">
            <text:p>9,3</text:p>
          </table:table-cell>
          <table:table-cell office:value-type="float" office:value="8.3">
            <text:p>8,3</text:p>
          </table:table-cell>
          <table:table-cell office:value-type="float" office:value="28.8">
            <text:p>28,8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Mogi_das_Cruzes">Mogi das Cruzes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Santa Isabel</text:p>
          </table:table-cell>
          <table:table-cell table:style-name="ce1" office:value-type="string">
            <text:p>Arujá</text:p>
          </table:table-cell>
          <table:table-cell table:style-name="ce1" office:value-type="string">
            <text:p>Itaquaquecetuba</text:p>
          </table:table-cell>
          <table:table-cell table:style-name="ce1" office:value-type="string">
            <text:p>Suzano</text:p>
          </table:table-cell>
          <table:table-cell table:style-name="ce1" office:value-type="string">
            <text:p>Santo André</text:p>
          </table:table-cell>
          <table:table-cell table:style-name="ce1" office:value-type="string">
            <text:p>Biritiba Mirim</text:p>
          </table:table-cell>
          <table:table-cell table:style-name="ce1" office:value-type="string">
            <text:p>Guararema</text:p>
          </table:table-cell>
          <table:table-cell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48.7">
            <text:p>48,7</text:p>
          </table:table-cell>
          <table:table-cell table:style-name="ce4" office:value-type="float" office:value="23.5">
            <text:p>23,5</text:p>
          </table:table-cell>
          <table:table-cell office:value-type="float" office:value="20.7">
            <text:p>20,7</text:p>
          </table:table-cell>
          <table:table-cell office:value-type="float" office:value="14.6">
            <text:p>14,6</text:p>
          </table:table-cell>
          <table:table-cell table:style-name="ce1" office:value-type="string">
            <text:p>passa por várias cidades 64,7</text:p>
          </table:table-cell>
          <table:table-cell office:value-type="float" office:value="19.9">
            <text:p>19,9</text:p>
          </table:table-cell>
          <table:table-cell office:value-type="float" office:value="24.4">
            <text:p>24,4</text:p>
          </table:table-cell>
          <table:table-cell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Osasco">Osasco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Barueri</text:p>
          </table:table-cell>
          <table:table-cell table:style-name="ce1" office:value-type="string">
            <text:p>Carapicuíba</text:p>
          </table:table-cell>
          <table:table-cell table:style-name="ce1" office:value-type="string">
            <text:p>Cotia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table:style-name="ce4" office:value-type="float" office:value="29">
            <text:p>29,0</text:p>
          </table:table-cell>
          <table:table-cell office:value-type="float" office:value="11.5">
            <text:p>11,5</text:p>
          </table:table-cell>
          <table:table-cell office:value-type="float" office:value="5.5">
            <text:p>5,5</text:p>
          </table:table-cell>
          <table:table-cell table:style-name="ce1" office:value-type="float" office:value="26.9">
            <text:p>26,9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Pirapora_do_Bom_Jesus">Pirapora do Bom Jesus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Cajamar</text:p>
          </table:table-cell>
          <table:table-cell table:style-name="ce1" office:value-type="string">
            <text:p>Santana de Parnaíba</text:p>
          </table:table-cell>
          <table:table-cell table:number-columns-repeated="6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30.6">
            <text:p>30,6</text:p>
          </table:table-cell>
          <table:table-cell office:value-type="float" office:value="14.6">
            <text:p>14,6</text:p>
          </table:table-cell>
          <table:table-cell table:number-columns-repeated="6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Poá">Poá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Itaquaquecetuba</text:p>
          </table:table-cell>
          <table:table-cell table:style-name="ce1" office:value-type="string">
            <text:p>Ferraz de Vasconcelos</text:p>
          </table:table-cell>
          <table:table-cell table:style-name="ce1" office:value-type="string">
            <text:p>Suzano</text:p>
          </table:table-cell>
          <table:table-cell table:number-columns-repeated="5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6.2">
            <text:p>6,2</text:p>
          </table:table-cell>
          <table:table-cell office:value-type="float" office:value="3.3">
            <text:p>3,3</text:p>
          </table:table-cell>
          <table:table-cell office:value-type="float" office:value="5.1">
            <text:p>5,1</text:p>
          </table:table-cell>
          <table:table-cell table:number-columns-repeated="5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Ribeirão_Pires">Ribeirão Pires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Mauá</text:p>
          </table:table-cell>
          <table:table-cell table:style-name="ce1" office:value-type="string">
            <text:p>Santo André</text:p>
          </table:table-cell>
          <table:table-cell table:style-name="ce1" office:value-type="string">
            <text:p>Rio Grande da Serra</text:p>
          </table:table-cell>
          <table:table-cell table:style-name="ce1" office:value-type="string">
            <text:p><text:span text:style-name="T1"><text:a xlink:href="http://pt.wikipedia.org/wiki/Suzano">Suzano</text:a></text:span>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8.3">
            <text:p>8,3</text:p>
          </table:table-cell>
          <table:table-cell table:style-name="ce1" office:value-type="string">
            <text:p>passa por Mauá 17,2</text:p>
          </table:table-cell>
          <table:table-cell office:value-type="float" office:value="5.5">
            <text:p>5,5</text:p>
          </table:table-cell>
          <table:table-cell table:style-name="ce4" office:value-type="float" office:value="28">
            <text:p>28,0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Rio_Grande_da_Serra">Rio Grande da Serr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Ribeirão Pires</text:p>
          </table:table-cell>
          <table:table-cell table:style-name="ce1" office:value-type="string">
            <text:p>Santo André</text:p>
          </table:table-cell>
          <table:table-cell table:style-name="ce1" office:value-type="string">
            <text:p>Suzano</text:p>
          </table:table-cell>
          <table:table-cell table:number-columns-repeated="5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5.5">
            <text:p>5,5</text:p>
          </table:table-cell>
          <table:table-cell table:style-name="ce1" office:value-type="string">
            <text:p>passa por Ribeirão Pires 20,8</text:p>
          </table:table-cell>
          <table:table-cell office:value-type="float" office:value="30.3">
            <text:p>30,3</text:p>
          </table:table-cell>
          <table:table-cell table:number-columns-repeated="5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Salesópolis">Salesópolis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Guararema</text:p>
          </table:table-cell>
          <table:table-cell table:style-name="ce1" office:value-type="string">
            <text:p>Biritiba Mirim</text:p>
          </table:table-cell>
          <table:table-cell table:number-columns-repeated="6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34.8">
            <text:p>34,8</text:p>
          </table:table-cell>
          <table:table-cell office:value-type="float" office:value="23.6">
            <text:p>23,6</text:p>
          </table:table-cell>
          <table:table-cell table:number-columns-repeated="6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Santa_Isabel_(São_Paulo)">Santa Isabel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Guarulhos</text:p>
          </table:table-cell>
          <table:table-cell table:style-name="ce1" office:value-type="string">
            <text:p>Arujá</text:p>
          </table:table-cell>
          <table:table-cell table:style-name="ce1" office:value-type="string">
            <text:p>Mogi das Cruzes</text:p>
          </table:table-cell>
          <table:table-cell table:style-name="ce1" office:value-type="string">
            <text:p>Guararema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42.4">
            <text:p>42,4</text:p>
          </table:table-cell>
          <table:table-cell table:style-name="ce4" office:value-type="float" office:value="17">
            <text:p>17,0</text:p>
          </table:table-cell>
          <table:table-cell office:value-type="float" office:value="48.7">
            <text:p>48,7</text:p>
          </table:table-cell>
          <table:table-cell office:value-type="float" office:value="32.4">
            <text:p>32,4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Santana_de_Parnaíba">Santana de Parnaíb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Cajamar</text:p>
          </table:table-cell>
          <table:table-cell table:style-name="ce1" office:value-type="string">
            <text:p>Pirapora do Bom Jesus</text:p>
          </table:table-cell>
          <table:table-cell table:style-name="ce1" office:value-type="string">
            <text:p>Barueri</text:p>
          </table:table-cell>
          <table:table-cell table:style-name="ce1" office:value-type="string">
            <text:p>São Paulo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17.1">
            <text:p>17,1</text:p>
          </table:table-cell>
          <table:table-cell office:value-type="float" office:value="14.6">
            <text:p>14,6</text:p>
          </table:table-cell>
          <table:table-cell office:value-type="float" office:value="12.6">
            <text:p>12,6</text:p>
          </table:table-cell>
          <table:table-cell table:style-name="ce1" office:value-type="string">
            <text:p>passa por Osasco 44,5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Santo_André_(São_Paulo)">Santo André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São Caetano do Sul</text:p>
          </table:table-cell>
          <table:table-cell table:style-name="ce1" office:value-type="string">
            <text:p>São Bernardo do Campo</text:p>
          </table:table-cell>
          <table:table-cell table:style-name="ce1" office:value-type="string">
            <text:p>Mogi das Cruzes</text:p>
          </table:table-cell>
          <table:table-cell table:style-name="ce1" office:value-type="string">
            <text:p>Suzano</text:p>
          </table:table-cell>
          <table:table-cell table:style-name="ce1" office:value-type="string">
            <text:p>Rio Grande da Serra</text:p>
          </table:table-cell>
          <table:table-cell table:style-name="ce1" office:value-type="string">
            <text:p>Ribeirão Pires</text:p>
          </table:table-cell>
          <table:table-cell table:style-name="ce1" office:value-type="string">
            <text:p>Mauá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23.3">
            <text:p>23,3</text:p>
          </table:table-cell>
          <table:table-cell office:value-type="float" office:value="6.7">
            <text:p>6,7</text:p>
          </table:table-cell>
          <table:table-cell office:value-type="float" office:value="6.9">
            <text:p>6,9</text:p>
          </table:table-cell>
          <table:table-cell table:style-name="ce1" office:value-type="string">
            <text:p>passa por várias cidades 64,7</text:p>
          </table:table-cell>
          <table:table-cell table:style-name="ce1" office:value-type="string">
            <text:p>passa por Mauá 33,8</text:p>
          </table:table-cell>
          <table:table-cell table:style-name="ce1" office:value-type="string">
            <text:p>passa por Ribeirão Pires 20,8</text:p>
          </table:table-cell>
          <table:table-cell table:style-name="ce1" office:value-type="string">
            <text:p>passa por Mauá 17,2</text:p>
          </table:table-cell>
          <table:table-cell office:value-type="float" office:value="9.3">
            <text:p>9,3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São_Bernardo_do_Campo">São Bernardo do Campo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São Caetano do Sul</text:p>
          </table:table-cell>
          <table:table-cell table:style-name="ce1" office:value-type="string">
            <text:p>Diadema</text:p>
          </table:table-cell>
          <table:table-cell table:style-name="ce1" office:value-type="string">
            <text:p>Santo André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25.2">
            <text:p>25,2</text:p>
          </table:table-cell>
          <table:table-cell office:value-type="float" office:value="9.8">
            <text:p>9,8</text:p>
          </table:table-cell>
          <table:table-cell office:value-type="float" office:value="7.9">
            <text:p>7,9</text:p>
          </table:table-cell>
          <table:table-cell office:value-type="float" office:value="6.9">
            <text:p>6,9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São_Caetano_do_Sul">São Caetano do Sul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Santo André</text:p>
          </table:table-cell>
          <table:table-cell table:style-name="ce1" office:value-type="string">
            <text:p>São Bernardo do Campo</text:p>
          </table:table-cell>
          <table:table-cell table:number-columns-repeated="5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13.5">
            <text:p>13,5</text:p>
          </table:table-cell>
          <table:table-cell office:value-type="float" office:value="6.7">
            <text:p>6,7</text:p>
          </table:table-cell>
          <table:table-cell office:value-type="float" office:value="9.8">
            <text:p>9,8</text:p>
          </table:table-cell>
          <table:table-cell table:number-columns-repeated="5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São_Lourenço_da_Serra">São Lourenço da Serr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Cotia</text:p>
          </table:table-cell>
          <table:table-cell table:style-name="ce1" office:value-type="string">
            <text:p>Juquitiba</text:p>
          </table:table-cell>
          <table:table-cell table:style-name="ce1" office:value-type="string">
            <text:p>Embu-Guaçu</text:p>
          </table:table-cell>
          <table:table-cell table:style-name="ce1" office:value-type="string">
            <text:p>Itapecerica da Serra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table:style-name="ce1" office:value-type="string">
            <text:p>passa por Itapecerica 46,8</text:p>
          </table:table-cell>
          <table:table-cell office:value-type="float" office:value="18.8">
            <text:p>18,8</text:p>
          </table:table-cell>
          <table:table-cell office:value-type="float" office:value="20.7">
            <text:p>20,7</text:p>
          </table:table-cell>
          <table:table-cell office:value-type="float" office:value="22.4">
            <text:p>22,4</text:p>
          </table:table-cell>
          <table:table-cell table:number-columns-repeated="4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São_Paulo_(cidade)">São Paulo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Guarulhos</text:p>
          </table:table-cell>
          <table:table-cell table:style-name="ce1" office:value-type="string">
            <text:p>Mairiporã</text:p>
          </table:table-cell>
          <table:table-cell table:style-name="ce1" office:value-type="string">
            <text:p>Caieiras</text:p>
          </table:table-cell>
          <table:table-cell table:style-name="ce1" office:value-type="string">
            <text:p>Cajamar</text:p>
          </table:table-cell>
          <table:table-cell table:style-name="ce1" office:value-type="string">
            <text:p>Santana de Parnaíba</text:p>
          </table:table-cell>
          <table:table-cell table:style-name="ce1" office:value-type="string">
            <text:p>Osasco</text:p>
          </table:table-cell>
          <table:table-cell table:style-name="ce1" office:value-type="string">
            <text:p>Taboão da Serra</text:p>
          </table:table-cell>
          <table:table-cell table:style-name="ce1" office:value-type="string">
            <text:p>Embu das Artes</text:p>
          </table:table-cell>
          <table:table-cell table:style-name="ce1" office:value-type="string">
            <text:p>Itapecerica da Serra</text:p>
          </table:table-cell>
          <table:table-cell table:style-name="ce1" office:value-type="string">
            <text:p>Embu-Guaçu</text:p>
          </table:table-cell>
          <table:table-cell table:style-name="ce1" office:value-type="string">
            <text:p>Juquitiba</text:p>
          </table:table-cell>
          <table:table-cell table:style-name="ce1" office:value-type="string">
            <text:p>São Bernardo do Campo</text:p>
          </table:table-cell>
          <table:table-cell table:style-name="ce1" office:value-type="string">
            <text:p>Diadema</text:p>
          </table:table-cell>
          <table:table-cell table:style-name="ce1" office:value-type="string">
            <text:p>São Caetano do Sul</text:p>
          </table:table-cell>
          <table:table-cell table:style-name="ce1" office:value-type="string">
            <text:p>Santo André</text:p>
          </table:table-cell>
          <table:table-cell table:style-name="ce1" office:value-type="string">
            <text:p>Mauá</text:p>
          </table:table-cell>
          <table:table-cell table:style-name="ce1" office:value-type="string">
            <text:p>Ferraz de Vasconcelos</text:p>
          </table:table-cell>
          <table:table-cell table:style-name="ce1" office:value-type="string">
            <text:p>Itaquaquecetuba</text:p>
          </table:table-cell>
          <table:table-cell/>
          <table:table-cell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21.2">
            <text:p>21,2</text:p>
          </table:table-cell>
          <table:table-cell office:value-type="float" office:value="34.1">
            <text:p>34,1</text:p>
          </table:table-cell>
          <table:table-cell office:value-type="float" office:value="37.8">
            <text:p>37,8</text:p>
          </table:table-cell>
          <table:table-cell office:value-type="float" office:value="46.3">
            <text:p>46,3</text:p>
          </table:table-cell>
          <table:table-cell table:style-name="ce1" office:value-type="string">
            <text:p>passa por Osasco 44,5</text:p>
          </table:table-cell>
          <table:table-cell table:style-name="ce4" office:value-type="float" office:value="29">
            <text:p>29,0</text:p>
          </table:table-cell>
          <table:table-cell table:style-name="ce1" office:value-type="float" office:value="16.2">
            <text:p>16,2</text:p>
          </table:table-cell>
          <table:table-cell office:value-type="float" office:value="37.7">
            <text:p>37,7</text:p>
          </table:table-cell>
          <table:table-cell office:value-type="float" office:value="36.5">
            <text:p>36,5</text:p>
          </table:table-cell>
          <table:table-cell office:value-type="float" office:value="49.4">
            <text:p>49,4</text:p>
          </table:table-cell>
          <table:table-cell table:style-name="ce1" office:value-type="string">
            <text:p>passa por São Lourenço 78,5</text:p>
          </table:table-cell>
          <table:table-cell office:value-type="float" office:value="25.2">
            <text:p>25,2</text:p>
          </table:table-cell>
          <table:table-cell office:value-type="float" office:value="19.2">
            <text:p>19,2</text:p>
          </table:table-cell>
          <table:table-cell office:value-type="float" office:value="13.5">
            <text:p>13,5</text:p>
          </table:table-cell>
          <table:table-cell office:value-type="float" office:value="23.3">
            <text:p>23,3</text:p>
          </table:table-cell>
          <table:table-cell office:value-type="float" office:value="36.4">
            <text:p>36,4</text:p>
          </table:table-cell>
          <table:table-cell office:value-type="float" office:value="35.5">
            <text:p>35,5</text:p>
          </table:table-cell>
          <table:table-cell office:value-type="float" office:value="40.2">
            <text:p>40,2</text:p>
          </table:table-cell>
          <table:table-cell/>
          <table:table-cell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Suzano">Suzano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Itaquaquecetuba</text:p>
          </table:table-cell>
          <table:table-cell table:style-name="ce1" office:value-type="string">
            <text:p>Poá</text:p>
          </table:table-cell>
          <table:table-cell table:style-name="ce1" office:value-type="string">
            <text:p>Ferraz de Vasconcelos</text:p>
          </table:table-cell>
          <table:table-cell table:style-name="ce1" office:value-type="string">
            <text:p>Ribeirão Pires</text:p>
          </table:table-cell>
          <table:table-cell table:style-name="ce1" office:value-type="string">
            <text:p>Rio Grande da Serra</text:p>
          </table:table-cell>
          <table:table-cell table:style-name="ce1" office:value-type="string">
            <text:p>Mogi das Cruzes</text:p>
          </table:table-cell>
          <table:table-cell table:style-name="ce1" office:value-type="string">
            <text:p>Santo André</text:p>
          </table:table-cell>
          <table:table-cell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office:value-type="float" office:value="8.6">
            <text:p>8,6</text:p>
          </table:table-cell>
          <table:table-cell office:value-type="float" office:value="5.1">
            <text:p>5,1</text:p>
          </table:table-cell>
          <table:table-cell office:value-type="float" office:value="8.4">
            <text:p>8,4</text:p>
          </table:table-cell>
          <table:table-cell table:style-name="ce4" office:value-type="float" office:value="28">
            <text:p>28,0</text:p>
          </table:table-cell>
          <table:table-cell office:value-type="float" office:value="30.3">
            <text:p>30,3</text:p>
          </table:table-cell>
          <table:table-cell office:value-type="float" office:value="14.6">
            <text:p>14,6</text:p>
          </table:table-cell>
          <table:table-cell table:style-name="ce1" office:value-type="string">
            <text:p>passa por Mauá 33,8</text:p>
          </table:table-cell>
          <table:table-cell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Taboão_da_Serra">Taboão da Serr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Cotia</text:p>
          </table:table-cell>
          <table:table-cell table:style-name="ce1" office:value-type="string">
            <text:p>Embu das Artes</text:p>
          </table:table-cell>
          <table:table-cell table:number-columns-repeated="5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ist.</text:p>
          </table:table-cell>
          <table:table-cell table:style-name="ce1" office:value-type="float" office:value="16.2">
            <text:p>16,2</text:p>
          </table:table-cell>
          <table:table-cell table:style-name="ce6" office:value-type="float" office:value="24">
            <text:p>24,0</text:p>
          </table:table-cell>
          <table:table-cell office:value-type="float" office:value="16.1">
            <text:p>16,1</text:p>
          </table:table-cell>
          <table:table-cell table:number-columns-repeated="5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<text:span text:style-name="T1"><text:a xlink:href="http://pt.wikipedia.org/wiki/Vargem_Grande_Paulista">Vargem Grande Paulista</text:a></text:span></text:p>
          </table:table-cell>
          <table:table-cell/>
          <table:table-cell office:value-type="string">
            <text:p>Conecta</text:p>
          </table:table-cell>
          <table:table-cell table:style-name="ce1" office:value-type="string">
            <text:p>Itapevi</text:p>
          </table:table-cell>
          <table:table-cell table:style-name="ce1" office:value-type="string">
            <text:p>Cotia</text:p>
          </table:table-cell>
          <table:table-cell table:number-columns-repeated="6"/>
          <table:table-cell table:number-columns-repeated="12"/>
        </table:table-row>
        <table:table-row table:style-name="ro1">
          <table:table-cell table:style-name="Default"/>
          <table:table-cell/>
          <table:table-cell office:value-type="string">
            <text:p>Dist.</text:p>
          </table:table-cell>
          <table:table-cell office:value-type="float" office:value="17.5">
            <text:p>17,5</text:p>
          </table:table-cell>
          <table:table-cell office:value-type="float" office:value="11.9">
            <text:p>11,9</text:p>
          </table:table-cell>
          <table:table-cell table:number-columns-repeated="6"/>
          <table:table-cell table:number-columns-repeated="12"/>
        </table:table-row>
      </table:table>
      <table:table table:name="Planilha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number-columns-repeated="5" table:default-cell-style-name="Default"/>
        <table:table-column table:style-name="co28" table:default-cell-style-name="Default"/>
        <table:table-column table:style-name="co27" table:number-columns-repeated="2" table:default-cell-style-name="Default"/>
        <table:table-column table:style-name="co29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/>
          <table:table-cell office:value-type="string">
            <text:p>Cidade</text:p>
          </table:table-cell>
          <table:table-cell table:number-columns-repeated="22"/>
        </table:table-row>
        <table:table-row table:style-name="ro1">
          <table:table-cell/>
          <table:table-cell table:style-name="ce5" table:formula="of:=[.F14]&amp;&quot;,&quot;&amp;[.F15]&amp;&quot;,&quot;&amp;[.F16]&amp;&quot;,&quot;&amp;[.F17]&amp;&quot;,&quot;&amp;[.F18]&amp;&quot;,&quot;&amp;[.F19]&amp;&quot;,&quot;&amp;[.F20]&amp;&quot;,&quot;&amp;[.F21]&amp;&quot;,&quot;&amp;[.D26]" office:value-type="string" office:string-value="ct1,ct2,ct3,ct4,ct5,ct6,ct7,ct8,">
            <text:p>ct1,ct2,ct3,ct4,ct5,ct6,ct7,ct8,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office:value-type="string">
            <text:p>WeightCityDistantLink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Cidade que estou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style-name="ce2"/>
          <table:table-cell office:value-type="string">
            <text:p>cidade objetivo</text:p>
          </table:table-cell>
          <table:table-cell/>
          <table:table-cell table:formula="of:=[.E14]" office:value-type="string" office:string-value="Barueri">
            <text:p>Barueri</text:p>
          </table:table-cell>
          <table:table-cell table:formula="of:=[.E15]" office:value-type="string" office:string-value="Diadema">
            <text:p>Diadema</text:p>
          </table:table-cell>
          <table:table-cell table:formula="of:=[.E16]" office:value-type="string" office:string-value="Guarulhos">
            <text:p>Guarulhos</text:p>
          </table:table-cell>
          <table:table-cell table:formula="of:=[.E17]" office:value-type="string" office:string-value="Franco da Rocha">
            <text:p>Franco da Rocha</text:p>
          </table:table-cell>
          <table:table-cell table:formula="of:=[.E18]" office:value-type="string" office:string-value="Mauá">
            <text:p>Mauá</text:p>
          </table:table-cell>
          <table:table-cell table:formula="of:=[.E19]" office:value-type="string" office:string-value="Santo André">
            <text:p>Santo André</text:p>
          </table:table-cell>
          <table:table-cell table:formula="of:=[.E20]" office:value-type="string" office:string-value="São Paulo">
            <text:p>São Paulo</text:p>
          </table:table-cell>
          <table:table-cell table:formula="of:=[.E21]" office:value-type="string" office:string-value="Taboão da Serra">
            <text:p>Taboão da Serra</text:p>
          </table:table-cell>
          <table:table-cell table:number-columns-repeated="10"/>
        </table:table-row>
        <table:table-row table:style-name="ro1">
          <table:table-cell/>
          <table:table-cell table:formula="of:= [.F14] &amp; &quot; = &quot; &amp; &quot;new City(&quot; &amp; [.E14] &amp; &quot;);&quot;" office:value-type="string" office:string-value="ct1 = new City(Barueri);">
            <text:p>ct1 = new City(Barueri);</text:p>
          </table:table-cell>
          <table:table-cell table:style-name="ce2" table:formula="of:= &quot;g.addVertex(&quot; &amp; [.F14] &amp; &quot;);&quot;" office:value-type="string" office:string-value="g.addVertex(ct1);">
            <text:p>g.addVertex(ct1);</text:p>
          </table:table-cell>
          <table:table-cell/>
          <table:table-cell table:formula="of:=[Planilha1.C6]" office:value-type="string" office:string-value="Barueri">
            <text:p>Barueri</text:p>
          </table:table-cell>
          <table:table-cell office:value-type="string">
            <text:p>ct1</text:p>
          </table:table-cell>
          <table:table-cell table:style-name="ce7" office:value-type="float" office:value="0">
            <text:p>0</text:p>
          </table:table-cell>
          <table:table-cell table:formula="of:=[.G15]" office:value-type="float" office:value="41.7">
            <text:p>41,7</text:p>
          </table:table-cell>
          <table:table-cell table:formula="of:=[.G16]" office:value-type="float" office:value="43.2">
            <text:p>43,2</text:p>
          </table:table-cell>
          <table:table-cell table:formula="of:=[.G17]" office:value-type="float" office:value="41.3">
            <text:p>41,3</text:p>
          </table:table-cell>
          <table:table-cell table:formula="of:=[.G18]" office:value-type="float" office:value="59.7">
            <text:p>59,7</text:p>
          </table:table-cell>
          <table:table-cell table:formula="of:=[.G19]" office:value-type="float" office:value="51.1">
            <text:p>51,1</text:p>
          </table:table-cell>
          <table:table-cell table:formula="of:=[.G20]" office:value-type="float" office:value="37.7">
            <text:p>37,7</text:p>
          </table:table-cell>
          <table:table-cell table:formula="of:=[.G21]" office:value-type="float" office:value="28.8">
            <text:p>28,8</text:p>
          </table:table-cell>
          <table:table-cell/>
          <table:table-cell table:style-name="ce7" table:formula="of:=&quot;g.addEdge(&quot; &amp; [.$F14] &amp; &quot;, &quot; &amp; VLOOKUP([.G$13];[.$E$14:.$F$21];2) &amp; &quot;, new &quot; &amp; [.$P$10] &amp; &quot;(g, &quot; &amp; [.G14] &amp; &quot;) );&quot;" office:value-type="string" office:string-value="g.addEdge(ct1, ct1, new WeightCityDistantLink(g, 0) );">
            <text:p>g.addEdge(ct1, ct1, new WeightCityDistantLink(g, 0) );</text:p>
          </table:table-cell>
          <table:table-cell table:formula="of:=&quot;g.addEdge(&quot; &amp; [.$F14] &amp; &quot;, &quot; &amp; VLOOKUP([.H$13];[.$E$14:.$F$21];2) &amp; &quot;, new &quot; &amp; [.$P$10] &amp; &quot;(g, &quot; &amp; [.H14] &amp; &quot;) );&quot;" office:value-type="string" office:string-value="g.addEdge(ct1, ct2, new WeightCityDistantLink(g, 41,7) );">
            <text:p>g.addEdge(ct1, ct2, new WeightCityDistantLink(g, 41,7) );</text:p>
          </table:table-cell>
          <table:table-cell table:formula="of:=&quot;g.addEdge(&quot; &amp; [.$F14] &amp; &quot;, &quot; &amp; VLOOKUP([.I$13];[.$E$14:.$F$21];2) &amp; &quot;, new &quot; &amp; [.$P$10] &amp; &quot;(g, &quot; &amp; [.I14] &amp; &quot;) );&quot;" office:value-type="string" office:string-value="g.addEdge(ct1, ct4, new WeightCityDistantLink(g, 43,2) );">
            <text:p>g.addEdge(ct1, ct4, new WeightCityDistantLink(g, 43,2) );</text:p>
          </table:table-cell>
          <table:table-cell table:formula="of:=&quot;g.addEdge(&quot; &amp; [.$F14] &amp; &quot;, &quot; &amp; VLOOKUP([.J$13];[.$E$14:.$F$21];2) &amp; &quot;, new &quot; &amp; [.$P$10] &amp; &quot;(g, &quot; &amp; [.J14] &amp; &quot;) );&quot;" office:value-type="string" office:string-value="g.addEdge(ct1, ct4, new WeightCityDistantLink(g, 41,3) );">
            <text:p>g.addEdge(ct1, ct4, new WeightCityDistantLink(g, 41,3) );</text:p>
          </table:table-cell>
          <table:table-cell table:formula="of:=&quot;g.addEdge(&quot; &amp; [.$F14] &amp; &quot;, &quot; &amp; VLOOKUP([.K$13];[.$E$14:.$F$21];2) &amp; &quot;, new &quot; &amp; [.$P$10] &amp; &quot;(g, &quot; &amp; [.K14] &amp; &quot;) );&quot;" office:value-type="string" office:string-value="g.addEdge(ct1, ct5, new WeightCityDistantLink(g, 59,7) );">
            <text:p>g.addEdge(ct1, ct5, new WeightCityDistantLink(g, 59,7) );</text:p>
          </table:table-cell>
          <table:table-cell table:formula="of:=&quot;g.addEdge(&quot; &amp; [.$F14] &amp; &quot;, &quot; &amp; VLOOKUP([.L$13];[.$E$14:.$F$21];2) &amp; &quot;, new &quot; &amp; [.$P$10] &amp; &quot;(g, &quot; &amp; [.L14] &amp; &quot;) );&quot;" office:value-type="string" office:string-value="g.addEdge(ct1, ct6, new WeightCityDistantLink(g, 51,1) );">
            <text:p>g.addEdge(ct1, ct6, new WeightCityDistantLink(g, 51,1) );</text:p>
          </table:table-cell>
          <table:table-cell table:formula="of:=&quot;g.addEdge(&quot; &amp; [.$F14] &amp; &quot;, &quot; &amp; VLOOKUP([.M$13];[.$E$14:.$F$21];2) &amp; &quot;, new &quot; &amp; [.$P$10] &amp; &quot;(g, &quot; &amp; [.M14] &amp; &quot;) );&quot;" office:value-type="string" office:string-value="g.addEdge(ct1, ct7, new WeightCityDistantLink(g, 37,7) );">
            <text:p>g.addEdge(ct1, ct7, new WeightCityDistantLink(g, 37,7) );</text:p>
          </table:table-cell>
          <table:table-cell table:formula="of:=&quot;g.addEdge(&quot; &amp; [.$F14] &amp; &quot;, &quot; &amp; VLOOKUP([.N$13];[.$E$14:.$F$21];2) &amp; &quot;, new &quot; &amp; [.$P$10] &amp; &quot;(g, &quot; &amp; [.N14] &amp; &quot;) );&quot;" office:value-type="string" office:string-value="g.addEdge(ct1, ct8, new WeightCityDistantLink(g, 28,8) );">
            <text:p>g.addEdge(ct1, ct8, new WeightCityDistantLink(g, 28,8) );</text:p>
          </table:table-cell>
          <table:table-cell/>
        </table:table-row>
        <table:table-row table:style-name="ro1">
          <table:table-cell/>
          <table:table-cell table:formula="of:= [.F15] &amp; &quot; = &quot; &amp; &quot;new City(&quot; &amp; [.E15] &amp; &quot;);&quot;" office:value-type="string" office:string-value="ct2 = new City(Diadema);">
            <text:p>ct2 = new City(Diadema);</text:p>
          </table:table-cell>
          <table:table-cell table:style-name="ce2" table:formula="of:= &quot;g.addVertex(&quot; &amp; [.F15] &amp; &quot;);&quot;" office:value-type="string" office:string-value="g.addVertex(ct2);">
            <text:p>g.addVertex(ct2);</text:p>
          </table:table-cell>
          <table:table-cell/>
          <table:table-cell table:formula="of:=[Planilha1.C12]" office:value-type="string" office:string-value="Diadema">
            <text:p>Diadema</text:p>
          </table:table-cell>
          <table:table-cell office:value-type="string">
            <text:p>ct2</text:p>
          </table:table-cell>
          <table:table-cell table:style-name="ce8" office:value-type="float" office:value="41.7">
            <text:p>41,7</text:p>
          </table:table-cell>
          <table:table-cell table:style-name="ce7" office:value-type="float" office:value="0">
            <text:p>0</text:p>
          </table:table-cell>
          <table:table-cell table:formula="of:=[.H16]" office:value-type="float" office:value="38.8">
            <text:p>38,8</text:p>
          </table:table-cell>
          <table:table-cell table:formula="of:=[.H17]" office:value-type="float" office:value="61.8">
            <text:p>61,8</text:p>
          </table:table-cell>
          <table:table-cell table:formula="of:=[.H18]" office:value-type="float" office:value="32.5">
            <text:p>32,5</text:p>
          </table:table-cell>
          <table:table-cell table:formula="of:=[.H19]" office:value-type="float" office:value="12.3">
            <text:p>12,3</text:p>
          </table:table-cell>
          <table:table-cell table:formula="of:=[.H20]" office:value-type="float" office:value="22.1">
            <text:p>22,1</text:p>
          </table:table-cell>
          <table:table-cell table:formula="of:=[.H21]" office:value-type="float" office:value="18.3">
            <text:p>18,3</text:p>
          </table:table-cell>
          <table:table-cell/>
          <table:table-cell table:style-name="ce8" table:formula="of:=&quot;g.addEdge(&quot; &amp; [.$F15] &amp; &quot;, &quot; &amp; VLOOKUP([.G$13];[.$E$14:.$F$21];2) &amp; &quot;, new &quot; &amp; [.$P$10] &amp; &quot;(g, &quot; &amp; [.G15] &amp; &quot;) );&quot;" office:value-type="string" office:string-value="g.addEdge(ct2, ct1, new WeightCityDistantLink(g, 41,7) );">
            <text:p>g.addEdge(ct2, ct1, new WeightCityDistantLink(g, 41,7) );</text:p>
          </table:table-cell>
          <table:table-cell table:style-name="ce7" table:formula="of:=&quot;g.addEdge(&quot; &amp; [.$F15] &amp; &quot;, &quot; &amp; VLOOKUP([.H$13];[.$E$14:.$F$21];2) &amp; &quot;, new &quot; &amp; [.$P$10] &amp; &quot;(g, &quot; &amp; [.H15] &amp; &quot;) );&quot;" office:value-type="string" office:string-value="g.addEdge(ct2, ct2, new WeightCityDistantLink(g, 0) );">
            <text:p>g.addEdge(ct2, ct2, new WeightCityDistantLink(g, 0) );</text:p>
          </table:table-cell>
          <table:table-cell table:formula="of:=&quot;g.addEdge(&quot; &amp; [.$F15] &amp; &quot;, &quot; &amp; VLOOKUP([.I$13];[.$E$14:.$F$21];2) &amp; &quot;, new &quot; &amp; [.$P$10] &amp; &quot;(g, &quot; &amp; [.I15] &amp; &quot;) );&quot;" office:value-type="string" office:string-value="g.addEdge(ct2, ct4, new WeightCityDistantLink(g, 38,8) );">
            <text:p>g.addEdge(ct2, ct4, new WeightCityDistantLink(g, 38,8) );</text:p>
          </table:table-cell>
          <table:table-cell table:formula="of:=&quot;g.addEdge(&quot; &amp; [.$F15] &amp; &quot;, &quot; &amp; VLOOKUP([.J$13];[.$E$14:.$F$21];2) &amp; &quot;, new &quot; &amp; [.$P$10] &amp; &quot;(g, &quot; &amp; [.J15] &amp; &quot;) );&quot;" office:value-type="string" office:string-value="g.addEdge(ct2, ct4, new WeightCityDistantLink(g, 61,8) );">
            <text:p>g.addEdge(ct2, ct4, new WeightCityDistantLink(g, 61,8) );</text:p>
          </table:table-cell>
          <table:table-cell table:formula="of:=&quot;g.addEdge(&quot; &amp; [.$F15] &amp; &quot;, &quot; &amp; VLOOKUP([.K$13];[.$E$14:.$F$21];2) &amp; &quot;, new &quot; &amp; [.$P$10] &amp; &quot;(g, &quot; &amp; [.K15] &amp; &quot;) );&quot;" office:value-type="string" office:string-value="g.addEdge(ct2, ct5, new WeightCityDistantLink(g, 32,5) );">
            <text:p>g.addEdge(ct2, ct5, new WeightCityDistantLink(g, 32,5) );</text:p>
          </table:table-cell>
          <table:table-cell table:formula="of:=&quot;g.addEdge(&quot; &amp; [.$F15] &amp; &quot;, &quot; &amp; VLOOKUP([.L$13];[.$E$14:.$F$21];2) &amp; &quot;, new &quot; &amp; [.$P$10] &amp; &quot;(g, &quot; &amp; [.L15] &amp; &quot;) );&quot;" office:value-type="string" office:string-value="g.addEdge(ct2, ct6, new WeightCityDistantLink(g, 12,3) );">
            <text:p>g.addEdge(ct2, ct6, new WeightCityDistantLink(g, 12,3) );</text:p>
          </table:table-cell>
          <table:table-cell table:formula="of:=&quot;g.addEdge(&quot; &amp; [.$F15] &amp; &quot;, &quot; &amp; VLOOKUP([.M$13];[.$E$14:.$F$21];2) &amp; &quot;, new &quot; &amp; [.$P$10] &amp; &quot;(g, &quot; &amp; [.M15] &amp; &quot;) );&quot;" office:value-type="string" office:string-value="g.addEdge(ct2, ct7, new WeightCityDistantLink(g, 22,1) );">
            <text:p>g.addEdge(ct2, ct7, new WeightCityDistantLink(g, 22,1) );</text:p>
          </table:table-cell>
          <table:table-cell table:formula="of:=&quot;g.addEdge(&quot; &amp; [.$F15] &amp; &quot;, &quot; &amp; VLOOKUP([.N$13];[.$E$14:.$F$21];2) &amp; &quot;, new &quot; &amp; [.$P$10] &amp; &quot;(g, &quot; &amp; [.N15] &amp; &quot;) );&quot;" office:value-type="string" office:string-value="g.addEdge(ct2, ct8, new WeightCityDistantLink(g, 18,3) );">
            <text:p>g.addEdge(ct2, ct8, new WeightCityDistantLink(g, 18,3) );</text:p>
          </table:table-cell>
          <table:table-cell/>
        </table:table-row>
        <table:table-row table:style-name="ro1">
          <table:table-cell/>
          <table:table-cell table:formula="of:= [.F16] &amp; &quot; = &quot; &amp; &quot;new City(&quot; &amp; [.E16] &amp; &quot;);&quot;" office:value-type="string" office:string-value="ct3 = new City(Guarulhos);">
            <text:p>ct3 = new City(Guarulhos);</text:p>
          </table:table-cell>
          <table:table-cell table:style-name="ce2" table:formula="of:= &quot;g.addVertex(&quot; &amp; [.F16] &amp; &quot;);&quot;" office:value-type="string" office:string-value="g.addVertex(ct3);">
            <text:p>g.addVertex(ct3);</text:p>
          </table:table-cell>
          <table:table-cell/>
          <table:table-cell table:formula="of:=[Planilha1.C19]" office:value-type="string" office:string-value="Guarulhos">
            <text:p>Guarulhos</text:p>
          </table:table-cell>
          <table:table-cell office:value-type="string">
            <text:p>ct3</text:p>
          </table:table-cell>
          <table:table-cell table:style-name="ce8" office:value-type="float" office:value="43.2">
            <text:p>43,2</text:p>
          </table:table-cell>
          <table:table-cell table:style-name="ce8" office:value-type="float" office:value="38.8">
            <text:p>38,8</text:p>
          </table:table-cell>
          <table:table-cell table:style-name="ce7" office:value-type="float" office:value="0">
            <text:p>0</text:p>
          </table:table-cell>
          <table:table-cell table:formula="of:=[.I17]" office:value-type="float" office:value="45.2">
            <text:p>45,2</text:p>
          </table:table-cell>
          <table:table-cell table:formula="of:=[.I18]" office:value-type="float" office:value="35">
            <text:p>35</text:p>
          </table:table-cell>
          <table:table-cell table:formula="of:=[.I19]" office:value-type="float" office:value="36">
            <text:p>36</text:p>
          </table:table-cell>
          <table:table-cell table:formula="of:=[.I20]" office:value-type="float" office:value="19.2">
            <text:p>19,2</text:p>
          </table:table-cell>
          <table:table-cell table:formula="of:=[.I21]" office:value-type="float" office:value="44.2">
            <text:p>44,2</text:p>
          </table:table-cell>
          <table:table-cell/>
          <table:table-cell table:style-name="ce8" table:formula="of:=&quot;g.addEdge(&quot; &amp; [.$F16] &amp; &quot;, &quot; &amp; VLOOKUP([.G$13];[.$E$14:.$F$21];2) &amp; &quot;, new &quot; &amp; [.$P$10] &amp; &quot;(g, &quot; &amp; [.G16] &amp; &quot;) );&quot;" office:value-type="string" office:string-value="g.addEdge(ct3, ct1, new WeightCityDistantLink(g, 43,2) );">
            <text:p>g.addEdge(ct3, ct1, new WeightCityDistantLink(g, 43,2) );</text:p>
          </table:table-cell>
          <table:table-cell table:style-name="ce8" table:formula="of:=&quot;g.addEdge(&quot; &amp; [.$F16] &amp; &quot;, &quot; &amp; VLOOKUP([.H$13];[.$E$14:.$F$21];2) &amp; &quot;, new &quot; &amp; [.$P$10] &amp; &quot;(g, &quot; &amp; [.H16] &amp; &quot;) );&quot;" office:value-type="string" office:string-value="g.addEdge(ct3, ct2, new WeightCityDistantLink(g, 38,8) );">
            <text:p>g.addEdge(ct3, ct2, new WeightCityDistantLink(g, 38,8) );</text:p>
          </table:table-cell>
          <table:table-cell table:style-name="ce7" table:formula="of:=&quot;g.addEdge(&quot; &amp; [.$F16] &amp; &quot;, &quot; &amp; VLOOKUP([.I$13];[.$E$14:.$F$21];2) &amp; &quot;, new &quot; &amp; [.$P$10] &amp; &quot;(g, &quot; &amp; [.I16] &amp; &quot;) );&quot;" office:value-type="string" office:string-value="g.addEdge(ct3, ct4, new WeightCityDistantLink(g, 0) );">
            <text:p>g.addEdge(ct3, ct4, new WeightCityDistantLink(g, 0) );</text:p>
          </table:table-cell>
          <table:table-cell table:formula="of:=&quot;g.addEdge(&quot; &amp; [.$F16] &amp; &quot;, &quot; &amp; VLOOKUP([.J$13];[.$E$14:.$F$21];2) &amp; &quot;, new &quot; &amp; [.$P$10] &amp; &quot;(g, &quot; &amp; [.J16] &amp; &quot;) );&quot;" office:value-type="string" office:string-value="g.addEdge(ct3, ct4, new WeightCityDistantLink(g, 45,2) );">
            <text:p>g.addEdge(ct3, ct4, new WeightCityDistantLink(g, 45,2) );</text:p>
          </table:table-cell>
          <table:table-cell table:formula="of:=&quot;g.addEdge(&quot; &amp; [.$F16] &amp; &quot;, &quot; &amp; VLOOKUP([.K$13];[.$E$14:.$F$21];2) &amp; &quot;, new &quot; &amp; [.$P$10] &amp; &quot;(g, &quot; &amp; [.K16] &amp; &quot;) );&quot;" office:value-type="string" office:string-value="g.addEdge(ct3, ct5, new WeightCityDistantLink(g, 35) );">
            <text:p>g.addEdge(ct3, ct5, new WeightCityDistantLink(g, 35) );</text:p>
          </table:table-cell>
          <table:table-cell table:formula="of:=&quot;g.addEdge(&quot; &amp; [.$F16] &amp; &quot;, &quot; &amp; VLOOKUP([.L$13];[.$E$14:.$F$21];2) &amp; &quot;, new &quot; &amp; [.$P$10] &amp; &quot;(g, &quot; &amp; [.L16] &amp; &quot;) );&quot;" office:value-type="string" office:string-value="g.addEdge(ct3, ct6, new WeightCityDistantLink(g, 36) );">
            <text:p>g.addEdge(ct3, ct6, new WeightCityDistantLink(g, 36) );</text:p>
          </table:table-cell>
          <table:table-cell table:formula="of:=&quot;g.addEdge(&quot; &amp; [.$F16] &amp; &quot;, &quot; &amp; VLOOKUP([.M$13];[.$E$14:.$F$21];2) &amp; &quot;, new &quot; &amp; [.$P$10] &amp; &quot;(g, &quot; &amp; [.M16] &amp; &quot;) );&quot;" office:value-type="string" office:string-value="g.addEdge(ct3, ct7, new WeightCityDistantLink(g, 19,2) );">
            <text:p>g.addEdge(ct3, ct7, new WeightCityDistantLink(g, 19,2) );</text:p>
          </table:table-cell>
          <table:table-cell table:formula="of:=&quot;g.addEdge(&quot; &amp; [.$F16] &amp; &quot;, &quot; &amp; VLOOKUP([.N$13];[.$E$14:.$F$21];2) &amp; &quot;, new &quot; &amp; [.$P$10] &amp; &quot;(g, &quot; &amp; [.N16] &amp; &quot;) );&quot;" office:value-type="string" office:string-value="g.addEdge(ct3, ct8, new WeightCityDistantLink(g, 44,2) );">
            <text:p>g.addEdge(ct3, ct8, new WeightCityDistantLink(g, 44,2) );</text:p>
          </table:table-cell>
          <table:table-cell/>
        </table:table-row>
        <table:table-row table:style-name="ro1">
          <table:table-cell/>
          <table:table-cell table:formula="of:= [.F17] &amp; &quot; = &quot; &amp; &quot;new City(&quot; &amp; [.E17] &amp; &quot;);&quot;" office:value-type="string" office:string-value="ct4 = new City(Franco da Rocha);">
            <text:p>ct4 = new City(Franco da Rocha);</text:p>
          </table:table-cell>
          <table:table-cell table:style-name="ce2" table:formula="of:= &quot;g.addVertex(&quot; &amp; [.F17] &amp; &quot;);&quot;" office:value-type="string" office:string-value="g.addVertex(ct4);">
            <text:p>g.addVertex(ct4);</text:p>
          </table:table-cell>
          <table:table-cell/>
          <table:table-cell table:formula="of:=[Planilha1.C17]" office:value-type="string" office:string-value="Franco da Rocha">
            <text:p>Franco da Rocha</text:p>
          </table:table-cell>
          <table:table-cell office:value-type="string">
            <text:p>ct4</text:p>
          </table:table-cell>
          <table:table-cell table:style-name="ce8" office:value-type="float" office:value="41.3">
            <text:p>41,3</text:p>
          </table:table-cell>
          <table:table-cell table:style-name="ce8" office:value-type="float" office:value="61.8">
            <text:p>61,8</text:p>
          </table:table-cell>
          <table:table-cell table:style-name="ce8" office:value-type="float" office:value="45.2">
            <text:p>45,2</text:p>
          </table:table-cell>
          <table:table-cell table:style-name="ce7" office:value-type="float" office:value="0">
            <text:p>0</text:p>
          </table:table-cell>
          <table:table-cell table:formula="of:=[.J18]" office:value-type="float" office:value="71.1">
            <text:p>71,1</text:p>
          </table:table-cell>
          <table:table-cell table:formula="of:=[.J19]" office:value-type="float" office:value="70.4">
            <text:p>70,4</text:p>
          </table:table-cell>
          <table:table-cell table:formula="of:=[.J20]" office:value-type="float" office:value="45.2">
            <text:p>45,2</text:p>
          </table:table-cell>
          <table:table-cell table:formula="of:=[.J21]" office:value-type="float" office:value="52.2">
            <text:p>52,2</text:p>
          </table:table-cell>
          <table:table-cell/>
          <table:table-cell table:style-name="ce8" table:formula="of:=&quot;g.addEdge(&quot; &amp; [.$F17] &amp; &quot;, &quot; &amp; VLOOKUP([.G$13];[.$E$14:.$F$21];2) &amp; &quot;, new &quot; &amp; [.$P$10] &amp; &quot;(g, &quot; &amp; [.G17] &amp; &quot;) );&quot;" office:value-type="string" office:string-value="g.addEdge(ct4, ct1, new WeightCityDistantLink(g, 41,3) );">
            <text:p>g.addEdge(ct4, ct1, new WeightCityDistantLink(g, 41,3) );</text:p>
          </table:table-cell>
          <table:table-cell table:style-name="ce8" table:formula="of:=&quot;g.addEdge(&quot; &amp; [.$F17] &amp; &quot;, &quot; &amp; VLOOKUP([.H$13];[.$E$14:.$F$21];2) &amp; &quot;, new &quot; &amp; [.$P$10] &amp; &quot;(g, &quot; &amp; [.H17] &amp; &quot;) );&quot;" office:value-type="string" office:string-value="g.addEdge(ct4, ct2, new WeightCityDistantLink(g, 61,8) );">
            <text:p>g.addEdge(ct4, ct2, new WeightCityDistantLink(g, 61,8) );</text:p>
          </table:table-cell>
          <table:table-cell table:style-name="ce8" table:formula="of:=&quot;g.addEdge(&quot; &amp; [.$F17] &amp; &quot;, &quot; &amp; VLOOKUP([.I$13];[.$E$14:.$F$21];2) &amp; &quot;, new &quot; &amp; [.$P$10] &amp; &quot;(g, &quot; &amp; [.I17] &amp; &quot;) );&quot;" office:value-type="string" office:string-value="g.addEdge(ct4, ct4, new WeightCityDistantLink(g, 45,2) );">
            <text:p>g.addEdge(ct4, ct4, new WeightCityDistantLink(g, 45,2) );</text:p>
          </table:table-cell>
          <table:table-cell table:style-name="ce7" table:formula="of:=&quot;g.addEdge(&quot; &amp; [.$F17] &amp; &quot;, &quot; &amp; VLOOKUP([.J$13];[.$E$14:.$F$21];2) &amp; &quot;, new &quot; &amp; [.$P$10] &amp; &quot;(g, &quot; &amp; [.J17] &amp; &quot;) );&quot;" office:value-type="string" office:string-value="g.addEdge(ct4, ct4, new WeightCityDistantLink(g, 0) );">
            <text:p>g.addEdge(ct4, ct4, new WeightCityDistantLink(g, 0) );</text:p>
          </table:table-cell>
          <table:table-cell table:formula="of:=&quot;g.addEdge(&quot; &amp; [.$F17] &amp; &quot;, &quot; &amp; VLOOKUP([.K$13];[.$E$14:.$F$21];2) &amp; &quot;, new &quot; &amp; [.$P$10] &amp; &quot;(g, &quot; &amp; [.K17] &amp; &quot;) );&quot;" office:value-type="string" office:string-value="g.addEdge(ct4, ct5, new WeightCityDistantLink(g, 71,1) );">
            <text:p>g.addEdge(ct4, ct5, new WeightCityDistantLink(g, 71,1) );</text:p>
          </table:table-cell>
          <table:table-cell table:formula="of:=&quot;g.addEdge(&quot; &amp; [.$F17] &amp; &quot;, &quot; &amp; VLOOKUP([.L$13];[.$E$14:.$F$21];2) &amp; &quot;, new &quot; &amp; [.$P$10] &amp; &quot;(g, &quot; &amp; [.L17] &amp; &quot;) );&quot;" office:value-type="string" office:string-value="g.addEdge(ct4, ct6, new WeightCityDistantLink(g, 70,4) );">
            <text:p>g.addEdge(ct4, ct6, new WeightCityDistantLink(g, 70,4) );</text:p>
          </table:table-cell>
          <table:table-cell table:formula="of:=&quot;g.addEdge(&quot; &amp; [.$F17] &amp; &quot;, &quot; &amp; VLOOKUP([.M$13];[.$E$14:.$F$21];2) &amp; &quot;, new &quot; &amp; [.$P$10] &amp; &quot;(g, &quot; &amp; [.M17] &amp; &quot;) );&quot;" office:value-type="string" office:string-value="g.addEdge(ct4, ct7, new WeightCityDistantLink(g, 45,2) );">
            <text:p>g.addEdge(ct4, ct7, new WeightCityDistantLink(g, 45,2) );</text:p>
          </table:table-cell>
          <table:table-cell table:formula="of:=&quot;g.addEdge(&quot; &amp; [.$F17] &amp; &quot;, &quot; &amp; VLOOKUP([.N$13];[.$E$14:.$F$21];2) &amp; &quot;, new &quot; &amp; [.$P$10] &amp; &quot;(g, &quot; &amp; [.N17] &amp; &quot;) );&quot;" office:value-type="string" office:string-value="g.addEdge(ct4, ct8, new WeightCityDistantLink(g, 52,2) );">
            <text:p>g.addEdge(ct4, ct8, new WeightCityDistantLink(g, 52,2) );</text:p>
          </table:table-cell>
          <table:table-cell/>
        </table:table-row>
        <table:table-row table:style-name="ro1">
          <table:table-cell/>
          <table:table-cell table:formula="of:= [.F18] &amp; &quot; = &quot; &amp; &quot;new City(&quot; &amp; [.E18] &amp; &quot;);&quot;" office:value-type="string" office:string-value="ct5 = new City(Mauá);">
            <text:p>ct5 = new City(Mauá);</text:p>
          </table:table-cell>
          <table:table-cell table:style-name="ce2" table:formula="of:= &quot;g.addVertex(&quot; &amp; [.F18] &amp; &quot;);&quot;" office:value-type="string" office:string-value="g.addVertex(ct5);">
            <text:p>g.addVertex(ct5);</text:p>
          </table:table-cell>
          <table:table-cell/>
          <table:table-cell table:formula="of:=[Planilha1.C26]" office:value-type="string" office:string-value="Mauá">
            <text:p>Mauá</text:p>
          </table:table-cell>
          <table:table-cell office:value-type="string">
            <text:p>ct5</text:p>
          </table:table-cell>
          <table:table-cell table:style-name="ce8" office:value-type="float" office:value="59.7">
            <text:p>59,7</text:p>
          </table:table-cell>
          <table:table-cell table:style-name="ce8" office:value-type="float" office:value="32.5">
            <text:p>32,5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71.1">
            <text:p>71,1</text:p>
          </table:table-cell>
          <table:table-cell table:style-name="ce7" office:value-type="float" office:value="0">
            <text:p>0</text:p>
          </table:table-cell>
          <table:table-cell table:formula="of:=[.K19]" office:value-type="float" office:value="9.3">
            <text:p>9,3</text:p>
          </table:table-cell>
          <table:table-cell table:formula="of:=[.K20]" office:value-type="float" office:value="28.7">
            <text:p>28,7</text:p>
          </table:table-cell>
          <table:table-cell table:formula="of:=[.K21]" office:value-type="float" office:value="44.9">
            <text:p>44,9</text:p>
          </table:table-cell>
          <table:table-cell/>
          <table:table-cell table:style-name="ce8" table:formula="of:=&quot;g.addEdge(&quot; &amp; [.$F18] &amp; &quot;, &quot; &amp; VLOOKUP([.G$13];[.$E$14:.$F$21];2) &amp; &quot;, new &quot; &amp; [.$P$10] &amp; &quot;(g, &quot; &amp; [.G18] &amp; &quot;) );&quot;" office:value-type="string" office:string-value="g.addEdge(ct5, ct1, new WeightCityDistantLink(g, 59,7) );">
            <text:p>g.addEdge(ct5, ct1, new WeightCityDistantLink(g, 59,7) );</text:p>
          </table:table-cell>
          <table:table-cell table:style-name="ce8" table:formula="of:=&quot;g.addEdge(&quot; &amp; [.$F18] &amp; &quot;, &quot; &amp; VLOOKUP([.H$13];[.$E$14:.$F$21];2) &amp; &quot;, new &quot; &amp; [.$P$10] &amp; &quot;(g, &quot; &amp; [.H18] &amp; &quot;) );&quot;" office:value-type="string" office:string-value="g.addEdge(ct5, ct2, new WeightCityDistantLink(g, 32,5) );">
            <text:p>g.addEdge(ct5, ct2, new WeightCityDistantLink(g, 32,5) );</text:p>
          </table:table-cell>
          <table:table-cell table:style-name="ce8" table:formula="of:=&quot;g.addEdge(&quot; &amp; [.$F18] &amp; &quot;, &quot; &amp; VLOOKUP([.I$13];[.$E$14:.$F$21];2) &amp; &quot;, new &quot; &amp; [.$P$10] &amp; &quot;(g, &quot; &amp; [.I18] &amp; &quot;) );&quot;" office:value-type="string" office:string-value="g.addEdge(ct5, ct4, new WeightCityDistantLink(g, 35) );">
            <text:p>g.addEdge(ct5, ct4, new WeightCityDistantLink(g, 35) );</text:p>
          </table:table-cell>
          <table:table-cell table:style-name="ce8" table:formula="of:=&quot;g.addEdge(&quot; &amp; [.$F18] &amp; &quot;, &quot; &amp; VLOOKUP([.J$13];[.$E$14:.$F$21];2) &amp; &quot;, new &quot; &amp; [.$P$10] &amp; &quot;(g, &quot; &amp; [.J18] &amp; &quot;) );&quot;" office:value-type="string" office:string-value="g.addEdge(ct5, ct4, new WeightCityDistantLink(g, 71,1) );">
            <text:p>g.addEdge(ct5, ct4, new WeightCityDistantLink(g, 71,1) );</text:p>
          </table:table-cell>
          <table:table-cell table:style-name="ce7" table:formula="of:=&quot;g.addEdge(&quot; &amp; [.$F18] &amp; &quot;, &quot; &amp; VLOOKUP([.K$13];[.$E$14:.$F$21];2) &amp; &quot;, new &quot; &amp; [.$P$10] &amp; &quot;(g, &quot; &amp; [.K18] &amp; &quot;) );&quot;" office:value-type="string" office:string-value="g.addEdge(ct5, ct5, new WeightCityDistantLink(g, 0) );">
            <text:p>g.addEdge(ct5, ct5, new WeightCityDistantLink(g, 0) );</text:p>
          </table:table-cell>
          <table:table-cell table:formula="of:=&quot;g.addEdge(&quot; &amp; [.$F18] &amp; &quot;, &quot; &amp; VLOOKUP([.L$13];[.$E$14:.$F$21];2) &amp; &quot;, new &quot; &amp; [.$P$10] &amp; &quot;(g, &quot; &amp; [.L18] &amp; &quot;) );&quot;" office:value-type="string" office:string-value="g.addEdge(ct5, ct6, new WeightCityDistantLink(g, 9,3) );">
            <text:p>g.addEdge(ct5, ct6, new WeightCityDistantLink(g, 9,3) );</text:p>
          </table:table-cell>
          <table:table-cell table:formula="of:=&quot;g.addEdge(&quot; &amp; [.$F18] &amp; &quot;, &quot; &amp; VLOOKUP([.M$13];[.$E$14:.$F$21];2) &amp; &quot;, new &quot; &amp; [.$P$10] &amp; &quot;(g, &quot; &amp; [.M18] &amp; &quot;) );&quot;" office:value-type="string" office:string-value="g.addEdge(ct5, ct7, new WeightCityDistantLink(g, 28,7) );">
            <text:p>g.addEdge(ct5, ct7, new WeightCityDistantLink(g, 28,7) );</text:p>
          </table:table-cell>
          <table:table-cell table:formula="of:=&quot;g.addEdge(&quot; &amp; [.$F18] &amp; &quot;, &quot; &amp; VLOOKUP([.N$13];[.$E$14:.$F$21];2) &amp; &quot;, new &quot; &amp; [.$P$10] &amp; &quot;(g, &quot; &amp; [.N18] &amp; &quot;) );&quot;" office:value-type="string" office:string-value="g.addEdge(ct5, ct8, new WeightCityDistantLink(g, 44,9) );">
            <text:p>g.addEdge(ct5, ct8, new WeightCityDistantLink(g, 44,9) );</text:p>
          </table:table-cell>
          <table:table-cell/>
        </table:table-row>
        <table:table-row table:style-name="ro1">
          <table:table-cell/>
          <table:table-cell table:formula="of:= [.F19] &amp; &quot; = &quot; &amp; &quot;new City(&quot; &amp; [.E19] &amp; &quot;);&quot;" office:value-type="string" office:string-value="ct6 = new City(Santo André);">
            <text:p>ct6 = new City(Santo André);</text:p>
          </table:table-cell>
          <table:table-cell table:style-name="ce2" table:formula="of:= &quot;g.addVertex(&quot; &amp; [.F19] &amp; &quot;);&quot;" office:value-type="string" office:string-value="g.addVertex(ct6);">
            <text:p>g.addVertex(ct6);</text:p>
          </table:table-cell>
          <table:table-cell/>
          <table:table-cell table:formula="of:=[Planilha1.C36]" office:value-type="string" office:string-value="Santo André">
            <text:p>Santo André</text:p>
          </table:table-cell>
          <table:table-cell office:value-type="string">
            <text:p>ct6</text:p>
          </table:table-cell>
          <table:table-cell table:style-name="ce8" office:value-type="float" office:value="51.1">
            <text:p>51,1</text:p>
          </table:table-cell>
          <table:table-cell table:style-name="ce8" office:value-type="float" office:value="12.3">
            <text:p>12,3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70.4">
            <text:p>70,4</text:p>
          </table:table-cell>
          <table:table-cell table:style-name="ce8" office:value-type="float" office:value="9.3">
            <text:p>9,3</text:p>
          </table:table-cell>
          <table:table-cell table:style-name="ce7" office:value-type="float" office:value="0">
            <text:p>0</text:p>
          </table:table-cell>
          <table:table-cell table:formula="of:=[.L20]" office:value-type="float" office:value="20.2">
            <text:p>20,2</text:p>
          </table:table-cell>
          <table:table-cell table:formula="of:=[.L21]" office:value-type="float" office:value="34.8">
            <text:p>34,8</text:p>
          </table:table-cell>
          <table:table-cell/>
          <table:table-cell table:style-name="ce8" table:formula="of:=&quot;g.addEdge(&quot; &amp; [.$F19] &amp; &quot;, &quot; &amp; VLOOKUP([.G$13];[.$E$14:.$F$21];2) &amp; &quot;, new &quot; &amp; [.$P$10] &amp; &quot;(g, &quot; &amp; [.G19] &amp; &quot;) );&quot;" office:value-type="string" office:string-value="g.addEdge(ct6, ct1, new WeightCityDistantLink(g, 51,1) );">
            <text:p>g.addEdge(ct6, ct1, new WeightCityDistantLink(g, 51,1) );</text:p>
          </table:table-cell>
          <table:table-cell table:style-name="ce8" table:formula="of:=&quot;g.addEdge(&quot; &amp; [.$F19] &amp; &quot;, &quot; &amp; VLOOKUP([.H$13];[.$E$14:.$F$21];2) &amp; &quot;, new &quot; &amp; [.$P$10] &amp; &quot;(g, &quot; &amp; [.H19] &amp; &quot;) );&quot;" office:value-type="string" office:string-value="g.addEdge(ct6, ct2, new WeightCityDistantLink(g, 12,3) );">
            <text:p>g.addEdge(ct6, ct2, new WeightCityDistantLink(g, 12,3) );</text:p>
          </table:table-cell>
          <table:table-cell table:style-name="ce8" table:formula="of:=&quot;g.addEdge(&quot; &amp; [.$F19] &amp; &quot;, &quot; &amp; VLOOKUP([.I$13];[.$E$14:.$F$21];2) &amp; &quot;, new &quot; &amp; [.$P$10] &amp; &quot;(g, &quot; &amp; [.I19] &amp; &quot;) );&quot;" office:value-type="string" office:string-value="g.addEdge(ct6, ct4, new WeightCityDistantLink(g, 36) );">
            <text:p>g.addEdge(ct6, ct4, new WeightCityDistantLink(g, 36) );</text:p>
          </table:table-cell>
          <table:table-cell table:style-name="ce8" table:formula="of:=&quot;g.addEdge(&quot; &amp; [.$F19] &amp; &quot;, &quot; &amp; VLOOKUP([.J$13];[.$E$14:.$F$21];2) &amp; &quot;, new &quot; &amp; [.$P$10] &amp; &quot;(g, &quot; &amp; [.J19] &amp; &quot;) );&quot;" office:value-type="string" office:string-value="g.addEdge(ct6, ct4, new WeightCityDistantLink(g, 70,4) );">
            <text:p>g.addEdge(ct6, ct4, new WeightCityDistantLink(g, 70,4) );</text:p>
          </table:table-cell>
          <table:table-cell table:style-name="ce8" table:formula="of:=&quot;g.addEdge(&quot; &amp; [.$F19] &amp; &quot;, &quot; &amp; VLOOKUP([.K$13];[.$E$14:.$F$21];2) &amp; &quot;, new &quot; &amp; [.$P$10] &amp; &quot;(g, &quot; &amp; [.K19] &amp; &quot;) );&quot;" office:value-type="string" office:string-value="g.addEdge(ct6, ct5, new WeightCityDistantLink(g, 9,3) );">
            <text:p>g.addEdge(ct6, ct5, new WeightCityDistantLink(g, 9,3) );</text:p>
          </table:table-cell>
          <table:table-cell table:style-name="ce7" table:formula="of:=&quot;g.addEdge(&quot; &amp; [.$F19] &amp; &quot;, &quot; &amp; VLOOKUP([.L$13];[.$E$14:.$F$21];2) &amp; &quot;, new &quot; &amp; [.$P$10] &amp; &quot;(g, &quot; &amp; [.L19] &amp; &quot;) );&quot;" office:value-type="string" office:string-value="g.addEdge(ct6, ct6, new WeightCityDistantLink(g, 0) );">
            <text:p>g.addEdge(ct6, ct6, new WeightCityDistantLink(g, 0) );</text:p>
          </table:table-cell>
          <table:table-cell table:formula="of:=&quot;g.addEdge(&quot; &amp; [.$F19] &amp; &quot;, &quot; &amp; VLOOKUP([.M$13];[.$E$14:.$F$21];2) &amp; &quot;, new &quot; &amp; [.$P$10] &amp; &quot;(g, &quot; &amp; [.M19] &amp; &quot;) );&quot;" office:value-type="string" office:string-value="g.addEdge(ct6, ct7, new WeightCityDistantLink(g, 20,2) );">
            <text:p>g.addEdge(ct6, ct7, new WeightCityDistantLink(g, 20,2) );</text:p>
          </table:table-cell>
          <table:table-cell table:formula="of:=&quot;g.addEdge(&quot; &amp; [.$F19] &amp; &quot;, &quot; &amp; VLOOKUP([.N$13];[.$E$14:.$F$21];2) &amp; &quot;, new &quot; &amp; [.$P$10] &amp; &quot;(g, &quot; &amp; [.N19] &amp; &quot;) );&quot;" office:value-type="string" office:string-value="g.addEdge(ct6, ct8, new WeightCityDistantLink(g, 34,8) );">
            <text:p>g.addEdge(ct6, ct8, new WeightCityDistantLink(g, 34,8) );</text:p>
          </table:table-cell>
          <table:table-cell/>
        </table:table-row>
        <table:table-row table:style-name="ro1">
          <table:table-cell/>
          <table:table-cell table:formula="of:= [.F20] &amp; &quot; = &quot; &amp; &quot;new City(&quot; &amp; [.E20] &amp; &quot;);&quot;" office:value-type="string" office:string-value="ct7 = new City(São Paulo);">
            <text:p>ct7 = new City(São Paulo);</text:p>
          </table:table-cell>
          <table:table-cell table:style-name="ce2" table:formula="of:= &quot;g.addVertex(&quot; &amp; [.F20] &amp; &quot;);&quot;" office:value-type="string" office:string-value="g.addVertex(ct7);">
            <text:p>g.addVertex(ct7);</text:p>
          </table:table-cell>
          <table:table-cell/>
          <table:table-cell table:formula="of:=[Planilha1.C40]" office:value-type="string" office:string-value="São Paulo">
            <text:p>São Paulo</text:p>
          </table:table-cell>
          <table:table-cell office:value-type="string">
            <text:p>ct7</text:p>
          </table:table-cell>
          <table:table-cell table:style-name="ce8" office:value-type="float" office:value="37.7">
            <text:p>37,7</text:p>
          </table:table-cell>
          <table:table-cell table:style-name="ce8" office:value-type="float" office:value="22.1">
            <text:p>22,1</text:p>
          </table:table-cell>
          <table:table-cell table:style-name="ce8" office:value-type="float" office:value="19.2">
            <text:p>19,2</text:p>
          </table:table-cell>
          <table:table-cell table:style-name="ce8" office:value-type="float" office:value="45.2">
            <text:p>45,2</text:p>
          </table:table-cell>
          <table:table-cell table:style-name="ce8" office:value-type="float" office:value="28.7">
            <text:p>28,7</text:p>
          </table:table-cell>
          <table:table-cell table:style-name="ce8" office:value-type="float" office:value="20.2">
            <text:p>20,2</text:p>
          </table:table-cell>
          <table:table-cell table:style-name="ce7" office:value-type="float" office:value="0">
            <text:p>0</text:p>
          </table:table-cell>
          <table:table-cell table:formula="of:=[.M21]" office:value-type="float" office:value="18.2">
            <text:p>18,2</text:p>
          </table:table-cell>
          <table:table-cell/>
          <table:table-cell table:style-name="ce8" table:formula="of:=&quot;g.addEdge(&quot; &amp; [.$F20] &amp; &quot;, &quot; &amp; VLOOKUP([.G$13];[.$E$14:.$F$21];2) &amp; &quot;, new &quot; &amp; [.$P$10] &amp; &quot;(g, &quot; &amp; [.G20] &amp; &quot;) );&quot;" office:value-type="string" office:string-value="g.addEdge(ct7, ct1, new WeightCityDistantLink(g, 37,7) );">
            <text:p>g.addEdge(ct7, ct1, new WeightCityDistantLink(g, 37,7) );</text:p>
          </table:table-cell>
          <table:table-cell table:style-name="ce8" table:formula="of:=&quot;g.addEdge(&quot; &amp; [.$F20] &amp; &quot;, &quot; &amp; VLOOKUP([.H$13];[.$E$14:.$F$21];2) &amp; &quot;, new &quot; &amp; [.$P$10] &amp; &quot;(g, &quot; &amp; [.H20] &amp; &quot;) );&quot;" office:value-type="string" office:string-value="g.addEdge(ct7, ct2, new WeightCityDistantLink(g, 22,1) );">
            <text:p>g.addEdge(ct7, ct2, new WeightCityDistantLink(g, 22,1) );</text:p>
          </table:table-cell>
          <table:table-cell table:style-name="ce8" table:formula="of:=&quot;g.addEdge(&quot; &amp; [.$F20] &amp; &quot;, &quot; &amp; VLOOKUP([.I$13];[.$E$14:.$F$21];2) &amp; &quot;, new &quot; &amp; [.$P$10] &amp; &quot;(g, &quot; &amp; [.I20] &amp; &quot;) );&quot;" office:value-type="string" office:string-value="g.addEdge(ct7, ct4, new WeightCityDistantLink(g, 19,2) );">
            <text:p>g.addEdge(ct7, ct4, new WeightCityDistantLink(g, 19,2) );</text:p>
          </table:table-cell>
          <table:table-cell table:style-name="ce8" table:formula="of:=&quot;g.addEdge(&quot; &amp; [.$F20] &amp; &quot;, &quot; &amp; VLOOKUP([.J$13];[.$E$14:.$F$21];2) &amp; &quot;, new &quot; &amp; [.$P$10] &amp; &quot;(g, &quot; &amp; [.J20] &amp; &quot;) );&quot;" office:value-type="string" office:string-value="g.addEdge(ct7, ct4, new WeightCityDistantLink(g, 45,2) );">
            <text:p>g.addEdge(ct7, ct4, new WeightCityDistantLink(g, 45,2) );</text:p>
          </table:table-cell>
          <table:table-cell table:style-name="ce8" table:formula="of:=&quot;g.addEdge(&quot; &amp; [.$F20] &amp; &quot;, &quot; &amp; VLOOKUP([.K$13];[.$E$14:.$F$21];2) &amp; &quot;, new &quot; &amp; [.$P$10] &amp; &quot;(g, &quot; &amp; [.K20] &amp; &quot;) );&quot;" office:value-type="string" office:string-value="g.addEdge(ct7, ct5, new WeightCityDistantLink(g, 28,7) );">
            <text:p>g.addEdge(ct7, ct5, new WeightCityDistantLink(g, 28,7) );</text:p>
          </table:table-cell>
          <table:table-cell table:style-name="ce8" table:formula="of:=&quot;g.addEdge(&quot; &amp; [.$F20] &amp; &quot;, &quot; &amp; VLOOKUP([.L$13];[.$E$14:.$F$21];2) &amp; &quot;, new &quot; &amp; [.$P$10] &amp; &quot;(g, &quot; &amp; [.L20] &amp; &quot;) );&quot;" office:value-type="string" office:string-value="g.addEdge(ct7, ct6, new WeightCityDistantLink(g, 20,2) );">
            <text:p>g.addEdge(ct7, ct6, new WeightCityDistantLink(g, 20,2) );</text:p>
          </table:table-cell>
          <table:table-cell table:style-name="ce7" table:formula="of:=&quot;g.addEdge(&quot; &amp; [.$F20] &amp; &quot;, &quot; &amp; VLOOKUP([.M$13];[.$E$14:.$F$21];2) &amp; &quot;, new &quot; &amp; [.$P$10] &amp; &quot;(g, &quot; &amp; [.M20] &amp; &quot;) );&quot;" office:value-type="string" office:string-value="g.addEdge(ct7, ct7, new WeightCityDistantLink(g, 0) );">
            <text:p>g.addEdge(ct7, ct7, new WeightCityDistantLink(g, 0) );</text:p>
          </table:table-cell>
          <table:table-cell table:formula="of:=&quot;g.addEdge(&quot; &amp; [.$F20] &amp; &quot;, &quot; &amp; VLOOKUP([.N$13];[.$E$14:.$F$21];2) &amp; &quot;, new &quot; &amp; [.$P$10] &amp; &quot;(g, &quot; &amp; [.N20] &amp; &quot;) );&quot;" office:value-type="string" office:string-value="g.addEdge(ct7, ct8, new WeightCityDistantLink(g, 18,2) );">
            <text:p>g.addEdge(ct7, ct8, new WeightCityDistantLink(g, 18,2) );</text:p>
          </table:table-cell>
          <table:table-cell/>
        </table:table-row>
        <table:table-row table:style-name="ro1">
          <table:table-cell/>
          <table:table-cell table:formula="of:= [.F21] &amp; &quot; = &quot; &amp; &quot;new City(&quot; &amp; [.E21] &amp; &quot;);&quot;" office:value-type="string" office:string-value="ct8 = new City(Taboão da Serra);">
            <text:p>ct8 = new City(Taboão da Serra);</text:p>
          </table:table-cell>
          <table:table-cell table:style-name="ce2" table:formula="of:= &quot;g.addVertex(&quot; &amp; [.F21] &amp; &quot;);&quot;" office:value-type="string" office:string-value="g.addVertex(ct8);">
            <text:p>g.addVertex(ct8);</text:p>
          </table:table-cell>
          <table:table-cell/>
          <table:table-cell table:formula="of:=[Planilha1.C42]" office:value-type="string" office:string-value="Taboão da Serra">
            <text:p>Taboão da Serra</text:p>
          </table:table-cell>
          <table:table-cell office:value-type="string">
            <text:p>ct8</text:p>
          </table:table-cell>
          <table:table-cell table:style-name="ce8" office:value-type="float" office:value="28.8">
            <text:p>28,8</text:p>
          </table:table-cell>
          <table:table-cell table:style-name="ce8" office:value-type="float" office:value="18.3">
            <text:p>18,3</text:p>
          </table:table-cell>
          <table:table-cell table:style-name="ce8" office:value-type="float" office:value="44.2">
            <text:p>44,2</text:p>
          </table:table-cell>
          <table:table-cell table:style-name="ce8" office:value-type="float" office:value="52.2">
            <text:p>52,2</text:p>
          </table:table-cell>
          <table:table-cell table:style-name="ce8" office:value-type="float" office:value="44.9">
            <text:p>44,9</text:p>
          </table:table-cell>
          <table:table-cell table:style-name="ce8" office:value-type="float" office:value="34.8">
            <text:p>34,8</text:p>
          </table:table-cell>
          <table:table-cell table:style-name="ce8" office:value-type="float" office:value="18.2">
            <text:p>18,2</text:p>
          </table:table-cell>
          <table:table-cell table:style-name="ce7" office:value-type="float" office:value="0">
            <text:p>0</text:p>
          </table:table-cell>
          <table:table-cell/>
          <table:table-cell table:style-name="ce8" table:formula="of:=&quot;g.addEdge(&quot; &amp; [.$F21] &amp; &quot;, &quot; &amp; VLOOKUP([.G$13];[.$E$14:.$F$21];2) &amp; &quot;, new &quot; &amp; [.$P$10] &amp; &quot;(g, &quot; &amp; [.G21] &amp; &quot;) );&quot;" office:value-type="string" office:string-value="g.addEdge(ct8, ct1, new WeightCityDistantLink(g, 28,8) );">
            <text:p>g.addEdge(ct8, ct1, new WeightCityDistantLink(g, 28,8) );</text:p>
          </table:table-cell>
          <table:table-cell table:style-name="ce8" table:formula="of:=&quot;g.addEdge(&quot; &amp; [.$F21] &amp; &quot;, &quot; &amp; VLOOKUP([.H$13];[.$E$14:.$F$21];2) &amp; &quot;, new &quot; &amp; [.$P$10] &amp; &quot;(g, &quot; &amp; [.H21] &amp; &quot;) );&quot;" office:value-type="string" office:string-value="g.addEdge(ct8, ct2, new WeightCityDistantLink(g, 18,3) );">
            <text:p>g.addEdge(ct8, ct2, new WeightCityDistantLink(g, 18,3) );</text:p>
          </table:table-cell>
          <table:table-cell table:style-name="ce8" table:formula="of:=&quot;g.addEdge(&quot; &amp; [.$F21] &amp; &quot;, &quot; &amp; VLOOKUP([.I$13];[.$E$14:.$F$21];2) &amp; &quot;, new &quot; &amp; [.$P$10] &amp; &quot;(g, &quot; &amp; [.I21] &amp; &quot;) );&quot;" office:value-type="string" office:string-value="g.addEdge(ct8, ct4, new WeightCityDistantLink(g, 44,2) );">
            <text:p>g.addEdge(ct8, ct4, new WeightCityDistantLink(g, 44,2) );</text:p>
          </table:table-cell>
          <table:table-cell table:style-name="ce8" table:formula="of:=&quot;g.addEdge(&quot; &amp; [.$F21] &amp; &quot;, &quot; &amp; VLOOKUP([.J$13];[.$E$14:.$F$21];2) &amp; &quot;, new &quot; &amp; [.$P$10] &amp; &quot;(g, &quot; &amp; [.J21] &amp; &quot;) );&quot;" office:value-type="string" office:string-value="g.addEdge(ct8, ct4, new WeightCityDistantLink(g, 52,2) );">
            <text:p>g.addEdge(ct8, ct4, new WeightCityDistantLink(g, 52,2) );</text:p>
          </table:table-cell>
          <table:table-cell table:style-name="ce8" table:formula="of:=&quot;g.addEdge(&quot; &amp; [.$F21] &amp; &quot;, &quot; &amp; VLOOKUP([.K$13];[.$E$14:.$F$21];2) &amp; &quot;, new &quot; &amp; [.$P$10] &amp; &quot;(g, &quot; &amp; [.K21] &amp; &quot;) );&quot;" office:value-type="string" office:string-value="g.addEdge(ct8, ct5, new WeightCityDistantLink(g, 44,9) );">
            <text:p>g.addEdge(ct8, ct5, new WeightCityDistantLink(g, 44,9) );</text:p>
          </table:table-cell>
          <table:table-cell table:style-name="ce8" table:formula="of:=&quot;g.addEdge(&quot; &amp; [.$F21] &amp; &quot;, &quot; &amp; VLOOKUP([.L$13];[.$E$14:.$F$21];2) &amp; &quot;, new &quot; &amp; [.$P$10] &amp; &quot;(g, &quot; &amp; [.L21] &amp; &quot;) );&quot;" office:value-type="string" office:string-value="g.addEdge(ct8, ct6, new WeightCityDistantLink(g, 34,8) );">
            <text:p>g.addEdge(ct8, ct6, new WeightCityDistantLink(g, 34,8) );</text:p>
          </table:table-cell>
          <table:table-cell table:style-name="ce8" table:formula="of:=&quot;g.addEdge(&quot; &amp; [.$F21] &amp; &quot;, &quot; &amp; VLOOKUP([.M$13];[.$E$14:.$F$21];2) &amp; &quot;, new &quot; &amp; [.$P$10] &amp; &quot;(g, &quot; &amp; [.M21] &amp; &quot;) );&quot;" office:value-type="string" office:string-value="g.addEdge(ct8, ct7, new WeightCityDistantLink(g, 18,2) );">
            <text:p>g.addEdge(ct8, ct7, new WeightCityDistantLink(g, 18,2) );</text:p>
          </table:table-cell>
          <table:table-cell table:style-name="ce7" table:formula="of:=&quot;g.addEdge(&quot; &amp; [.$F21] &amp; &quot;, &quot; &amp; VLOOKUP([.N$13];[.$E$14:.$F$21];2) &amp; &quot;, new &quot; &amp; [.$P$10] &amp; &quot;(g, &quot; &amp; [.N21] &amp; &quot;) );&quot;" office:value-type="string" office:string-value="g.addEdge(ct8, ct8, new WeightCityDistantLink(g, 0) );">
            <text:p>g.addEdge(ct8, ct8, new WeightCityDistantLink(g, 0) );</text:p>
          </table:table-cell>
          <table:table-cell/>
        </table:table-row>
      </table:table>
      <table:table table:name="Planilha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onsolas" svg:font-family="Consolas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(</number:text>
      <number:number number:decimal-places="0" number:min-integer-digits="1" number:grouping="true"/>
      <number:text>)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(</number:text>
      <number:number number:decimal-places="2" number:min-integer-digits="1" number:grouping="true"/>
      <number:text>)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5" number:min-integer-digits="1"/>
    </number:number-style>
    <number:number-style style:name="N152">
      <number:number number:decimal-places="4" number:min-integer-digits="1"/>
    </number:number-style>
    <number:number-style style:name="N153">
      <number:number number:decimal-places="3" number:min-integer-digits="1"/>
    </number:number-style>
    <number:number-style style:name="N155P0" style:volatile="true">
      <number:text>Sim</number:text>
    </number:number-style>
    <number:number-style style:name="N155P1" style:volatile="true">
      <number:text>Sim</number:text>
    </number:number-style>
    <number:number-style style:name="N155">
      <number:text>Nã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iro</number:text>
    </number:number-style>
    <number:number-style style:name="N157P1" style:volatile="true">
      <number:text>Verdadei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tivar</number:text>
    </number:number-style>
    <number:number-style style:name="N159P1" style:volatile="true">
      <number:text>Ativar</number:text>
    </number:number-style>
    <number:number-style style:name="N159">
      <number:text>Desativar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number-style style:name="N162">
      <number:number number:decimal-places="1" number:min-integer-digits="1"/>
    </number:number-style>
    <number:number-style style:name="N163">
      <number:number number:decimal-places="0" number:min-integer-digits="2" number:grouping="true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ff99"/>
      <style:text-properties style:use-window-font-color="true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22:08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2-10-16T13:22:16.47</meta:creation-date>
    <dc:date>2012-10-26T22:08:45.03</dc:date>
    <meta:editing-duration>PT02H31M32S</meta:editing-duration>
    <meta:editing-cycles>18</meta:editing-cycles>
    <meta:generator>BrOffice.org/3.1$Win32 OpenOffice.org_project/310m11$Build-9399</meta:generator>
    <meta:document-statistic meta:table-count="3" meta:cell-count="1421" meta:object-count="0"/>
  </office:meta>
</office:document-meta>
</file>